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2000000F0000035200000378E6483A1F.svm" manifest:media-type=""/>
  <manifest:file-entry manifest:full-path="Pictures/2000000F00000385000003780DECF608.svm" manifest:media-type=""/>
  <manifest:file-entry manifest:full-path="Pictures/2000000F000003AB00000378662F2AB5.svm" manifest:media-type=""/>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2" manifest:media-type=""/>
  <manifest:file-entry manifest:full-path="ObjectReplacements/Object 8" manifest:media-type=""/>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6"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adornments="Regular" style:font-charset="x-symbol"/>
    <style:font-face style:name="Cantarell1" svg:font-family="Cantarell" style:font-pitch="variable" style:font-charset="x-symbol"/>
    <style:font-face style:name="Dingbats" svg:font-family="Dingbats" style:font-pitch="variable" style:font-charset="x-symbol"/>
    <style:font-face style:name="Liberation Sans4" svg:font-family="'Liberation Sans'" style:font-pitch="variable" style:font-charset="x-symbol"/>
    <style:font-face style:name="Lohit Devanagari2" svg:font-family="'Lohit Devanagari'"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WenQuanYi Zen Hei2" svg:font-family="'WenQuanYi Zen Hei'" style:font-pitch="variable" style:font-charset="x-symbol"/>
    <style:font-face style:name="Liberation Sans3" svg:font-family="'Liberation Sans'" style:font-family-generic="roman" style:font-pitch="variable" style:font-charset="x-symbol"/>
    <style:font-face style:name="Lohit Devanagari1" svg:font-family="'Lohit Devanagari'" style:font-family-generic="system" style:font-pitch="variable" style:font-charset="x-symbol"/>
    <style:font-face style:name="WenQuanYi Zen Hei1" svg:font-family="'WenQuanYi Zen Hei'" style:font-family-generic="system" style:font-pitch="variable" style:font-charset="x-symbol"/>
    <style:font-face style:name="OpenSymbol2" svg:font-family="OpenSymbol"/>
    <style:font-face style:name="Liberation Serif1" svg:font-family="'Liberation Serif'" style:font-family-generic="roman"/>
    <style:font-face style:name="Bookman URW" svg:font-family="'Bookman URW'" style:font-pitch="variable"/>
    <style:font-face style:name="Cantarell" svg:font-family="Cantarell" style:font-pitch="variable"/>
    <style:font-face style:name="Liberation Sans1" svg:font-family="'Liberation Sans'" style:font-pitch="variable"/>
    <style:font-face style:name="Lohit Devanagari4" svg:font-family="'Lohit Devanagari'" style:font-pitch="variable"/>
    <style:font-face style:name="OpenSymbol1" svg:font-family="OpenSymbol" style:font-pitch="variable"/>
    <style:font-face style:name="WenQuanYi Zen Hei4" svg:font-family="'WenQuanYi Zen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3" svg:font-family="'Lohit Devanagari'" style:font-family-generic="roman" style:font-pitch="variable"/>
    <style:font-face style:name="Nimbus Sans L" svg:font-family="'Nimbus Sans L'" style:font-family-generic="roman" style:font-pitch="variable"/>
    <style:font-face style:name="WenQuanYi Zen Hei3" svg:font-family="'WenQuanYi Zen Hei'"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6.242cm" fo:min-width="6.343cm"/>
    </style:style>
    <style:style style:name="gr2" style:family="graphic" style:parent-style-name="standard">
      <style:graphic-properties draw:stroke="none" draw:fill-color="#ffffff" draw:textarea-horizontal-align="justify" draw:textarea-vertical-align="middle" draw:auto-grow-height="false" fo:min-height="2.299cm" fo:min-width="6.343cm"/>
    </style:style>
    <style:style style:name="gr3" style:family="graphic" style:parent-style-name="standard">
      <style:graphic-properties draw:stroke="none" draw:fill="solid" draw:fill-color="#996633" draw:opacity="75%" draw:textarea-horizontal-align="center" draw:textarea-vertical-align="middle" draw:shadow-opacity="75%"/>
    </style:style>
    <style:style style:name="gr4" style:family="graphic" style:parent-style-name="standard">
      <style:graphic-properties draw:fill="solid" draw:fill-color="#ffcc99"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solid" draw:fill-color="#ff6633" draw:textarea-horizontal-align="center" draw:textarea-vertical-align="middle"/>
    </style:style>
    <style:style style:name="gr7" style:family="graphic" style:parent-style-name="standard">
      <style:graphic-properties svg:stroke-color="#000000" draw:fill="solid" draw:fill-color="#cc6633" draw:opacity="50%" draw:textarea-horizontal-align="center" draw:textarea-vertical-align="middle" draw:shadow-opacity="50%"/>
    </style:style>
    <style:style style:name="gr8" style:family="graphic" style:parent-style-name="standard">
      <style:graphic-properties draw:fill="solid" draw:fill-color="#996633" draw:opacity="80%" draw:textarea-horizontal-align="center" draw:textarea-vertical-align="middle" draw:shadow-opacity="80%"/>
    </style:style>
    <style:style style:name="gr9" style:family="graphic" style:parent-style-name="standard">
      <style:graphic-properties draw:fill="solid" draw:fill-color="#ffcc99" draw:opacity="50%" draw:textarea-horizontal-align="center" draw:textarea-vertical-align="middle" draw:shadow-opacity="50%"/>
    </style:style>
    <style:style style:name="gr10" style:family="graphic" style:parent-style-name="standard">
      <style:graphic-properties draw:stroke="none" draw:fill-color="#ffffff" draw:textarea-horizontal-align="justify" draw:textarea-vertical-align="middle" draw:auto-grow-height="false" fo:min-height="6.859cm" fo:min-width="6.343cm"/>
    </style:style>
    <style:style style:name="gr11" style:family="graphic" style:parent-style-name="standard">
      <style:graphic-properties draw:stroke="none" draw:fill="none" fo:min-height="6.635cm"/>
    </style:style>
    <style:style style:name="gr12" style:family="graphic" style:parent-style-name="standard">
      <style:graphic-properties draw:stroke="none" svg:stroke-color="#000000" draw:fill="none" draw:fill-color="#ffffff" draw:textarea-horizontal-align="left" draw:auto-grow-height="true" draw:auto-grow-width="true" fo:min-height="2.321cm" fo:min-width="6.231cm"/>
    </style:style>
    <style:style style:name="gr13" style:family="graphic" style:parent-style-name="standard">
      <style:graphic-properties draw:stroke="none" draw:fill="none" draw:ole-draw-aspect="1" style:protect="size"/>
    </style:style>
    <style:style style:name="gr14" style:family="graphic" style:parent-style-name="standard">
      <style:graphic-properties draw:stroke="none" draw:fill="solid" draw:fill-color="#ffffff" draw:textarea-horizontal-align="center" draw:textarea-vertical-align="middle"/>
    </style:style>
    <style:style style:name="gr15" style:family="graphic" style:parent-style-name="standard">
      <style:graphic-properties svg:stroke-width="0.1cm" svg:stroke-color="#ffffff" draw:marker-start-width="0.35cm" draw:marker-end="Arrow" draw:marker-end-width="0.4cm" draw:fill="solid" draw:fill-color="#4c4c4c" draw:textarea-horizontal-align="center" draw:textarea-vertical-align="middle" fo:padding-top="0.175cm" fo:padding-bottom="0.175cm" fo:padding-left="0.3cm" fo:padding-right="0.3cm"/>
    </style:style>
    <style:style style:name="gr16" style:family="graphic" style:parent-style-name="standard">
      <style:graphic-properties draw:stroke="none" draw:fill="none" fo:min-height="1.009cm"/>
    </style:style>
    <style:style style:name="gr17" style:family="graphic" style:parent-style-name="standard">
      <style:graphic-properties draw:stroke="none" draw:fill="none" fo:min-height="1.008cm"/>
    </style:style>
    <style:style style:name="gr18" style:family="graphic" style:parent-style-name="standard">
      <style:graphic-properties draw:stroke="none" draw:fill="solid" draw:fill-color="#ffffff" fo:min-height="0.582cm"/>
    </style:style>
    <style:style style:name="gr19" style:family="graphic" style:parent-style-name="standard">
      <style:graphic-properties draw:stroke="none" draw:fill="solid" draw:fill-color="#ffffff" fo:min-height="1.188cm"/>
    </style:style>
    <style:style style:name="gr20" style:family="graphic" style:parent-style-name="standard">
      <style:graphic-properties draw:stroke="none" draw:fill="solid" draw:fill-color="#ffcc99" draw:opacity="50%" draw:textarea-horizontal-align="center" draw:textarea-vertical-align="middle" draw:shadow-opacity="50%"/>
    </style:style>
    <style:style style:name="gr21" style:family="graphic" style:parent-style-name="standard">
      <style:graphic-properties svg:stroke-width="0.05cm" svg:stroke-color="#ffffff" draw:marker-start-width="0.275cm" draw:marker-end="Arrow" draw:marker-end-width="0.13cm" draw:fill="solid" draw:fill-color="#4c4c4c" draw:textarea-horizontal-align="center" draw:textarea-vertical-align="middle" fo:padding-top="0.15cm" fo:padding-bottom="0.15cm" fo:padding-left="0.275cm" fo:padding-right="0.275cm"/>
    </style:style>
    <style:style style:name="gr22" style:family="graphic" style:parent-style-name="standard">
      <style:graphic-properties draw:stroke="none" draw:fill="solid" draw:fill-color="#ffffff" fo:min-height="0.407cm"/>
    </style:style>
    <style:style style:name="gr23" style:family="graphic" style:parent-style-name="standard">
      <style:graphic-properties draw:stroke="none" draw:fill-color="#ffffff" draw:textarea-horizontal-align="center" draw:textarea-vertical-align="middle"/>
    </style:style>
    <style:style style:name="gr24" style:family="graphic" style:parent-style-name="objectwithoutfill">
      <style:graphic-properties draw:fill="none" draw:textarea-horizontal-align="center" draw:textarea-vertical-align="middle"/>
    </style:style>
    <style:style style:name="gr25" style:family="graphic" style:parent-style-name="standard">
      <style:graphic-properties draw:stroke="none" draw:fill="none" draw:textarea-horizontal-align="center" draw:textarea-vertical-align="middle" draw:color-mode="standard" draw:luminance="5%" draw:contrast="0%" draw:gamma="100%" draw:red="0%" draw:green="0%" draw:blue="0%" fo:clip="rect(0cm, 0cm, 0cm, 0cm)" draw:image-opacity="100%" style:mirror="none"/>
    </style:style>
    <style:style style:name="gr26" style:family="graphic" style:parent-style-name="standard">
      <style:graphic-properties draw:stroke="none" draw:fill="solid" draw:fill-color="#ff6633" draw:opacity="60%" draw:textarea-horizontal-align="center" draw:textarea-vertical-align="middle" draw:shadow-opacity="60%"/>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solid" svg:stroke-width="0.003cm" svg:stroke-color="#000000" draw:fill="solid" draw:fill-color="#1a1a1a" draw:textarea-horizontal-align="center" draw:textarea-vertical-align="middle" fo:padding-top="0.001cm" fo:padding-bottom="0.001cm" fo:padding-left="0.001cm" fo:padding-right="0.001cm"/>
    </style:style>
    <style:style style:name="gr29" style:family="graphic" style:parent-style-name="standard">
      <style:graphic-properties draw:stroke="none" draw:fill="solid" draw:fill-color="#1a1a1a" draw:textarea-horizontal-align="left" draw:textarea-vertical-align="top" draw:auto-grow-height="true" draw:auto-grow-width="true" fo:min-height="0.776cm" fo:min-width="0cm" fo:padding-top="0cm" fo:padding-bottom="0cm" fo:padding-left="0cm" fo:padding-right="0cm" draw:shadow="hidden"/>
    </style:style>
    <style:style style:name="gr30" style:family="graphic" style:parent-style-name="standard">
      <style:graphic-properties draw:stroke="none" draw:fill-color="#ffffff" draw:textarea-horizontal-align="justify" draw:textarea-vertical-align="middle" draw:auto-grow-height="false" fo:min-height="1.798cm" fo:min-width="6.343cm"/>
    </style:style>
    <style:style style:name="gr31" style:family="graphic" style:parent-style-name="standard">
      <style:graphic-properties draw:stroke="none" draw:fill-color="#ffffff" draw:textarea-horizontal-align="justify" draw:textarea-vertical-align="middle" draw:auto-grow-height="false" fo:min-height="2.349cm" fo:min-width="6.343cm"/>
    </style:style>
    <style:style style:name="gr32" style:family="graphic" style:parent-style-name="standard">
      <style:graphic-properties draw:stroke="none" draw:fill-color="#ffffff" draw:textarea-horizontal-align="justify" draw:textarea-vertical-align="middle" draw:auto-grow-height="false" fo:min-height="8.016cm" fo:min-width="6.343cm"/>
    </style:style>
    <style:style style:name="gr33" style:family="graphic" style:parent-style-name="standard">
      <style:graphic-properties draw:stroke="solid" svg:stroke-width="0.05cm" draw:marker-start-width="0.375cm" draw:marker-end-width="0.375cm" draw:fill="solid" draw:fill-color="#ff6633" draw:opacity="70%" draw:textarea-horizontal-align="center" draw:textarea-vertical-align="middle" fo:padding-top="0.15cm" fo:padding-bottom="0.15cm" fo:padding-left="0.275cm" fo:padding-right="0.275cm" draw:shadow-opacity="70%"/>
    </style:style>
    <style:style style:name="gr34" style:family="graphic" style:parent-style-name="standard">
      <style:graphic-properties draw:stroke="solid" svg:stroke-width="0.05cm" draw:marker-start-width="0.45cm" draw:marker-end-width="0.45cm" draw:fill-color="#ffffff" draw:textarea-horizontal-align="justify" draw:textarea-vertical-align="middle" draw:auto-grow-height="false" fo:padding-top="0.175cm" fo:padding-bottom="0.175cm" fo:padding-left="0.3cm" fo:padding-right="0.3cm" draw:shadow="hidden"/>
    </style:style>
    <style:style style:name="gr35" style:family="graphic" style:parent-style-name="standard">
      <style:graphic-properties svg:stroke-width="0.05cm" draw:marker-start-width="0.375cm" draw:marker-end-width="0.375cm" draw:fill-color="#ffffff" draw:textarea-horizontal-align="justify" draw:textarea-vertical-align="middle" draw:auto-grow-height="false" fo:padding-top="0.15cm" fo:padding-bottom="0.15cm" fo:padding-left="0.275cm" fo:padding-right="0.275cm" draw:shadow="hidden"/>
    </style:style>
    <style:style style:name="gr36" style:family="graphic" style:parent-style-name="standard">
      <style:graphic-properties draw:stroke="none" draw:fill-color="#000000" draw:textarea-horizontal-align="justify" draw:textarea-vertical-align="middle" draw:auto-grow-height="false" fo:min-height="0cm" fo:min-width="0cm"/>
    </style:style>
    <style:style style:name="gr37" style:family="graphic" style:parent-style-name="standard">
      <style:graphic-properties draw:stroke="none" draw:fill="solid" draw:fill-color="#1a1a1a" draw:textarea-horizontal-align="left" draw:textarea-vertical-align="middle" draw:auto-grow-height="false" draw:fit-to-size="all" fo:padding-top="0cm" fo:padding-bottom="0cm" fo:padding-left="0cm" fo:padding-right="0cm" draw:shadow="hidden"/>
    </style:style>
    <style:style style:name="gr38" style:family="graphic" style:parent-style-name="standard">
      <style:graphic-properties draw:stroke="none" draw:fill-color="#ffffff" draw:textarea-horizontal-align="justify" draw:textarea-vertical-align="middle" draw:auto-grow-height="false" fo:min-height="1.806cm" fo:min-width="6.343cm"/>
    </style:style>
    <style:style style:name="gr39" style:family="graphic" style:parent-style-name="standard">
      <style:graphic-properties draw:stroke="none" draw:fill-color="#ffffff" draw:textarea-horizontal-align="justify" draw:textarea-vertical-align="middle" draw:auto-grow-height="false" fo:min-height="0.999cm" fo:min-width="6.343cm"/>
    </style:style>
    <style:style style:name="gr40" style:family="graphic" style:parent-style-name="standard">
      <style:graphic-properties draw:stroke="none" draw:fill-color="#ffffff" draw:textarea-horizontal-align="justify" draw:textarea-vertical-align="middle" draw:auto-grow-height="false" fo:min-height="4.191cm" fo:min-width="6.343cm"/>
    </style:style>
    <style:style style:name="gr41" style:family="graphic" style:parent-style-name="standard">
      <style:graphic-properties draw:stroke="none" draw:fill-color="#ffffff" draw:textarea-horizontal-align="justify" draw:textarea-vertical-align="middle" draw:auto-grow-height="false" fo:min-height="2.614cm" fo:min-width="6.343cm"/>
    </style:style>
    <style:style style:name="gr42" style:family="graphic" style:parent-style-name="standard">
      <style:graphic-properties draw:stroke="none" draw:fill-color="#ffffff" draw:textarea-horizontal-align="justify" draw:textarea-vertical-align="middle" draw:auto-grow-height="false" fo:min-height="9.587cm" fo:min-width="6.343cm"/>
    </style:style>
    <style:style style:name="gr43" style:family="graphic" style:parent-style-name="standard">
      <style:graphic-properties draw:stroke="none" draw:fill="solid" draw:fill-color="#996633" draw:opacity="75%" draw:textarea-horizontal-align="center" draw:textarea-vertical-align="middle" draw:shadow-opacity="75%" style:protect="position size"/>
    </style:style>
    <style:style style:name="gr44" style:family="graphic" style:parent-style-name="standard">
      <style:graphic-properties draw:fill="solid" draw:fill-color="#ffcc99" draw:textarea-horizontal-align="center" draw:textarea-vertical-align="middle" style:protect="position size"/>
    </style:style>
    <style:style style:name="gr45" style:family="graphic" style:parent-style-name="standard">
      <style:graphic-properties draw:textarea-horizontal-align="center" draw:textarea-vertical-align="middle" style:protect="position size"/>
    </style:style>
    <style:style style:name="gr46" style:family="graphic" style:parent-style-name="objectwithoutfill">
      <style:graphic-properties draw:fill="none" draw:textarea-horizontal-align="center" draw:textarea-vertical-align="middle" style:protect="position size"/>
    </style:style>
    <style:style style:name="gr47" style:family="graphic" style:parent-style-name="standard">
      <style:graphic-properties draw:fill="solid" draw:fill-color="#996633" draw:opacity="80%" draw:textarea-horizontal-align="center" draw:textarea-vertical-align="middle" draw:shadow-opacity="80%" style:protect="position size"/>
    </style:style>
    <style:style style:name="gr48" style:family="graphic" style:parent-style-name="standard">
      <style:graphic-properties draw:stroke="none" draw:fill-color="#ffffff" draw:textarea-horizontal-align="justify" draw:textarea-vertical-align="middle" draw:auto-grow-height="false" fo:min-height="1.073cm" fo:min-width="6.342cm"/>
    </style:style>
    <style:style style:name="gr49" style:family="graphic" style:parent-style-name="standard">
      <style:graphic-properties draw:stroke="none" draw:fill="none" fo:min-height="1.012cm"/>
    </style:style>
    <style:style style:name="gr50" style:family="graphic" style:parent-style-name="standard">
      <style:graphic-properties draw:stroke="none" draw:fill-color="#ffffff" draw:textarea-horizontal-align="justify" draw:textarea-vertical-align="middle" draw:auto-grow-height="false" fo:min-height="1.073cm" fo:min-width="19.017cm"/>
    </style:style>
    <style:style style:name="gr51" style:family="graphic" style:parent-style-name="standard">
      <style:graphic-properties draw:stroke="none" draw:fill="none" fo:min-height="1.188cm"/>
    </style:style>
    <style:style style:name="P1" style:family="paragraph">
      <loext:graphic-properties draw:fill-color="#ffffff"/>
      <style:paragraph-properties fo:text-align="center"/>
    </style:style>
    <style:style style:name="P2" style:family="paragraph">
      <loext:graphic-properties draw:fill="solid" draw:fill-color="#996633" draw:opacity="75%"/>
      <style:paragraph-properties fo:text-align="center"/>
    </style:style>
    <style:style style:name="P3" style:family="paragraph">
      <loext:graphic-properties draw:fill="solid" draw:fill-color="#ffcc99"/>
      <style:paragraph-properties fo:text-align="center"/>
    </style:style>
    <style:style style:name="P4" style:family="paragraph">
      <style:paragraph-properties fo:text-align="center"/>
    </style:style>
    <style:style style:name="P5" style:family="paragraph">
      <loext:graphic-properties draw:fill="solid" draw:fill-color="#ff6633"/>
      <style:paragraph-properties fo:text-align="center"/>
    </style:style>
    <style:style style:name="P6" style:family="paragraph">
      <loext:graphic-properties draw:fill="solid" draw:fill-color="#cc6633" draw:opacity="50%"/>
      <style:paragraph-properties fo:text-align="center"/>
    </style:style>
    <style:style style:name="P7" style:family="paragraph">
      <loext:graphic-properties draw:fill="solid" draw:fill-color="#996633" draw:opacity="80%"/>
      <style:paragraph-properties fo:text-align="center"/>
    </style:style>
    <style:style style:name="P8" style:family="paragraph">
      <loext:graphic-properties draw:fill="solid" draw:fill-color="#ffcc99" draw:opacity="50%"/>
      <style:paragraph-properties fo:text-align="center"/>
    </style:style>
    <style:style style:name="P9" style:family="paragraph">
      <style:text-properties fo:font-size="12.6999998092651pt"/>
    </style:style>
    <style:style style:name="P10" style:family="paragraph">
      <loext:graphic-properties draw:fill="none"/>
      <style:text-properties style:font-name="Cantarell" fo:font-size="12.6999998092651pt" style:font-size-asian="14pt" style:font-size-complex="14pt"/>
    </style:style>
    <style:style style:name="P11" style:family="paragraph">
      <style:text-properties fo:font-size="16.2999992370605pt"/>
    </style:style>
    <style:style style:name="P12" style:family="paragraph">
      <loext:graphic-properties draw:fill="none" draw:fill-color="#ffffff"/>
      <style:text-properties style:font-name="Cantarell" fo:font-size="16.2999992370605pt"/>
    </style:style>
    <style:style style:name="P13" style:family="paragraph">
      <loext:graphic-properties draw:fill="none"/>
    </style:style>
    <style:style style:name="P14" style:family="paragraph">
      <loext:graphic-properties draw:fill="solid" draw:fill-color="#ffffff"/>
      <style:paragraph-properties fo:text-align="center"/>
    </style:style>
    <style:style style:name="P15" style:family="paragraph">
      <loext:graphic-properties draw:fill="solid" draw:fill-color="#4c4c4c"/>
      <style:paragraph-properties fo:text-align="center"/>
      <style:text-properties style:font-name="OpenSymbol"/>
    </style:style>
    <style:style style:name="P16" style:family="paragraph">
      <loext:graphic-properties draw:fill="none"/>
      <style:text-properties style:font-name="Cantarell" fo:font-size="26pt" fo:font-weight="bold" style:font-size-asian="26pt" style:font-weight-asian="bold" style:font-size-complex="26pt" style:font-weight-complex="bold"/>
    </style:style>
    <style:style style:name="P17" style:family="paragraph">
      <loext:graphic-properties draw:fill="solid" draw:fill-color="#ffffff"/>
      <style:text-properties style:font-name="Cantarell"/>
    </style:style>
    <style:style style:name="P18" style:family="paragraph">
      <loext:graphic-properties draw:fill="solid" draw:fill-color="#ffffff"/>
      <style:text-properties style:font-name="Cantarell" fo:font-size="10pt" style:font-size-asian="10pt" style:font-size-complex="10pt"/>
    </style:style>
    <style:style style:name="P19" style:family="paragraph">
      <loext:graphic-properties draw:fill="none"/>
      <style:paragraph-properties fo:text-align="center"/>
    </style:style>
    <style:style style:name="P20" style:family="paragraph">
      <loext:graphic-properties draw:fill="none"/>
      <style:paragraph-properties fo:text-align="center"/>
      <style:text-properties fo:font-size="13pt" style:font-size-asian="13pt" style:font-size-complex="13pt"/>
    </style:style>
    <style:style style:name="P21" style:family="paragraph">
      <style:paragraph-properties fo:text-align="center"/>
      <style:text-properties style:font-name="OpenSymbol"/>
    </style:style>
    <style:style style:name="P22" style:family="paragraph">
      <loext:graphic-properties draw:fill="solid" draw:fill-color="#ff6633" draw:opacity="60%"/>
      <style:paragraph-properties fo:text-align="center"/>
    </style:style>
    <style:style style:name="P23" style:family="paragraph">
      <loext:graphic-properties draw:fill="solid" draw:fill-color="#1a1a1a"/>
      <style:paragraph-properties fo:text-align="center"/>
    </style:style>
    <style:style style:name="P24" style:family="paragraph">
      <loext:graphic-properties draw:fill="solid" draw:fill-color="#ff6633" draw:opacity="70%"/>
      <style:paragraph-properties fo:text-align="center"/>
    </style:style>
    <style:style style:name="P25" style:family="paragraph">
      <loext:graphic-properties draw:fill-color="#000000"/>
      <style:paragraph-properties fo:text-align="center"/>
    </style:style>
    <style:style style:name="P26" style:family="paragraph">
      <loext:graphic-properties draw:fill="solid" draw:fill-color="#1a1a1a"/>
      <style:paragraph-properties fo:text-align="center"/>
      <style:text-properties style:use-window-font-color="true" style:text-outline="false" style:text-line-through-style="none" style:text-line-through-type="none" style:font-name="Liberation Serif1" fo:font-size="22pt" fo:letter-spacing="normal" fo:font-style="italic" fo:text-shadow="none" style:text-underline-style="none" fo:font-weight="normal" style:text-underline-mode="continuous" style:text-overline-mode="continuous" style:text-line-through-mode="continuous" style:font-name-asian="Liberation Serif1" style:font-size-asian="22pt" style:font-name-complex="Liberation Serif1" style:font-size-complex="22pt" style:text-scale="100%" style:text-overline-style="none" style:text-overline-color="font-color"/>
    </style:style>
    <style:style style:name="P27" style:family="paragraph">
      <loext:graphic-properties draw:fill="solid" draw:fill-color="#1a1a1a"/>
      <style:paragraph-properties fo:text-align="center"/>
      <style:text-properties style:use-window-font-color="true" style:text-outline="false" style:text-line-through-style="none" style:text-line-through-type="none" style:font-name="Liberation Serif1" fo:font-size="13.1999998092651pt" fo:letter-spacing="normal" fo:font-style="italic" fo:text-shadow="none" style:text-underline-style="none" fo:font-weight="normal" style:text-underline-mode="continuous" style:text-overline-mode="continuous" style:text-line-through-mode="continuous" style:font-name-asian="Liberation Serif1" style:font-size-asian="13.1999998092651pt" style:font-name-complex="Liberation Serif1" style:font-size-complex="13.1999998092651pt" style:text-scale="100%" style:text-overline-style="none" style:text-overline-color="font-color"/>
    </style:style>
    <style:style style:name="P28" style:family="paragraph">
      <loext:graphic-properties draw:fill="solid" draw:fill-color="#1a1a1a"/>
      <style:paragraph-properties fo:text-align="center"/>
      <style:text-properties style:use-window-font-color="true" style:text-outline="false" style:text-line-through-style="none" style:text-line-through-type="none" style:font-name="OpenSymbol2" fo:font-size="22pt" fo:letter-spacing="normal" fo:font-style="normal" fo:text-shadow="none" style:text-underline-style="none" fo:font-weight="normal" style:text-underline-mode="continuous" style:text-overline-mode="continuous" style:text-line-through-mode="continuous" style:font-name-asian="OpenSymbol2" style:font-size-asian="22pt" style:font-name-complex="OpenSymbol2" style:font-size-complex="22pt" style:text-scale="100%" style:text-overline-style="none" style:text-overline-color="font-color"/>
    </style:style>
    <style:style style:name="P29" style:family="paragraph">
      <loext:graphic-properties draw:fill="none"/>
      <style:text-properties style:font-name="Cantarell" fo:font-size="12pt" style:font-size-asian="12pt" style:font-size-complex="12pt"/>
    </style:style>
    <style:style style:name="P30" style:family="paragraph">
      <loext:graphic-properties draw:fill="none"/>
      <style:text-properties style:font-name="Cantarell" fo:font-size="16.2999992370605pt"/>
    </style:style>
    <style:style style:name="T1" style:family="text">
      <style:text-properties style:font-name="Cantarell" fo:font-size="14pt" style:font-size-asian="14pt" style:font-size-complex="14pt"/>
    </style:style>
    <style:style style:name="T2" style:family="text">
      <style:text-properties style:font-name="Cantarell"/>
    </style:style>
    <style:style style:name="T3" style:family="text">
      <style:text-properties style:font-name="Bookman URW" fo:font-weight="bold" style:font-weight-asian="bold" style:font-weight-complex="bold"/>
    </style:style>
    <style:style style:name="T4" style:family="text">
      <style:text-properties style:font-name="Cantarell" fo:font-weight="normal" style:font-weight-asian="normal" style:font-weight-complex="normal"/>
    </style:style>
    <style:style style:name="T5" style:family="text">
      <style:text-properties style:font-name="Cantarell" fo:font-weight="bold" style:font-weight-asian="bold" style:font-weight-complex="bold"/>
    </style:style>
    <style:style style:name="T6" style:family="text">
      <style:text-properties style:font-name="Dingbats" fo:font-size="18pt" fo:font-weight="bold" style:font-name-asian="StarSymbol2" style:font-size-asian="18pt" style:font-weight-asian="bold" style:font-name-complex="StarSymbol2" style:font-size-complex="18pt" style:font-weight-complex="bold"/>
    </style:style>
    <style:style style:name="T7" style:family="text">
      <style:text-properties style:font-name="Bookman URW" fo:font-size="26pt" fo:font-weight="bold" style:font-size-asian="26pt" style:font-weight-asian="bold" style:font-size-complex="26pt" style:font-weight-complex="bold"/>
    </style:style>
    <style:style style:name="T8" style:family="text">
      <style:text-properties style:font-name="Cantarell" fo:font-size="10pt" style:font-size-asian="10pt" style:font-size-complex="10pt"/>
    </style:style>
    <style:style style:name="T9" style:family="text">
      <style:text-properties style:font-name="Cantarell" fo:font-size="12pt" style:font-size-asian="12pt" style:font-size-complex="12pt"/>
    </style:style>
    <style:style style:name="T10" style:family="text">
      <style:text-properties style:font-name="Cantarell" fo:font-size="14pt" fo:font-weight="bold" style:font-name-asian="StarSymbol2" style:font-size-asian="14pt" style:font-weight-asian="bold" style:font-name-complex="StarSymbol2"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6.843cm" svg:height="6.492cm" svg:x="21.456cm" svg:y="8.661cm">
          <text:p/>
          <draw:enhanced-geometry svg:viewBox="0 0 21600 21600" draw:type="rectangle" draw:enhanced-path="M 0 0 L 21600 0 21600 21600 0 21600 0 0 Z N"/>
        </draw:custom-shape>
        <draw:custom-shape draw:style-name="gr2" draw:text-style-name="P1" draw:layer="layout" svg:width="6.843cm" svg:height="2.549cm" svg:x="21.456cm" svg:y="15.447cm">
          <text:p/>
          <draw:enhanced-geometry svg:viewBox="0 0 21600 21600" draw:type="rectangle" draw:enhanced-path="M 0 0 L 21600 0 21600 21600 0 21600 0 0 Z N"/>
        </draw:custom-shape>
        <draw:polygon draw:style-name="gr3" draw:text-style-name="P2" draw:layer="Pyramide" svg:width="11.027cm" svg:height="10.532cm" svg:x="2.997cm" svg:y="3.344cm" svg:viewBox="0 0 11028 10533" draw:points="11028,9385 0,10533 8210,0">
          <text:p/>
        </draw:polygon>
        <draw:polygon draw:style-name="gr4" draw:text-style-name="P3" draw:layer="Pyramide" svg:width="17.522cm" svg:height="4.796cm" svg:x="2.997cm" svg:y="12.729cm" svg:viewBox="0 0 17523 4797" draw:points="0,1148 4122,4797 17523,2863 11028,0">
          <text:p/>
        </draw:polygon>
        <draw:line draw:style-name="gr5" draw:text-style-name="P4" draw:layer="Pyramide" svg:x1="2.997cm" svg:y1="13.877cm" svg:x2="20.52cm" svg:y2="15.604cm">
          <text:p/>
        </draw:line>
        <draw:polygon draw:style-name="gr6" draw:text-style-name="P5" draw:layer="layout" svg:width="5.746cm" svg:height="6.81cm" svg:x="5.461cm" svg:y="10.715cm" svg:viewBox="0 0 5747 6811" draw:points="1664,6811 0,0 5747,3968">
          <text:p/>
        </draw:polygon>
        <draw:line draw:style-name="gr5" draw:text-style-name="P4" draw:layer="layout" svg:x1="14.024cm" svg:y1="12.729cm" svg:x2="7.124cm" svg:y2="17.526cm">
          <text:p/>
        </draw:line>
        <draw:polygon draw:style-name="gr6" draw:text-style-name="P5" draw:layer="layout" svg:width="8.531cm" svg:height="3.967cm" svg:x="5.462cm" svg:y="10.714cm" svg:viewBox="0 0 8532 3968" draw:points="8532,2015 0,0 5747,3968">
          <text:p/>
        </draw:polygon>
        <draw:line draw:style-name="gr5" draw:text-style-name="P4" draw:layer="layout" svg:x1="11.207cm" svg:y1="14.679cm" svg:x2="5.462cm" svg:y2="10.714cm">
          <text:p/>
        </draw:line>
        <draw:polygon draw:style-name="gr7" draw:text-style-name="P6" draw:layer="Pyramide" svg:width="8.209cm" svg:height="14.181cm" svg:x="2.997cm" svg:y="3.344cm" svg:viewBox="0 0 8210 14182" draw:points="4127,14182 0,10533 8210,0">
          <text:p/>
        </draw:polygon>
        <draw:polygon draw:style-name="gr8" draw:text-style-name="P7" draw:layer="Pyramide" svg:width="9.312cm" svg:height="12.259cm" svg:x="11.207cm" svg:y="3.344cm" svg:viewBox="0 0 9313 12260" draw:points="9313,12260 2787,9385 0,0">
          <text:p/>
        </draw:polygon>
        <draw:polygon draw:style-name="gr9" draw:text-style-name="P8" draw:layer="Pyramide" svg:width="13.395cm" svg:height="14.181cm" svg:x="7.124cm" svg:y="3.344cm" svg:viewBox="0 0 13396 14182" draw:points="13396,12260 0,14182 4083,0">
          <text:p/>
        </draw:polygon>
        <draw:line draw:style-name="gr5" draw:text-style-name="P4" draw:layer="Pyramide" svg:x1="11.207cm" svg:y1="14.679cm" svg:x2="11.207cm" svg:y2="3.344cm">
          <text:p/>
        </draw:line>
        <draw:custom-shape draw:style-name="gr10" draw:text-style-name="P1" draw:layer="layout" svg:width="6.843cm" svg:height="7.109cm" svg:x="21.457cm" svg:y="1.243cm">
          <text:p/>
          <draw:enhanced-geometry svg:viewBox="0 0 21600 21600" draw:type="rectangle" draw:enhanced-path="M 0 0 L 21600 0 21600 21600 0 21600 0 0 Z N"/>
        </draw:custom-shape>
        <draw:frame draw:style-name="gr11" draw:text-style-name="P10" draw:layer="layout" svg:width="6.919cm" svg:height="7.61cm" svg:x="21.408cm" svg:y="1.388cm">
          <draw:text-box>
            <text:p text:style-name="P9"><text:span text:style-name="T1">Gerade Pyramide mit quadratischem Grundriss</text:span></text:p>
            <text:p text:style-name="P9"><text:span text:style-name="T1">Ermittlung und Darstellung des Kantenwinkels am Grat der Pyramide</text:span></text:p>
            <text:p text:style-name="P9"><text:span text:style-name="T1">Der Winkel wird durch die Kanten- und die Seitenfläche aufgespannt.</text:span></text:p>
            <text:p text:style-name="P9"><text:span text:style-name="T1">Die Winkelebene schneidet den Grat der Pyramide rechtwinklig.</text:span></text:p>
          </draw:text-box>
        </draw:frame>
        <draw:frame draw:style-name="gr12" draw:text-style-name="P12" draw:layer="layout" svg:width="6.731cm" svg:height="2.602cm" svg:x="21.504cm" svg:y="15.622cm">
          <draw:text-box>
            <text:p text:style-name="P11"><text:span text:style-name="T2">gegeben sind Höhe </text:span><text:span text:style-name="T3">h</text:span></text:p>
            <text:p text:style-name="P11"><text:span text:style-name="T4">und Kantenlänge </text:span><text:span text:style-name="T3">a</text:span></text:p>
            <text:p text:style-name="P11"><text:span text:style-name="T4">gesucht ist</text:span><text:span text:style-name="T5"> </text:span><text:span text:style-name="T6">ω</text:span><text:span text:style-name="T5"> </text:span></text:p>
          </draw:text-box>
        </draw:frame>
        <draw:frame draw:style-name="gr13" draw:text-style-name="P13" draw:layer="layout" svg:width="1.978cm" svg:height="0.904cm" svg:x="18.396cm" svg:y="13.963cm">
          <loext:p/>
          <draw:object xlink:href="./Object 1" xlink:type="simple" xlink:show="embed" xlink:actuate="onLoad"/>
          <draw:image xlink:href="./ObjectReplacements/Object 1" xlink:type="simple" xlink:show="embed" xlink:actuate="onLoad"/>
        </draw:frame>
        <draw:g>
          <draw:ellipse draw:style-name="gr14" draw:text-style-name="P14" draw:layer="layout" svg:width="1.209cm" svg:height="1.105cm" svg:x="11.788cm" svg:y="8.406cm">
            <text:p/>
          </draw:ellipse>
          <draw:line draw:style-name="gr15" draw:text-style-name="P15" draw:layer="layout" svg:x1="12.403cm" svg:y1="9.064cm" svg:x2="11.31cm" svg:y2="10.413cm">
            <text:p/>
          </draw:line>
          <draw:frame draw:style-name="gr16" draw:text-style-name="P16" draw:layer="layout" svg:width="1.024cm" svg:height="1.39cm" svg:x="11.879cm" svg:y="8.333cm">
            <draw:text-box>
              <text:p><text:span text:style-name="T7">h</text:span></text:p>
            </draw:text-box>
          </draw:frame>
        </draw:g>
        <draw:g>
          <draw:g>
            <draw:line draw:style-name="gr15" draw:text-style-name="P15" draw:layer="layout" svg:x1="16.57cm" svg:y1="17.394cm" svg:x2="15.715cm" svg:y2="16.352cm">
              <text:p/>
            </draw:line>
            <draw:ellipse draw:style-name="gr14" draw:text-style-name="P14" draw:layer="layout" svg:width="1.209cm" svg:height="1.105cm" svg:x="16.061cm" svg:y="16.933cm">
              <text:p/>
            </draw:ellipse>
          </draw:g>
          <draw:frame draw:style-name="gr17" draw:text-style-name="P16" draw:layer="layout" svg:width="1.27cm" svg:height="1.39cm" svg:x="16.169cm" svg:y="16.835cm">
            <draw:text-box>
              <text:p><text:span text:style-name="T7">a</text:span></text:p>
            </draw:text-box>
          </draw:frame>
        </draw:g>
        <draw:g>
          <draw:line draw:style-name="gr15" draw:text-style-name="P15" draw:layer="layout" svg:x1="6.037cm" svg:y1="8.558cm" svg:x2="7.275cm" svg:y2="9.594cm">
            <text:p/>
          </draw:line>
          <draw:frame draw:style-name="gr18" draw:text-style-name="P17" draw:layer="layout" svg:width="3.198cm" svg:height="0.92cm" svg:x="3.516cm" svg:y="8.162cm">
            <draw:text-box>
              <text:p><text:span text:style-name="T1">Seitenfläche</text:span></text:p>
            </draw:text-box>
          </draw:frame>
        </draw:g>
        <draw:g>
          <draw:line draw:style-name="gr15" draw:text-style-name="P15" draw:layer="layout" svg:x1="10.585cm" svg:y1="16.914cm" svg:x2="10.692cm" svg:y2="15.75cm">
            <text:p/>
          </draw:line>
          <draw:frame draw:style-name="gr19" draw:text-style-name="P17" draw:layer="layout" svg:width="3.441cm" svg:height="1.589cm" svg:x="8.843cm" svg:y="16.733cm">
            <draw:text-box>
              <text:p><text:span text:style-name="T1">quadratische Grundfläche</text:span></text:p>
            </draw:text-box>
          </draw:frame>
        </draw:g>
        <draw:g>
          <draw:line draw:style-name="gr15" draw:text-style-name="P15" draw:layer="layout" svg:x1="7.825cm" svg:y1="5.821cm" svg:x2="8.179cm" svg:y2="7.082cm">
            <text:p/>
          </draw:line>
          <draw:frame draw:style-name="gr18" draw:text-style-name="P17" draw:layer="layout" svg:width="1.494cm" svg:height="0.92cm" svg:x="7.004cm" svg:y="5.303cm">
            <draw:text-box>
              <text:p><text:span text:style-name="T1">Grat</text:span></text:p>
            </draw:text-box>
          </draw:frame>
        </draw:g>
        <draw:polygon draw:style-name="gr6" draw:text-style-name="P5" draw:layer="layout" svg:width="3.496cm" svg:height="1.608cm" svg:x="22.795cm" svg:y="11.983cm" svg:viewBox="0 0 3497 1609" draw:points="3497,806 0,0 2329,1609">
          <text:p/>
        </draw:polygon>
        <draw:g>
          <draw:frame draw:style-name="gr13" draw:text-style-name="P13" draw:layer="layout" svg:width="1.978cm" svg:height="0.904cm" svg:x="21.108cm" svg:y="13.627cm">
            <loext:p/>
            <draw:object xlink:href="./Object 15" xlink:type="simple" xlink:show="embed" xlink:actuate="onLoad"/>
            <draw:image xlink:href="./ObjectReplacements/Object 15" xlink:type="simple" xlink:show="embed" xlink:actuate="onLoad"/>
          </draw:frame>
          <draw:polygon draw:style-name="gr3" draw:text-style-name="P2" draw:layer="layout" svg:width="4.51cm" svg:height="4.307cm" svg:x="21.782cm" svg:y="8.951cm" svg:viewBox="0 0 4511 4308" draw:points="4511,3839 0,4308 3359,0">
            <text:p/>
          </draw:polygon>
          <draw:polygon draw:style-name="gr4" draw:text-style-name="P3" draw:layer="layout" svg:width="6.518cm" svg:height="1.961cm" svg:x="21.782cm" svg:y="12.79cm" svg:viewBox="0 0 6519 1962" draw:points="6519,1265 1687,1962 0,470 4511,0 6519,885">
            <text:p/>
          </draw:polygon>
          <draw:line draw:style-name="gr5" draw:text-style-name="P4" draw:layer="layout" svg:x1="25.14cm" svg:y1="13.588cm" svg:x2="23.47cm" svg:y2="14.752cm">
            <text:p/>
          </draw:line>
          <draw:polygon draw:style-name="gr7" draw:text-style-name="P6" draw:layer="layout" svg:width="3.358cm" svg:height="4.636cm" svg:x="21.782cm" svg:y="8.951cm" svg:viewBox="0 0 3359 4637" draw:points="3359,4637 0,4308 3359,0">
            <text:p/>
          </draw:polygon>
          <draw:polygon draw:style-name="gr8" draw:text-style-name="P7" draw:layer="layout" svg:width="1.139cm" svg:height="4.635cm" svg:x="25.14cm" svg:y="8.951cm" svg:viewBox="0 0 1140 4636" draw:points="0,4636 1140,3839 0,0">
            <text:p/>
          </draw:polygon>
          <draw:polygon draw:style-name="gr20" draw:text-style-name="P8" draw:layer="layout" svg:width="1.152cm" svg:height="4.636cm" svg:x="25.14cm" svg:y="8.951cm" svg:viewBox="0 0 1153 4637" draw:points="1153,3839 0,4637 0,0">
            <text:p/>
          </draw:polygon>
          <draw:line draw:style-name="gr5" draw:text-style-name="P4" draw:layer="layout" svg:x1="25.14cm" svg:y1="13.588cm" svg:x2="25.14cm" svg:y2="8.951cm">
            <text:p/>
          </draw:line>
          <draw:line draw:style-name="gr5" draw:text-style-name="P4" draw:layer="layout" svg:x1="25.14cm" svg:y1="13.588cm" svg:x2="28.289cm" svg:y2="13.904cm">
            <text:p/>
          </draw:line>
        </draw:g>
        <draw:g>
          <draw:line draw:style-name="gr21" draw:text-style-name="P15" draw:layer="layout" svg:x1="23.957cm" svg:y1="10.81cm" svg:x2="24.571cm" svg:y2="11.323cm">
            <text:p/>
          </draw:line>
          <draw:frame draw:style-name="gr22" draw:text-style-name="P18" draw:layer="layout" svg:width="2.578cm" svg:height="0.726cm" svg:x="21.713cm" svg:y="10.402cm">
            <draw:text-box>
              <text:p><text:span text:style-name="T8">Kantenfläche</text:span></text:p>
            </draw:text-box>
          </draw:frame>
        </draw:g>
        <draw:polygon draw:style-name="gr6" draw:text-style-name="P5" draw:layer="layout" svg:width="2.328cm" svg:height="2.759cm" svg:x="22.796cm" svg:y="11.982cm" svg:viewBox="0 0 2329 2760" draw:points="675,2760 0,0 2329,1608">
          <text:p/>
        </draw:polygon>
        <draw:g>
          <draw:line draw:style-name="gr21" draw:text-style-name="P15" draw:layer="layout" svg:x1="24.851cm" svg:y1="13.919cm" svg:x2="24.191cm" svg:y2="13.457cm">
            <text:p/>
          </draw:line>
          <draw:frame draw:style-name="gr22" draw:text-style-name="P18" draw:layer="layout" svg:width="2.638cm" svg:height="0.726cm" svg:x="24.588cm" svg:y="13.747cm">
            <draw:text-box>
              <text:p><text:span text:style-name="T8">Winkelebene</text:span></text:p>
            </draw:text-box>
          </draw:frame>
        </draw:g>
        <draw:line draw:style-name="gr5" draw:text-style-name="P4" draw:layer="layout" svg:x1="25.125cm" svg:y1="13.592cm" svg:x2="22.796cm" svg:y2="11.983cm">
          <text:p/>
        </draw:line>
        <draw:g>
          <draw:g>
            <draw:polygon draw:style-name="gr23" draw:text-style-name="P1" draw:layer="layout" svg:width="1.234cm" svg:height="1.353cm" svg:x="5.46cm" svg:y="10.717cm" svg:viewBox="0 0 1235 1354" draw:points="0,0 336,1354 373,1354 427,1354 520,1344 642,1324 754,1293 856,1251 965,1191 1068,1107 1152,1011 1201,934 1235,852">
              <text:p/>
            </draw:polygon>
            <draw:path draw:style-name="gr24" draw:text-style-name="P19" draw:layer="layout" svg:width="0.996cm" svg:height="0.332cm" draw:transform="skewX (-0.0396189740202713) rotate (0.2153736296961) translate (5.72138540062803cm 11.7822372462498cm)" svg:viewBox="0 0 997 333" svg:d="M0 298c737 163 997-298 997-298">
              <text:p/>
            </draw:path>
          </draw:g>
          <draw:frame draw:style-name="gr25" draw:text-style-name="P20" draw:layer="layout" svg:width="1.482cm" svg:height="1.323cm" draw:transform="skewX (-0.0694641042293743) rotate (0.415388361974651) translate (5.108cm 11.297cm)">
            <draw:image xlink:href="Pictures/2000000F000003AB00000378662F2AB5.svm" xlink:type="simple" xlink:show="embed" xlink:actuate="onLoad">
              <text:p/>
            </draw:image>
          </draw:frame>
        </draw:g>
      </draw:page>
      <draw:page draw:name="page2" draw:style-name="dp1" draw:master-page-name="Standard">
        <office:forms form:automatic-focus="false" form:apply-design-mode="false"/>
        <draw:polygon draw:style-name="gr3" draw:text-style-name="P2" draw:layer="Pyramide" svg:width="11.027cm" svg:height="10.532cm" svg:x="2.997cm" svg:y="3.344cm" svg:viewBox="0 0 11028 10533" draw:points="11028,9385 0,10533 8210,0">
          <text:p/>
        </draw:polygon>
        <draw:polygon draw:style-name="gr4" draw:text-style-name="P3" draw:layer="Pyramide" svg:width="17.522cm" svg:height="4.796cm" svg:x="2.997cm" svg:y="12.729cm" svg:viewBox="0 0 17523 4797" draw:points="0,1148 4122,4797 17523,2863 11028,0">
          <text:p/>
        </draw:polygon>
        <draw:line draw:style-name="gr5" draw:text-style-name="P4" draw:layer="layout" svg:x1="14.024cm" svg:y1="12.729cm" svg:x2="7.124cm" svg:y2="17.526cm">
          <text:p/>
        </draw:line>
        <draw:line draw:style-name="gr5" draw:text-style-name="P4" draw:layer="Pyramide" svg:x1="2.997cm" svg:y1="13.877cm" svg:x2="20.52cm" svg:y2="15.604cm">
          <text:p/>
        </draw:line>
        <draw:line draw:style-name="gr5" draw:text-style-name="P21" draw:layer="Pyramide" svg:x1="4.986cm" svg:y1="15.604cm" svg:x2="11.208cm" svg:y2="14.679cm">
          <text:p/>
        </draw:line>
        <draw:polygon draw:style-name="gr26" draw:text-style-name="P22" draw:layer="Pyramide" svg:width="6.22cm" svg:height="12.259cm" svg:x="4.986cm" svg:y="3.344cm" svg:viewBox="0 0 6221 12260" draw:points="0,12260 6221,0 6221,11339">
          <text:p/>
        </draw:polygon>
        <draw:polygon draw:style-name="gr7" draw:text-style-name="P6" draw:layer="Pyramide" svg:width="8.209cm" svg:height="14.181cm" svg:x="2.997cm" svg:y="3.344cm" svg:viewBox="0 0 8210 14182" draw:points="4127,14182 0,10533 8210,0">
          <text:p/>
        </draw:polygon>
        <draw:g>
          <draw:polygon draw:style-name="gr23" draw:text-style-name="P1" draw:layer="layout" svg:width="0.969cm" svg:height="0.848cm" draw:transform="skewX (-0.00959931088596881) rotate (1.5091862041995) translate (4.985cm 15.6035714285714cm)" svg:viewBox="0 0 970 849" draw:points="0,0 185,836 213,844 289,847 355,849 462,842 521,833 575,821 666,788 720,763 786,722 830,688 869,648 913,587 943,541 970,476 970,440">
            <text:p/>
          </draw:polygon>
          <draw:path draw:style-name="gr24" draw:text-style-name="P19" draw:layer="layout" svg:width="0.258cm" svg:height="0.91cm" draw:transform="skewX (-0.0420624349730633) rotate (0.214326432144904) translate (5.45985714285714cm 14.6409047619048cm)" svg:viewBox="0 0 259 911" svg:d="M146 911c323-706-146-911-146-911">
            <text:p/>
          </draw:path>
          <draw:frame draw:style-name="gr27" draw:text-style-name="P19" draw:layer="layout" svg:width="0.89cm" svg:height="0.802cm" svg:x="5.086cm" svg:y="14.786cm">
            <draw:image xlink:href="Pictures/2000000F00000385000003780DECF608.svm" xlink:type="simple" xlink:show="embed" xlink:actuate="onLoad">
              <text:p/>
            </draw:image>
          </draw:frame>
        </draw:g>
        <draw:polygon draw:style-name="gr8" draw:text-style-name="P7" draw:layer="Pyramide" svg:width="9.312cm" svg:height="12.259cm" svg:x="11.207cm" svg:y="3.344cm" svg:viewBox="0 0 9313 12260" draw:points="9313,12260 2787,9385 0,0">
          <text:p/>
        </draw:polygon>
        <draw:polygon draw:style-name="gr9" draw:text-style-name="P8" draw:layer="Pyramide" svg:width="13.395cm" svg:height="14.181cm" svg:x="7.124cm" svg:y="3.344cm" svg:viewBox="0 0 13396 14182" draw:points="13396,12260 0,14182 4083,0">
          <text:p/>
        </draw:polygon>
        <draw:line draw:style-name="gr5" draw:text-style-name="P4" draw:layer="Pyramide" svg:x1="11.207cm" svg:y1="14.679cm" svg:x2="11.207cm" svg:y2="3.344cm">
          <text:p/>
        </draw:line>
        <draw:line draw:style-name="gr5" draw:text-style-name="P21" draw:layer="layout" svg:x1="4.985cm" svg:y1="15.604cm" svg:x2="11.207cm" svg:y2="3.344cm">
          <text:p/>
        </draw:line>
        <draw:g>
          <draw:line draw:style-name="gr15" draw:text-style-name="P15" draw:layer="layout" svg:x1="9.993cm" svg:y1="16.163cm" svg:x2="8.632cm" svg:y2="15.233cm">
            <text:p/>
          </draw:line>
          <draw:ellipse draw:style-name="gr14" draw:text-style-name="P14" draw:layer="layout" svg:width="1.737cm" svg:height="1.587cm" svg:x="9.125cm" svg:y="15.37cm">
            <text:p/>
          </draw:ellipse>
          <draw:path draw:style-name="gr28" draw:text-style-name="P23" draw:layer="layout" svg:width="0.493cm" svg:height="1.214cm" svg:x="9.746cm" svg:y="15.562cm" svg:viewBox="0 0 494 1215" svg:d="M0 556h494v-36h-494zM348 307l43 9-3 15h-107l11-53c-21 20-42 35-61 45s-37 15-55 15c-15 0-28-2-39-7-13-5-24-13-33-22-9-10-16-21-21-36-5-14-8-31-8-50s3-38 7-57c5-19 12-37 21-53s20-32 32-45c12-15 26-26 42-36 15-10 33-18 51-24 17-6 37-8 57-8 17 0 32 1 45 4 14 2 27 6 40 10 1 0 2 0 3-1 1 0 2-1 3-2s2-1 3-3c3-1 5-3 8-5h21zM337 43c-5-2-9-5-14-7-3-2-7-3-12-5s-10-2-15-3-11-1-18-1c-21 0-40 6-56 17-17 12-31 27-43 44-12 18-21 38-28 60-6 23-9 45-9 66 0 15 2 28 5 38 4 9 8 19 14 25s12 11 20 14c8 4 15 5 23 5s17-2 25-5c7-2 16-6 24-11 7-4 15-9 23-14s14-12 21-18zM394 1215h-308v-49c26-21 49-40 69-56 21-16 41-32 58-46s31-28 44-41c12-13 23-27 32-40 8-15 14-30 18-47 4-16 7-35 7-55 0-29-8-51-23-66s-39-22-72-22c-7 0-15 0-22 0-7 1-15 3-22 5s-13 4-19 5c-6 2-11 5-16 7l-12 55h-25v-86c19-5 37-7 56-10 18-4 39-4 60-4 55 0 97 9 123 30 28 20 42 49 42 85 0 19-2 36-8 51s-13 31-23 45c-10 15-23 28-36 42-15 14-32 29-50 43-19 15-38 31-61 47-23 17-46 36-70 56h258z">
            <text:p/>
          </draw:path>
        </draw:g>
        <draw:g>
          <draw:line draw:style-name="gr15" draw:text-style-name="P15" draw:layer="layout" svg:x1="6.558cm" svg:y1="8.518cm" svg:x2="7.979cm" svg:y2="9.351cm">
            <text:p/>
          </draw:line>
          <draw:ellipse draw:style-name="gr14" draw:text-style-name="P14" draw:layer="layout" svg:width="1.209cm" svg:height="1.105cm" svg:x="6.015cm" svg:y="7.991cm">
            <text:p/>
          </draw:ellipse>
          <draw:path draw:style-name="gr29" draw:text-style-name="P23" draw:layer="layout" svg:width="0.603cm" svg:height="0.659cm" svg:x="6.311cm" svg:y="8.259cm" svg:viewBox="0 0 604 660" svg:d="M89 24l-44-9 2-15h108l-32 169c-1 5-2 11-4 17-2 7-2 12-3 18-1 7-2 12-4 17-2 4-1 8-2 10 9-10 18-20 28-29 9-9 20-17 31-24 12-6 23-12 36-16 13-5 24-5 36-5s22 0 32 4c9 3 17 6 24 13 7 6 12 13 15 22 4 9 6 20 6 33 0 3 0 6-1 11-1 4-1 10-2 15-1 6-2 12-4 17-2 6-2 11-3 17l-33 175 49 8-2 16h-113l37-200c1-5 2-10 3-16 1-5 2-11 3-16s2-10 2-14c1-5 1-9 1-11 0-10-3-18-9-25-6-6-15-10-28-10-10 0-21 2-32 7-11 4-22 10-32 17-11 7-19 14-28 23s-16 18-22 28l-42 217h-62zM569 641l26 5-2 9h-64l6-32c-13 12-25 21-36 28-11 6-22 9-33 9-9 0-17-2-24-5-8-3-14-7-20-13-5-6-8-13-12-21s-4-19-4-30c0-12 1-24 4-35s6-22 12-32c5-10 11-19 19-27s16-16 26-22 19-11 30-14c11-2 22-5 34-5 10 0 19 1 28 2s16 3 24 7c0-1 1-1 2-2l1-1c1-1 1-1 2-1 2 0 3-2 5-3h11zM563 482c-3-2-6-3-8-4-3-1-6-3-8-4-3 0-6-1-9-1-3-1-7-1-11-1-13 0-23 4-33 10-10 7-19 17-26 27-7 11-13 23-17 37-4 12-5 26-5 39 0 9 1 17 3 22 2 6 5 12 8 15 3 4 7 8 12 10 4 0 9 1 14 1s10 0 15-1c5-2 10-4 14-7s9-6 13-9 9-7 13-11z">
            <text:p/>
          </draw:path>
        </draw:g>
        <draw:custom-shape draw:style-name="gr30" draw:text-style-name="P1" draw:layer="layout" svg:width="6.843cm" svg:height="2.048cm" svg:x="21.455cm" svg:y="5.315cm">
          <text:p/>
          <draw:enhanced-geometry svg:viewBox="0 0 21600 21600" draw:type="rectangle" draw:enhanced-path="M 0 0 L 21600 0 21600 21600 0 21600 0 0 Z N"/>
        </draw:custom-shape>
        <draw:custom-shape draw:style-name="gr31" draw:text-style-name="P1" draw:layer="layout" svg:width="6.843cm" svg:height="2.599cm" svg:x="21.454cm" svg:y="2.329cm">
          <text:p/>
          <draw:enhanced-geometry svg:viewBox="0 0 21600 21600" draw:type="rectangle" draw:enhanced-path="M 0 0 L 21600 0 21600 21600 0 21600 0 0 Z N"/>
        </draw:custom-shape>
        <draw:frame draw:style-name="gr13" draw:text-style-name="P13" draw:layer="layout" svg:width="3.158cm" svg:height="1.759cm" svg:x="21.853cm" svg:y="5.463cm">
          <loext:p/>
          <draw:object xlink:href="./Object 5" xlink:type="simple" xlink:show="embed" xlink:actuate="onLoad"/>
          <draw:image xlink:href="./ObjectReplacements/Object 5" xlink:type="simple" xlink:show="embed" xlink:actuate="onLoad"/>
        </draw:frame>
        <draw:frame draw:style-name="gr13" draw:text-style-name="P13" draw:layer="layout" svg:width="4.58cm" svg:height="2.002cm" svg:x="22.72cm" svg:y="2.831cm">
          <loext:p/>
          <draw:object xlink:href="./Object 6" xlink:type="simple" xlink:show="embed" xlink:actuate="onLoad"/>
          <draw:image xlink:href="./ObjectReplacements/Object 6" xlink:type="simple" xlink:show="embed" xlink:actuate="onLoad"/>
        </draw:frame>
        <draw:custom-shape draw:style-name="gr32" draw:text-style-name="P1" draw:layer="layout" svg:width="6.843cm" svg:height="8.266cm" svg:x="21.456cm" svg:y="7.816cm">
          <text:p/>
          <draw:enhanced-geometry svg:viewBox="0 0 21600 21600" draw:type="rectangle" draw:enhanced-path="M 0 0 L 21600 0 21600 21600 0 21600 0 0 Z N"/>
        </draw:custom-shape>
        <draw:polygon draw:style-name="gr33" draw:text-style-name="P24" draw:layer="layout" svg:width="3.178cm" svg:height="6.155cm" svg:x="23.114cm" svg:y="8.202cm" svg:viewBox="0 0 3179 6156" draw:points="0,6156 3154,0 3179,6156">
          <text:p/>
        </draw:polygon>
        <draw:path draw:style-name="gr34" draw:text-style-name="P1" draw:layer="layout" svg:width="0.808cm" svg:height="0.741cm" svg:x="23.101cm" svg:y="13.616cm" svg:viewBox="0 0 809 742" svg:d="M384 0c76 39 137 85 196 142 72 71 129 154 169 246 38 92 60 194 60 301 0 10 0 21 0 31-1 4-2 7-4 11-2 3-5 5-9 8s-8 3-11 3h-782c-1 0-2 0-3 0z">
          <text:p/>
        </draw:path>
        <draw:frame draw:style-name="gr27" draw:text-style-name="P19" draw:layer="layout" svg:width="0.89cm" svg:height="0.802cm" svg:x="23.135cm" svg:y="13.64cm">
          <draw:image xlink:href="Pictures/2000000F00000385000003780DECF608.svm" xlink:type="simple" xlink:show="embed" xlink:actuate="onLoad">
            <text:p/>
          </draw:image>
        </draw:frame>
        <draw:path draw:style-name="gr29" draw:text-style-name="P23" draw:layer="layout" svg:width="0.603cm" svg:height="0.659cm" svg:x="23.921cm" svg:y="10.521cm" svg:viewBox="0 0 604 660" svg:d="M89 24l-44-9 2-15h108l-32 169c-1 5-2 11-4 17-2 7-2 12-3 18-1 7-2 12-4 17-2 4-1 8-2 10 9-10 18-20 28-29 9-9 20-17 31-24 12-6 23-12 36-16 13-5 24-5 36-5s22 0 32 4c9 3 17 6 24 13 7 6 12 13 15 22 4 9 6 20 6 33 0 3 0 6-1 11-1 4-1 10-2 15-1 6-2 12-4 17-2 6-2 11-3 17l-33 175 49 8-2 16h-113l37-200c1-5 2-10 3-16 1-5 2-11 3-16s2-10 2-14c1-5 1-9 1-11 0-10-3-18-9-25-6-6-15-10-28-10-10 0-21 2-32 7-11 4-22 10-32 17-11 7-19 14-28 23s-16 18-22 28l-42 217h-62zM569 641l26 5-2 9h-64l6-32c-13 12-25 21-36 28-11 6-22 9-33 9-9 0-17-2-24-5-8-3-14-7-20-13-5-6-8-13-12-21s-4-19-4-30c0-12 1-24 4-35s6-22 12-32c5-10 11-19 19-27s16-16 26-22 19-11 30-14c11-2 22-5 34-5 10 0 19 1 28 2s16 3 24 7c0-1 1-1 2-2l1-1c1-1 1-1 2-1 2 0 3-2 5-3h11zM563 482c-3-2-6-3-8-4-3-1-6-3-8-4-3 0-6-1-9-1-3-1-7-1-11-1-13 0-23 4-33 10-10 7-19 17-26 27-7 11-13 23-17 37-4 12-5 26-5 39 0 9 1 17 3 22 2 6 5 12 8 15 3 4 7 8 12 10 4 0 9 1 14 1s10 0 15-1c5-2 10-4 14-7s9-6 13-9 9-7 13-11z">
          <text:p/>
        </draw:path>
        <draw:g>
          <draw:ellipse draw:style-name="gr14" draw:text-style-name="P14" draw:layer="layout" svg:width="1.209cm" svg:height="1.105cm" svg:x="11.788cm" svg:y="8.406cm">
            <text:p/>
          </draw:ellipse>
          <draw:line draw:style-name="gr15" draw:text-style-name="P15" draw:layer="layout" svg:x1="12.403cm" svg:y1="9.064cm" svg:x2="11.31cm" svg:y2="10.413cm">
            <text:p/>
          </draw:line>
          <draw:path draw:style-name="gr29" draw:text-style-name="P23" draw:layer="layout" svg:width="0.323cm" svg:height="0.487cm" svg:x="12.234cm" svg:y="8.715cm" svg:viewBox="0 0 324 488" svg:d="M89 24l-44-9 2-15h108l-32 169c-1 5-2 11-4 17-2 7-2 12-3 18-1 7-2 12-4 17-2 4-1 8-2 10 9-10 18-20 28-29 9-9 20-17 31-24 12-6 23-12 36-16 13-5 24-5 36-5s22 0 32 4c9 3 17 6 24 13 7 6 12 13 15 22 4 9 6 20 6 33 0 3 0 6-1 11-1 4-1 10-2 15-1 6-2 12-4 17-2 6-2 11-3 17l-33 175 49 8-2 16h-113l37-200c1-5 2-10 3-16 1-5 2-11 3-16s2-10 2-14c1-5 1-9 1-11 0-10-3-18-9-25-6-6-15-10-28-10-10 0-21 2-32 7-11 4-22 10-32 17-11 7-19 14-28 23s-16 18-22 28l-42 217h-62z">
            <text:p/>
          </draw:path>
        </draw:g>
        <draw:path draw:style-name="gr29" draw:text-style-name="P23" draw:layer="layout" svg:width="0.323cm" svg:height="0.487cm" svg:x="26.48cm" svg:y="11.158cm" svg:viewBox="0 0 324 488" svg:d="M89 24l-44-9 2-15h108l-32 169c-1 5-2 11-4 17-2 7-2 12-3 18-1 7-2 12-4 17-2 4-1 8-2 10 9-10 18-20 28-29 9-9 20-17 31-24 12-6 23-12 36-16 13-5 24-5 36-5s22 0 32 4c9 3 17 6 24 13 7 6 12 13 15 22 4 9 6 20 6 33 0 3 0 6-1 11-1 4-1 10-2 15-1 6-2 12-4 17-2 6-2 11-3 17l-33 175 49 8-2 16h-113l37-200c1-5 2-10 3-16 1-5 2-11 3-16s2-10 2-14c1-5 1-9 1-11 0-10-3-18-9-25-6-6-15-10-28-10-10 0-21 2-32 7-11 4-22 10-32 17-11 7-19 14-28 23s-16 18-22 28l-42 217h-62z">
          <text:p/>
        </draw:path>
        <draw:g>
          <draw:path draw:style-name="gr35" draw:text-style-name="P1" draw:layer="layout" svg:width="0.781cm" svg:height="0.8cm" svg:x="25.511cm" svg:y="13.557cm" svg:viewBox="0 0 782 801" svg:d="M1 801c-1-10-1-20-1-30 0-418 334-743 782-771v801z">
            <text:p/>
          </draw:path>
          <draw:custom-shape draw:style-name="gr36" draw:text-style-name="P25" draw:layer="layout" svg:width="0.113cm" svg:height="0.103cm" svg:x="25.914cm" svg:y="1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7" draw:text-style-name="P26" draw:layer="layout" svg:width="0.49cm" svg:height="1.215cm" svg:x="24.603cm" svg:y="14.67cm" svg:viewBox="0 0 491 1216" svg:d="M345 307l42 9-3 15h-106l11-53c-21 20-41 35-59 45-19 10-38 15-56 15-14 0-27-2-38-7-13-5-23-13-32-22-9-10-16-21-21-36-6-14-8-31-8-50s2-38 7-57 12-37 20-53 20-32 33-45c11-15 25-26 41-36 15-10 32-18 50-24 17-6 37-8 57-8 16 0 31 1 44 4 14 2 27 6 40 10 1 0 2 0 3-1 0 0 1-1 2-2s2-1 4-3c2-1 5-3 8-5h20zM334 43c-5-2-9-5-12-7-5-2-9-3-14-5s-9-2-14-3c-6-1-11-1-18-1-21 0-40 6-56 17-17 12-31 27-43 44-11 18-20 38-27 60-6 23-9 45-9 66 0 15 2 28 5 38 4 9 8 19 14 25s12 11 19 14c7 4 16 5 24 5s16-2 24-5c8-2 16-6 23-11 8-4 16-9 23-14s15-12 21-18zM0 557v-33h491v33zM391 1216h-305v-51c25-21 48-40 68-58 21-17 40-32 57-47 17-14 31-29 44-42 12-14 23-28 31-43 8-14 15-30 19-47s6-36 6-57c0-30-7-52-22-68s-39-23-71-23c-8 0-15 0-23 2s-14 2-21 3c-7 2-13 4-19 7-6 1-11 3-15 6l-13 56h-24v-89c19-3 36-7 55-10 18-2 38-4 60-4 54 0 95 11 121 32 28 20 42 49 42 88 0 18-3 36-8 52-5 15-13 32-23 46s-22 30-36 43c-14 15-31 30-49 45-19 15-38 31-60 49-22 17-46 37-70 58h256z">
          <text:p/>
        </draw:path>
      </draw:page>
      <draw:page draw:name="page3" draw:style-name="dp1" draw:master-page-name="Standard">
        <office:forms form:automatic-focus="false" form:apply-design-mode="false"/>
        <draw:polygon draw:style-name="gr3" draw:text-style-name="P2" draw:layer="Pyramide" svg:width="11.027cm" svg:height="10.532cm" svg:x="2.997cm" svg:y="3.344cm" svg:viewBox="0 0 11028 10533" draw:points="11028,9385 0,10533 8210,0">
          <text:p/>
        </draw:polygon>
        <draw:polygon draw:style-name="gr4" draw:text-style-name="P3" draw:layer="Pyramide" svg:width="17.522cm" svg:height="4.796cm" svg:x="2.997cm" svg:y="12.729cm" svg:viewBox="0 0 17523 4797" draw:points="0,1148 4122,4797 17523,2863 11028,0">
          <text:p/>
        </draw:polygon>
        <draw:line draw:style-name="gr5" draw:text-style-name="P4" draw:layer="layout" svg:x1="14.024cm" svg:y1="12.729cm" svg:x2="7.124cm" svg:y2="17.526cm">
          <text:p/>
        </draw:line>
        <draw:line draw:style-name="gr5" draw:text-style-name="P4" draw:layer="Pyramide" svg:x1="2.997cm" svg:y1="13.877cm" svg:x2="20.52cm" svg:y2="15.604cm">
          <text:p/>
        </draw:line>
        <draw:polygon draw:style-name="gr26" draw:text-style-name="P22" draw:layer="Pyramide" svg:width="8.209cm" svg:height="12.259cm" svg:x="2.997cm" svg:y="3.344cm" svg:viewBox="0 0 8210 12260" draw:points="1989,12260 8210,0 0,10533">
          <text:p/>
        </draw:polygon>
        <draw:polygon draw:style-name="gr7" draw:text-style-name="P6" draw:layer="Pyramide" svg:width="8.209cm" svg:height="14.181cm" svg:x="2.997cm" svg:y="3.344cm" svg:viewBox="0 0 8210 14182" draw:points="4127,14182 0,10533 8210,0">
          <text:p/>
        </draw:polygon>
        <draw:polygon draw:style-name="gr8" draw:text-style-name="P7" draw:layer="Pyramide" svg:width="9.312cm" svg:height="12.259cm" svg:x="11.207cm" svg:y="3.344cm" svg:viewBox="0 0 9313 12260" draw:points="9313,12260 2787,9385 0,0">
          <text:p/>
        </draw:polygon>
        <draw:polygon draw:style-name="gr9" draw:text-style-name="P8" draw:layer="Pyramide" svg:width="13.395cm" svg:height="14.181cm" svg:x="7.124cm" svg:y="3.344cm" svg:viewBox="0 0 13396 14182" draw:points="13396,12260 0,14182 4083,0">
          <text:p/>
        </draw:polygon>
        <draw:line draw:style-name="gr5" draw:text-style-name="P4" draw:layer="Pyramide" svg:x1="11.207cm" svg:y1="14.679cm" svg:x2="11.207cm" svg:y2="3.344cm">
          <text:p/>
        </draw:line>
        <draw:line draw:style-name="gr5" draw:text-style-name="P21" draw:layer="layout" svg:x1="4.985cm" svg:y1="15.604cm" svg:x2="11.207cm" svg:y2="3.344cm">
          <text:p/>
        </draw:line>
        <draw:g>
          <draw:polygon draw:style-name="gr23" draw:text-style-name="P1" draw:layer="layout" svg:width="0.832cm" svg:height="1.055cm" draw:transform="skewX (-0.0820304748437334) rotate (0.560948821590977) translate (2.83985431460254cm 13.6581811114708cm)" svg:viewBox="0 0 833 1056" draw:points="0,274 167,1056 220,1039 300,1010 356,984 412,957 464,926 518,893 573,854 623,804 680,746 730,676 758,618 787,556 806,505 818,446 829,377 833,305 827,222 817,151 799,75 775,0">
            <text:p/>
          </draw:polygon>
          <draw:path draw:style-name="gr24" draw:text-style-name="P19" draw:layer="layout" svg:width="0.397cm" svg:height="1.17cm" draw:transform="skewX (-0.041538836197465) rotate (0.214151899219704) translate (3.32826363068296cm 13.282098016845cm)" svg:viewBox="0 0 398 1171" svg:d="M0 1171c774-573 180-1171 180-1171">
            <text:p/>
          </draw:path>
          <draw:frame draw:style-name="gr27" draw:text-style-name="P19" draw:layer="layout" svg:width="0.822cm" svg:height="0.821cm" draw:transform="skewX (0.076619954162551) rotate (-0.493055513688398) translate (3.383cm 13.286cm)">
            <draw:image xlink:href="Pictures/2000000F0000035200000378E6483A1F.svm" xlink:type="simple" xlink:show="embed" xlink:actuate="onLoad">
              <text:p/>
            </draw:image>
          </draw:frame>
        </draw:g>
        <draw:g>
          <draw:line draw:style-name="gr15" draw:text-style-name="P15" draw:layer="layout" svg:x1="2.485cm" svg:y1="15.814cm" svg:x2="3.846cm" svg:y2="14.884cm">
            <text:p/>
          </draw:line>
          <draw:ellipse draw:style-name="gr14" draw:text-style-name="P14" draw:layer="layout" svg:width="1.737cm" svg:height="1.587cm" svg:x="1.616cm" svg:y="15.021cm">
            <text:p/>
          </draw:ellipse>
          <draw:path draw:style-name="gr28" draw:text-style-name="P23" draw:layer="layout" svg:width="0.493cm" svg:height="1.214cm" svg:x="2.237cm" svg:y="15.213cm" svg:viewBox="0 0 494 1215" svg:d="M0 556h494v-36h-494zM348 307l43 9-3 15h-107l11-53c-21 20-42 35-61 45s-37 15-55 15c-15 0-28-2-39-7-13-5-24-13-33-22-9-10-16-21-21-36-5-14-8-31-8-50s3-38 7-57c5-19 12-37 21-53s20-32 32-45c12-15 26-26 42-36 15-10 33-18 51-24 17-6 37-8 57-8 17 0 32 1 45 4 14 2 27 6 40 10 1 0 2 0 3-1 1 0 2-1 3-2s2-1 3-3c3-1 5-3 8-5h21zM337 43c-5-2-9-5-14-7-3-2-7-3-12-5s-10-2-15-3-11-1-18-1c-21 0-40 6-56 17-17 12-31 27-43 44-12 18-21 38-28 60-6 23-9 45-9 66 0 15 2 28 5 38 4 9 8 19 14 25s12 11 20 14c8 4 15 5 23 5s17-2 25-5c7-2 16-6 24-11 7-4 15-9 23-14s14-12 21-18zM394 1215h-308v-49c26-21 49-40 69-56 21-16 41-32 58-46s31-28 44-41c12-13 23-27 32-40 8-15 14-30 18-47 4-16 7-35 7-55 0-29-8-51-23-66s-39-22-72-22c-7 0-15 0-22 0-7 1-15 3-22 5s-13 4-19 5c-6 2-11 5-16 7l-12 55h-25v-86c19-5 37-7 56-10 18-4 39-4 60-4 55 0 97 9 123 30 28 20 42 49 42 85 0 19-2 36-8 51s-13 31-23 45c-10 15-23 28-36 42-15 14-32 29-50 43-19 15-38 31-61 47-23 17-46 36-70 56h258z">
            <text:p/>
          </draw:path>
        </draw:g>
        <draw:g>
          <draw:line draw:style-name="gr15" draw:text-style-name="P15" draw:layer="layout" svg:x1="9.693cm" svg:y1="8.607cm" svg:x2="8.272cm" svg:y2="9.44cm">
            <text:p/>
          </draw:line>
          <draw:ellipse draw:style-name="gr14" draw:text-style-name="P14" draw:layer="layout" svg:width="1.209cm" svg:height="1.105cm" svg:x="9.027cm" svg:y="8.08cm">
            <text:p/>
          </draw:ellipse>
          <draw:path draw:style-name="gr29" draw:text-style-name="P23" draw:layer="layout" svg:width="0.603cm" svg:height="0.659cm" svg:x="9.334cm" svg:y="8.348cm" svg:viewBox="0 0 604 660" svg:d="M89 24l-44-9 2-15h108l-32 169c-1 5-2 11-4 17-2 7-2 12-3 18-1 7-2 12-4 17-2 4-1 8-2 10 9-10 18-20 28-29 9-9 20-17 31-24 12-6 23-12 36-16 13-5 24-5 36-5s22 0 32 4c9 3 17 6 24 13 7 6 12 13 15 22 4 9 6 20 6 33 0 3 0 6-1 11-1 4-1 10-2 15-1 6-2 12-4 17-2 6-2 11-3 17l-33 175 49 8-2 16h-113l37-200c1-5 2-10 3-16 1-5 2-11 3-16s2-10 2-14c1-5 1-9 1-11 0-10-3-18-9-25-6-6-15-10-28-10-10 0-21 2-32 7-11 4-22 10-32 17-11 7-19 14-28 23s-16 18-22 28l-42 217h-62zM569 641l26 5-2 9h-64l6-32c-13 12-25 21-36 28-11 6-22 9-33 9-9 0-17-2-24-5-8-3-14-7-20-13-5-6-8-13-12-21s-4-19-4-30c0-12 1-24 4-35s6-22 12-32c5-10 11-19 19-27s16-16 26-22 19-11 30-14c11-2 22-5 34-5 10 0 19 1 28 2s16 3 24 7c0-1 1-1 2-2l1-1c1-1 1-1 2-1 2 0 3-2 5-3h11zM563 482c-3-2-6-3-8-4-3-1-6-3-8-4-3 0-6-1-9-1-3-1-7-1-11-1-13 0-23 4-33 10-10 7-19 17-26 27-7 11-13 23-17 37-4 12-5 26-5 39 0 9 1 17 3 22 2 6 5 12 8 15 3 4 7 8 12 10 4 0 9 1 14 1s10 0 15-1c5-2 10-4 14-7s9-6 13-9 9-7 13-11z">
            <text:p/>
          </draw:path>
        </draw:g>
        <draw:g>
          <draw:line draw:style-name="gr15" draw:text-style-name="P15" draw:layer="layout" svg:x1="8.839cm" svg:y1="4.696cm" svg:x2="9.142cm" svg:y2="5.966cm">
            <text:p/>
          </draw:line>
          <draw:ellipse draw:style-name="gr14" draw:text-style-name="P14" draw:layer="layout" svg:width="1.209cm" svg:height="1.105cm" svg:x="8.232cm" svg:y="4.083cm">
            <text:p/>
          </draw:ellipse>
          <draw:path draw:style-name="gr29" draw:text-style-name="P23" draw:layer="layout" svg:width="0.36cm" svg:height="0.456cm" svg:x="8.658cm" svg:y="4.455cm" svg:viewBox="0 0 361 457" svg:d="M156 280c9 0 17 0 26-3s18-6 27-11c8-5 16-9 23-14 8-6 15-11 21-17l41-202c-6 0-11-2-16-3s-9-2-14-3-10-1-15-1c-5-1-11-1-18-1-19 0-38 6-55 16s-32 22-44 40c-12 16-22 35-29 57-7 21-10 43-10 66 0 10 1 21 4 30 2 9 6 18 12 25 5 6 12 12 20 16 8 5 16 5 27 5zM247 262c-5 5-11 11-19 18-9 6-19 13-30 19-11 5-22 11-34 16-12 4-25 6-36 6-16 0-31-3-44-8s-24-13-33-22c-7-10-14-21-18-34s-7-29-7-44c0-20 2-38 7-56 5-19 13-36 21-51 9-16 20-30 33-44 13-13 28-23 44-33 15-9 32-16 50-22 18-5 38-7 57-7 8 0 18 0 29 1s22 2 33 4c12 0 23 1 32 3 10 2 21 4 29 6l-63 312c-5 23-12 43-21 60s-21 30-35 41c-13 10-30 18-50 23-19 4-42 7-67 7-13 0-27-1-40-3-12-1-24-3-35-5-10-2-20-5-29-7-9-3-16-6-21-9l7-74h17l14 42c8 7 19 13 34 18 14 4 32 7 53 7 18 0 33-2 46-7s24-11 33-19c8-7 15-17 19-27 5-11 8-22 10-34z">
            <text:p/>
          </draw:path>
        </draw:g>
        <draw:custom-shape draw:style-name="gr31" draw:text-style-name="P1" draw:layer="layout" svg:width="6.843cm" svg:height="2.599cm" svg:x="21.455cm" svg:y="10.292cm">
          <text:p/>
          <draw:enhanced-geometry svg:viewBox="0 0 21600 21600" draw:type="rectangle" draw:enhanced-path="M 0 0 L 21600 0 21600 21600 0 21600 0 0 Z N"/>
        </draw:custom-shape>
        <draw:custom-shape draw:style-name="gr38" draw:text-style-name="P1" draw:layer="layout" svg:width="6.843cm" svg:height="2.056cm" svg:x="21.456cm" svg:y="13.278cm">
          <text:p/>
          <draw:enhanced-geometry svg:viewBox="0 0 21600 21600" draw:type="rectangle" draw:enhanced-path="M 0 0 L 21600 0 21600 21600 0 21600 0 0 Z N"/>
        </draw:custom-shape>
        <draw:frame draw:style-name="gr13" draw:text-style-name="P13" draw:layer="layout" svg:width="3.057cm" svg:height="1.762cm" svg:x="21.938cm" svg:y="13.392cm">
          <loext:p/>
          <draw:object xlink:href="./Object 7" xlink:type="simple" xlink:show="embed" xlink:actuate="onLoad"/>
          <draw:image xlink:href="./ObjectReplacements/Object 7" xlink:type="simple" xlink:show="embed" xlink:actuate="onLoad"/>
        </draw:frame>
        <draw:custom-shape draw:style-name="gr32" draw:text-style-name="P1" draw:layer="layout" svg:width="6.843cm" svg:height="8.266cm" svg:x="21.411cm" svg:y="1.706cm">
          <text:p/>
          <draw:enhanced-geometry svg:viewBox="0 0 21600 21600" draw:type="rectangle" draw:enhanced-path="M 0 0 L 21600 0 21600 21600 0 21600 0 0 Z N"/>
        </draw:custom-shape>
        <draw:polygon draw:style-name="gr33" draw:text-style-name="P24" draw:layer="layout" svg:width="3.178cm" svg:height="6.155cm" svg:x="23.07cm" svg:y="2.092cm" svg:viewBox="0 0 3179 6156" draw:points="0,6156 3154,0 3179,6156">
          <text:p/>
        </draw:polygon>
        <draw:path draw:style-name="gr34" draw:text-style-name="P1" draw:layer="layout" svg:width="0.952cm" svg:height="0.872cm" svg:x="23.057cm" svg:y="7.375cm" svg:viewBox="0 0 953 873" svg:d="M452 0c89 46 161 100 231 167 85 84 152 181 198 290 46 108 72 228 72 355 0 11 0 24 0 36-2 3-3 8-5 12-2 3-6 7-11 9-5 3-9 4-14 4h-919c-2 0-3 0-4 0z">
          <text:p/>
        </draw:path>
        <draw:g>
          <draw:path draw:style-name="gr35" draw:text-style-name="P1" draw:layer="layout" svg:width="0.781cm" svg:height="0.8cm" svg:x="25.467cm" svg:y="7.447cm" svg:viewBox="0 0 782 801" svg:d="M1 801c-1-10-1-20-1-30 0-418 334-743 782-771v801z">
            <text:p/>
          </draw:path>
          <draw:custom-shape draw:style-name="gr36" draw:text-style-name="P25" draw:layer="layout" svg:width="0.113cm" svg:height="0.103cm" svg:x="25.87cm" svg:y="7.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7" draw:text-style-name="P26" draw:layer="layout" svg:width="0.356cm" svg:height="0.479cm" svg:x="23.639cm" svg:y="5.509cm" svg:viewBox="0 0 357 480" svg:d="M154 295c9 0 18-2 26-5 9-2 18-6 27-10 8-5 16-10 24-16 6-5 13-12 19-17l41-212c-6-1-11-2-16-3s-9-2-14-3-9-1-15-2c-5 0-11 0-17 0-20 0-38 5-55 16-17 10-32 24-43 41-13 17-22 38-29 61-7 22-10 45-10 69 0 12 1 22 4 32 2 10 6 18 11 25 6 8 12 14 20 18 8 3 17 6 27 6zM245 276c-5 4-12 11-20 18s-18 14-29 20-22 13-34 17c-12 5-24 6-35 6-17 0-31-2-44-8-13-5-23-13-32-23-8-10-14-22-19-36-5-15-6-30-6-47 0-20 2-39 7-58s12-37 20-54c10-16 21-31 34-45s27-25 43-35c14-10 31-17 49-23 18-5 37-8 56-8 9 0 18 0 29 1s22 2 33 4c11 0 22 2 32 4 11 2 20 4 28 5l-62 329c-5 24-12 46-21 63s-20 32-34 43c-13 11-30 19-50 24-19 5-42 7-66 7-14 0-27 0-39-2-13-1-25-4-36-6-10-2-20-5-28-8-9-3-16-5-21-8l7-79h17l13 44c9 8 20 14 34 20 15 5 32 7 53 7 17 0 33-2 46-7 12-5 23-12 31-20 9-8 15-18 20-29s8-23 10-36z">
          <text:p/>
        </draw:path>
        <draw:path draw:style-name="gr37" draw:text-style-name="P26" draw:layer="layout" svg:width="0.32cm" svg:height="0.487cm" svg:x="26.483cm" svg:y="5.182cm" svg:viewBox="0 0 321 488" svg:d="M88 24l-43-9 2-15h107l-32 169c-1 5-3 11-4 17-1 7-2 12-3 18-1 7-3 12-4 17-1 4-2 8-2 10 8-10 18-20 28-29 9-9 19-17 30-24 12-6 23-12 35-16 12-5 25-5 37-5 11 0 21 0 31 4 9 3 17 6 24 13 6 6 12 13 15 22 4 9 6 20 6 33 0 3-1 6-1 11-1 4-2 10-3 15-1 6-2 12-3 17-1 6-2 11-3 17l-33 175 49 8-3 16h-111l37-200c1-5 2-10 3-16 1-5 2-11 3-16s1-10 2-14c0-5 0-9 0-11 0-10-3-18-9-25-6-6-14-10-27-10-11 0-21 2-32 7-11 4-22 10-32 17s-19 14-27 23c-9 9-16 18-22 28l-42 217h-61z">
          <text:p/>
        </draw:path>
        <draw:path draw:style-name="gr37" draw:text-style-name="P27" draw:layer="layout" svg:width="0.196cm" svg:height="0.2cm" svg:x="26.887cm" svg:y="5.64cm" svg:viewBox="0 0 197 201" svg:d="M162 182l25 5-2 9h-63l7-31c-13 11-25 20-37 27-11 5-22 9-33 9-8 0-15-2-23-5-7-2-13-7-19-12-6-6-9-14-12-22s-5-18-5-29c0-12 1-24 4-34 3-11 7-22 13-32 5-10 11-19 19-27s15-16 24-21c9-6 19-11 30-14s23-5 35-5c9 0 18 1 26 2s16 3 24 6c0 0 1 0 1-1 1 0 1 0 2-1 1 0 1-1 2-1s3-2 5-3h12zM155 26c-3-2-6-3-8-4s-5-3-8-4c-2-1-5-1-8-2-3 0-6 0-10 0-13 0-24 3-34 10s-19 16-26 26c-7 11-12 23-15 36-4 13-6 26-6 40 0 8 1 15 3 21 2 7 4 11 8 15 3 4 7 7 11 9s9 3 14 3 10-1 15-3 10-4 14-7c5-2 10-5 14-9 4-3 9-7 13-10z">
          <text:p/>
        </draw:path>
        <draw:path draw:style-name="gr37" draw:text-style-name="P28" draw:layer="layout" svg:width="0.329cm" svg:height="0.622cm" svg:x="23.466cm" svg:y="7.597cm" svg:viewBox="0 0 330 623" svg:d="M101 428c4 13 13 23 26 32 12 8 28 12 46 12 27 0 49-11 63-32 16-22 24-52 24-88 0-38-8-68-23-91-14-24-36-40-65-48h-1-1c-1 0-4 1-8 2-18 8-32 11-41 11-7 0-12-2-16-5-3-4-5-8-5-16 0-6 2-11 5-14 4-3 10-4 18-4 6 0 19 3 39 10l12 4h1c17-6 30-17 38-32 8-14 12-33 12-56 0-29-7-52-21-70-15-18-34-26-59-26-28 0-49 10-62 31s-20 55-20 103v472h-63v-406c0-70 14-123 41-161 26-38 66-56 116-56 40 0 73 10 97 29 26 19 38 44 38 75 0 22-9 42-26 59s-42 31-76 41l-6 1 6 2c46 11 81 27 105 50s35 51 35 84c0 43-13 78-42 105-28 27-62 42-105 42-27 0-49-7-67-18-18-10-28-25-31-42z">
          <text:p/>
        </draw:path>
        <draw:path draw:style-name="gr37" draw:text-style-name="P26" draw:layer="layout" svg:width="0.49cm" svg:height="1.215cm" svg:x="24.603cm" svg:y="8.427cm" svg:viewBox="0 0 491 1216" svg:d="M345 307l42 9-3 15h-106l11-53c-21 20-41 35-59 45-19 10-38 15-56 15-14 0-27-2-38-7-13-5-23-13-32-22-9-10-16-21-21-36-6-14-8-31-8-50s2-38 7-57 12-37 20-53 20-32 33-45c11-15 25-26 41-36 15-10 32-18 50-24 17-6 37-8 57-8 16 0 31 1 44 4 14 2 27 6 40 10 1 0 2 0 3-1 0 0 1-1 2-2s2-1 4-3c2-1 5-3 8-5h20zM334 43c-5-2-9-5-12-7-5-2-9-3-14-5s-9-2-14-3c-6-1-11-1-18-1-21 0-40 6-56 17-17 12-31 27-43 44-11 18-20 38-27 60-6 23-9 45-9 66 0 15 2 28 5 38 4 9 8 19 14 25s12 11 19 14c7 4 16 5 24 5s16-2 24-5c8-2 16-6 23-11 8-4 16-9 23-14s15-12 21-18zM0 557v-33h491v33zM391 1216h-305v-51c25-21 48-40 68-58 21-17 40-32 57-47 17-14 31-29 44-42 12-14 23-28 31-43 8-14 15-30 19-47s6-36 6-57c0-30-7-52-22-68s-39-23-71-23c-8 0-15 0-23 2s-14 2-21 3c-7 2-13 4-19 7-6 1-11 3-15 6l-13 56h-24v-89c19-3 36-7 55-10 18-2 38-4 60-4 54 0 95 11 121 32 28 20 42 49 42 88 0 18-3 36-8 52-5 15-13 32-23 46s-22 30-36 43c-14 15-31 30-49 45-19 15-38 31-60 49-22 17-46 37-70 58h256z">
          <text:p/>
        </draw:path>
      </draw:page>
      <draw:page draw:name="page4" draw:style-name="dp1" draw:master-page-name="Standard">
        <office:forms form:automatic-focus="false" form:apply-design-mode="false"/>
        <draw:polygon draw:style-name="gr3" draw:text-style-name="P2" draw:layer="Pyramide" svg:width="11.027cm" svg:height="10.532cm" svg:x="2.997cm" svg:y="3.344cm" svg:viewBox="0 0 11028 10533" draw:points="11028,9385 0,10533 8210,0">
          <text:p/>
        </draw:polygon>
        <draw:polygon draw:style-name="gr4" draw:text-style-name="P3" draw:layer="Pyramide" svg:width="17.522cm" svg:height="4.796cm" svg:x="2.997cm" svg:y="12.729cm" svg:viewBox="0 0 17523 4797" draw:points="0,1148 4122,4797 17523,2863 11028,0">
          <text:p/>
        </draw:polygon>
        <draw:line draw:style-name="gr5" draw:text-style-name="P4" draw:layer="Pyramide" svg:x1="2.997cm" svg:y1="13.877cm" svg:x2="20.52cm" svg:y2="15.604cm">
          <text:p/>
        </draw:line>
        <draw:polygon draw:style-name="gr26" draw:text-style-name="P22" draw:layer="Pyramide" svg:width="4.126cm" svg:height="6.81cm" svg:x="2.997cm" svg:y="10.715cm" svg:viewBox="0 0 4127 6811" draw:points="4127,6811 2463,0 0,3142">
          <text:p/>
        </draw:polygon>
        <draw:polygon draw:style-name="gr7" draw:text-style-name="P6" draw:layer="Pyramide" svg:width="8.209cm" svg:height="14.181cm" svg:x="2.997cm" svg:y="3.344cm" svg:viewBox="0 0 8210 14182" draw:points="4127,14182 0,10533 8210,0">
          <text:p/>
        </draw:polygon>
        <draw:polygon draw:style-name="gr8" draw:text-style-name="P7" draw:layer="Pyramide" svg:width="9.312cm" svg:height="12.259cm" svg:x="11.207cm" svg:y="3.344cm" svg:viewBox="0 0 9313 12260" draw:points="9313,12260 2787,9385 0,0">
          <text:p/>
        </draw:polygon>
        <draw:polygon draw:style-name="gr9" draw:text-style-name="P8" draw:layer="Pyramide" svg:width="13.395cm" svg:height="14.181cm" svg:x="7.125cm" svg:y="3.344cm" svg:viewBox="0 0 13396 14182" draw:points="13396,12260 0,14182 4083,0">
          <text:p/>
        </draw:polygon>
        <draw:line draw:style-name="gr5" draw:text-style-name="P4" draw:layer="Pyramide" svg:x1="11.207cm" svg:y1="14.679cm" svg:x2="11.207cm" svg:y2="3.344cm">
          <text:p/>
        </draw:line>
        <draw:line draw:style-name="gr5" draw:text-style-name="P4" draw:layer="layout" svg:x1="5.46cm" svg:y1="10.715cm" svg:x2="7.124cm" svg:y2="17.526cm">
          <text:p/>
        </draw:line>
        <draw:line draw:style-name="gr5" draw:text-style-name="P4" draw:layer="layout" svg:x1="14.025cm" svg:y1="12.729cm" svg:x2="7.125cm" svg:y2="17.526cm">
          <text:p/>
        </draw:line>
        <draw:g>
          <draw:g>
            <draw:line draw:style-name="gr15" draw:text-style-name="P15" draw:layer="layout" svg:x1="3.766cm" svg:y1="16.52cm" svg:x2="4.621cm" svg:y2="15.478cm">
              <text:p/>
            </draw:line>
            <draw:ellipse draw:style-name="gr14" draw:text-style-name="P14" draw:layer="layout" svg:width="1.209cm" svg:height="1.105cm" svg:x="3.066cm" svg:y="16.059cm">
              <text:p/>
            </draw:ellipse>
          </draw:g>
          <draw:path draw:style-name="gr29" draw:text-style-name="P23" draw:layer="layout" svg:width="0.331cm" svg:height="0.337cm" svg:x="3.506cm" svg:y="16.44cm" svg:viewBox="0 0 332 338" svg:d="M273 307l43 9-3 15h-107l11-53c-22 20-42 35-61 45s-38 15-55 15c-15 0-28-2-41-7-12-5-22-13-31-22-9-10-16-21-21-36-5-14-8-31-8-50s2-38 7-57 12-37 21-53 19-32 31-45c13-15 27-26 43-36 15-10 32-18 50-24 19-6 38-8 58-8 16 0 31 1 45 4 14 2 27 6 40 10 1 0 2 0 3-1 1 0 2-1 3-2s2-1 3-3c2-1 5-3 8-5h20zM262 43c-5-2-9-5-14-7-4-2-9-3-13-5s-9-2-14-3-11-1-18-1c-21 0-40 6-57 17-16 12-31 27-42 44-12 18-21 38-28 60-6 23-9 45-9 66 0 15 2 28 5 38 4 9 8 19 14 25s12 11 20 14c8 4 15 5 23 5s16-2 24-5c8-2 16-6 24-11 8-4 16-9 24-14s14-12 21-18z">
            <text:p/>
          </draw:path>
        </draw:g>
        <draw:g>
          <draw:ellipse draw:style-name="gr14" draw:text-style-name="P14" draw:layer="layout" svg:width="1.209cm" svg:height="1.105cm" svg:x="7.02cm" svg:y="11.282cm">
            <text:p/>
          </draw:ellipse>
          <draw:line draw:style-name="gr15" draw:text-style-name="P15" draw:layer="layout" svg:x1="7.201cm" svg:y1="12.053cm" svg:x2="6.035cm" svg:y2="12.67cm">
            <text:p/>
          </draw:line>
          <draw:path draw:style-name="gr29" draw:text-style-name="P23" draw:layer="layout" svg:width="0.606cm" svg:height="0.747cm" svg:x="7.325cm" svg:y="11.521cm" svg:viewBox="0 0 607 748" svg:d="M89 24l-44-9 2-15h108l-32 169c-1 5-2 11-4 17-2 7-2 12-3 18-1 7-2 12-4 17-2 4-1 8-2 10 9-10 18-20 28-29 9-9 20-17 31-24 12-6 23-12 36-16 13-5 24-5 36-5s22 0 32 4c9 3 17 6 24 13 7 6 12 13 15 22 4 9 6 20 6 33 0 3 0 6-1 11-1 4-1 10-2 15-1 6-2 12-4 17-2 6-2 11-3 17l-33 175 49 8-2 16h-113l37-200c1-5 2-10 3-16 1-5 2-11 3-16s2-10 2-14c1-5 1-9 1-11 0-10-3-18-9-25-6-6-15-10-28-10-10 0-21 2-32 7-11 4-22 10-32 17-11 7-19 14-28 23s-16 18-22 28l-42 217h-62zM485 637c5 0 10-1 16-3 5-2 10-3 15-6s10-6 14-10c5-3 9-6 13-10l25-128c-4 0-7 0-10-1s-6-1-9-2c-2 0-5-1-9-1-3 0-6 0-10 0-13 0-23 3-33 9s-19 14-27 25-13 23-17 36c-4 14-7 28-7 42 0 7 1 14 3 20 1 5 4 11 7 15 3 5 7 8 12 10 5 3 11 4 17 4zM540 625c-3 4-8 7-13 11s-11 9-17 13c-5 3-13 7-20 10-8 2-15 3-22 3-10 0-19-1-27-4-8-4-14-8-19-15-5-6-9-12-11-21-3-9-4-18-4-28 0-12 1-24 4-36s7-21 12-31 13-19 20-28c7-8 17-15 26-21 10-6 20-10 31-14 10-3 22-4 34-4 5 0 11 0 17 1 6 0 13 0 20 1s14 2 20 3 11 2 16 3l-37 198c-3 14-7 27-13 38-5 10-12 19-21 25-8 7-18 12-29 15-12 2-26 4-41 4-8 0-16-1-24-2-8 0-15-1-21-3-6-1-12-3-17-5s-10-3-13-4l4-47h11l8 26c4 4 11 8 20 12 9 2 19 4 32 4 11 0 20-2 28-4 8-4 14-8 19-13 5-4 9-11 11-17 3-6 5-14 7-21z">
            <text:p/>
          </draw:path>
        </draw:g>
        <draw:custom-shape draw:style-name="gr39" draw:text-style-name="P1" draw:layer="layout" svg:width="6.843cm" svg:height="1.249cm" svg:x="21.458cm" svg:y="13.179cm">
          <text:p/>
          <draw:enhanced-geometry svg:viewBox="0 0 21600 21600" draw:type="rectangle" draw:enhanced-path="M 0 0 L 21600 0 21600 21600 0 21600 0 0 Z N"/>
        </draw:custom-shape>
        <draw:frame draw:style-name="gr13" draw:text-style-name="P13" draw:layer="layout" svg:width="3.835cm" svg:height="0.881cm" svg:x="22.672cm" svg:y="13.291cm">
          <loext:p/>
          <draw:object xlink:href="./Object 9" xlink:type="simple" xlink:show="embed" xlink:actuate="onLoad"/>
          <draw:image xlink:href="./ObjectReplacements/Object 9" xlink:type="simple" xlink:show="embed" xlink:actuate="onLoad"/>
        </draw:frame>
        <draw:custom-shape draw:style-name="gr40" draw:text-style-name="P1" draw:layer="layout" svg:width="6.843cm" svg:height="4.441cm" svg:x="21.412cm" svg:y="8.268cm">
          <text:p/>
          <draw:enhanced-geometry svg:viewBox="0 0 21600 21600" draw:type="rectangle" draw:enhanced-path="M 0 0 L 21600 0 21600 21600 0 21600 0 0 Z N"/>
        </draw:custom-shape>
        <draw:polygon draw:style-name="gr33" draw:text-style-name="P24" draw:layer="layout" svg:width="3.043cm" svg:height="5.301cm" draw:transform="skewX (-0.0787143492649442) rotate (-2.14867484213022) translate (27.9538591763564cm 11.5201769522992cm)" svg:viewBox="0 0 3044 5302" draw:points="3044,5302 24,0 0,5302">
          <text:p/>
        </draw:polygon>
        <draw:path draw:style-name="gr34" draw:text-style-name="P1" draw:layer="layout" svg:width="1.146cm" svg:height="1.113cm" draw:transform="skewX (-0.077841684638947) rotate (-2.14884937505542) translate (23.2283159397728cm 11.0999875484807cm)" svg:viewBox="0 0 1147 1114" svg:d="M475 0c-109 62-69 56-151 148-101 114-183 249-239 396-54 150-85 314-84 486 0 17-1 33-1 49 0 6 3 12 5 19 3 3 8 9 13 13 4 3 12 3 17 3h1108c1 0 3 0 4-1z">
          <text:p/>
        </draw:path>
        <draw:g>
          <draw:path draw:style-name="gr35" draw:text-style-name="P1" draw:layer="layout" svg:width="0.591cm" svg:height="0.689cm" draw:transform="skewX (-0.0795870138909414) rotate (-2.14902390798062) translate (23.8931097798514cm 9.30462936177498cm)" svg:viewBox="0 0 592 690" svg:d="M592 689c0-8 0-17 0-26 0-359-253-639-592-663v690z">
            <text:p/>
          </draw:path>
          <draw:custom-shape draw:style-name="gr36" draw:text-style-name="P25" draw:layer="layout" svg:width="0.085cm" svg:height="0.088cm" draw:transform="skewX (-0.0794124809657419) rotate (2.10853226933435) translate (23.368cm 9.36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37" draw:text-style-name="P26" draw:layer="layout" svg:width="0.603cm" svg:height="0.739cm" svg:x="25.559cm" svg:y="9.336cm" svg:viewBox="0 0 604 740" svg:d="M88 24l-43-9 2-15h106l-32 168c-1 6-2 11-3 17-1 7-2 13-3 19-1 5-3 11-4 16-1 4-2 8-2 10 8-10 17-20 27-29 9-9 20-16 31-24 11-7 23-11 35-15s24-6 36-6 22 1 31 4c10 3 18 7 24 13 7 6 12 13 16 22s5 20 5 33c0 3 0 6-1 12 0 4-1 9-2 14-1 6-2 12-3 17-1 6-2 12-3 17l-33 174 49 8-3 16h-112l37-199c1-5 2-10 3-16l3-16c1-5 2-10 2-14 1-5 1-8 1-10 0-11-3-19-9-26-6-6-14-10-27-10-11 0-22 3-33 8-11 3-21 10-31 16s-19 15-28 24c-8 9-16 18-22 27l-41 216h-61zM484 631c5 0 10-1 15-3 6-2 10-4 15-6 5-3 10-7 14-9 5-4 9-8 13-10l24-127c-3-1-6-2-9-2s-6-2-9-2-5-1-9-1h-10c-12 0-22 3-33 9-10 7-19 15-26 25-7 11-13 22-17 36s-7 27-7 42c0 6 1 12 3 19 2 6 4 11 7 15 3 5 7 7 12 10s10 4 17 4zM537 619c-3 3-7 7-12 11s-11 8-17 12c-5 5-12 8-20 10-8 3-14 4-21 4-10 0-19-2-27-5-7-3-14-8-19-14s-8-13-11-22c-2-8-4-17-4-27 0-13 2-24 5-35s6-22 12-32 12-19 19-27 17-14 26-21c9-6 20-10 31-13 10-4 21-5 33-5 5 0 10 0 17 1 6 0 13 1 20 2s13 2 19 3c7 0 12 1 16 2l-36 196c-3 14-7 27-13 37-5 11-12 19-21 25-8 6-18 12-29 15-11 2-25 4-40 4-8 0-16-1-24-2-7-1-14-2-21-3-6-1-11-3-17-5-5-2-9-3-12-4l4-47h10l8 26c5 4 12 9 20 12 9 2 19 4 32 4 11 0 20-2 28-4 7-3 14-8 18-12 5-5 9-11 12-17 2-7 4-14 6-21z">
          <text:p/>
        </draw:path>
        <draw:path draw:style-name="gr37" draw:text-style-name="P26" draw:layer="layout" svg:width="0.327cm" svg:height="0.336cm" svg:x="24.488cm" svg:y="11.844cm" svg:viewBox="0 0 328 337" svg:d="M270 306l42 9-3 15h-106l11-53c-21 20-41 35-60 45-18 10-37 15-55 15-14 0-27-2-39-7-13-5-22-12-31-21-9-10-16-22-21-37-5-14-8-30-8-49s2-38 7-57 12-37 21-53 18-32 31-46c13-15 26-25 41-35s33-18 50-24c18-5 37-8 57-8 17 0 31 1 45 4 14 2 27 6 40 10 0 0 1 0 2-1s2-1 3-2 2-2 3-3c3-1 6-3 9-5h19zM259 43c-5-2-9-5-14-7-4-3-8-3-13-5-4-2-8-3-14-3s-11-1-17-1c-21 0-40 6-57 17-16 12-30 26-42 44-11 18-20 38-27 60-7 23-9 44-9 66 0 15 2 27 5 37s8 19 14 25 12 11 19 14c8 3 15 5 23 5 9 0 16-2 24-5 8-2 16-6 24-10 8-3 16-9 23-15 8-6 14-12 21-18z">
          <text:p/>
        </draw:path>
        <draw:path draw:style-name="gr37" draw:text-style-name="P28" draw:layer="layout" svg:width="0.328cm" svg:height="0.621cm" svg:x="22.205cm" svg:y="10.815cm" svg:viewBox="0 0 329 622" svg:d="M101 427c4 13 13 24 26 32 13 9 28 12 46 12 27 0 49-10 63-32 16-22 24-51 24-88s-8-68-23-91c-14-24-36-39-66-48h-1c-1 1-4 2-8 2-18 8-32 12-42 12-6 0-12-2-15-5-4-4-5-9-5-17 0-6 1-10 5-13s10-5 18-5c6 0 19 4 39 10l12 5c18-7 30-17 39-32 8-14 12-33 12-56 0-30-7-53-22-70-14-18-34-26-58-26-28 0-49 10-62 31s-20 55-20 103v471h-63v-406c0-69 14-122 41-160 27-37 66-56 116-56 40 0 73 10 97 29 25 19 38 43 38 75 0 22-9 42-27 59-17 16-42 30-75 41l-6 1 6 1c46 11 81 27 105 50s34 51 34 84c0 43-13 78-41 105s-63 42-105 42c-27 0-49-7-67-17-18-11-28-26-31-43z">
          <text:p/>
        </draw:path>
        <draw:g>
          <draw:polygon draw:style-name="gr23" draw:text-style-name="P1" draw:layer="layout" svg:width="0.832cm" svg:height="1.055cm" draw:transform="skewX (-0.0820304748437334) rotate (0.560948821590977) translate (2.84085431460254cm 13.6591811114708cm)" svg:viewBox="0 0 833 1056" draw:points="0,274 167,1056 220,1039 300,1010 356,984 412,957 464,926 518,893 573,854 623,804 680,746 730,676 758,618 787,556 806,505 818,446 829,377 833,305 827,222 817,151 799,75 775,0">
            <text:p/>
          </draw:polygon>
          <draw:path draw:style-name="gr24" draw:text-style-name="P19" draw:layer="layout" svg:width="0.397cm" svg:height="1.17cm" draw:transform="skewX (-0.041538836197465) rotate (0.214151899219704) translate (3.32926363068296cm 13.283098016845cm)" svg:viewBox="0 0 398 1171" svg:d="M0 1171c774-573 180-1171 180-1171">
            <text:p/>
          </draw:path>
          <draw:frame draw:style-name="gr27" draw:text-style-name="P19" draw:layer="layout" svg:width="0.822cm" svg:height="0.821cm" draw:transform="skewX (0.076619954162551) rotate (-0.493055513688398) translate (3.384cm 13.287cm)">
            <draw:image xlink:href="Pictures/2000000F0000035200000378E6483A1F.svm" xlink:type="simple" xlink:show="embed" xlink:actuate="onLoad">
              <text:p/>
            </draw:image>
          </draw:frame>
        </draw:g>
      </draw:page>
      <draw:page draw:name="page5" draw:style-name="dp1" draw:master-page-name="Standard">
        <office:forms form:automatic-focus="false" form:apply-design-mode="false"/>
        <draw:polygon draw:style-name="gr3" draw:text-style-name="P2" draw:layer="Pyramide" svg:width="11.027cm" svg:height="10.532cm" svg:x="2.997cm" svg:y="3.344cm" svg:viewBox="0 0 11028 10533" draw:points="11028,9385 0,10533 8210,0">
          <text:p/>
        </draw:polygon>
        <draw:polygon draw:style-name="gr4" draw:text-style-name="P3" draw:layer="Pyramide" svg:width="17.522cm" svg:height="4.796cm" svg:x="2.997cm" svg:y="12.729cm" svg:viewBox="0 0 17523 4797" draw:points="0,1148 4122,4797 17523,2863 11028,0">
          <text:p/>
        </draw:polygon>
        <draw:line draw:style-name="gr5" draw:text-style-name="P4" draw:layer="Pyramide" svg:x1="2.997cm" svg:y1="13.877cm" svg:x2="20.52cm" svg:y2="15.604cm">
          <text:p/>
        </draw:line>
        <draw:polygon draw:style-name="gr6" draw:text-style-name="P5" draw:layer="Pyramide" svg:width="5.746cm" svg:height="6.81cm" svg:x="5.46cm" svg:y="10.715cm" svg:viewBox="0 0 5747 6811" draw:points="1664,6811 0,0 5747,3968">
          <text:p/>
        </draw:polygon>
        <draw:polygon draw:style-name="gr24" draw:text-style-name="P19" draw:layer="Pyramide" svg:width="7.011cm" svg:height="7.846cm" draw:transform="skewX (0.0387463093942741) rotate (1.81234989527091) translate (7.12372926529163cm 17.5259806100962cm)" svg:viewBox="0 0 7012 7847" draw:points="7012,14 3311,7847 0,0">
          <text:p/>
        </draw:polygon>
        <draw:polygon draw:style-name="gr7" draw:text-style-name="P6" draw:layer="Pyramide" svg:width="8.209cm" svg:height="14.181cm" svg:x="2.997cm" svg:y="3.344cm" svg:viewBox="0 0 8210 14182" draw:points="4127,14182 0,10533 8210,0">
          <text:p/>
        </draw:polygon>
        <draw:polygon draw:style-name="gr8" draw:text-style-name="P7" draw:layer="Pyramide" svg:width="9.312cm" svg:height="12.259cm" svg:x="11.207cm" svg:y="3.344cm" svg:viewBox="0 0 9313 12260" draw:points="9313,12260 2787,9385 0,0">
          <text:p/>
        </draw:polygon>
        <draw:polygon draw:style-name="gr9" draw:text-style-name="P8" draw:layer="Pyramide" svg:width="13.395cm" svg:height="14.181cm" svg:x="7.124cm" svg:y="3.344cm" svg:viewBox="0 0 13396 14182" draw:points="13396,12260 0,14182 4083,0">
          <text:p/>
        </draw:polygon>
        <draw:line draw:style-name="gr5" draw:text-style-name="P4" draw:layer="Pyramide" svg:x1="11.207cm" svg:y1="14.679cm" svg:x2="11.207cm" svg:y2="3.344cm">
          <text:p/>
        </draw:line>
        <draw:g>
          <draw:g>
            <draw:polygon draw:style-name="gr23" draw:text-style-name="P1" draw:layer="layout" svg:width="1.234cm" svg:height="1.353cm" svg:x="5.46cm" svg:y="10.715cm" svg:viewBox="0 0 1235 1354" draw:points="0,0 336,1354 373,1354 427,1354 520,1344 642,1324 754,1293 856,1251 965,1191 1068,1107 1152,1011 1201,934 1235,852">
              <text:p/>
            </draw:polygon>
            <draw:path draw:style-name="gr24" draw:text-style-name="P19" draw:layer="layout" svg:width="0.996cm" svg:height="0.332cm" draw:transform="skewX (-0.0396189740202713) rotate (0.2153736296961) translate (5.72138540062803cm 11.7802372462498cm)" svg:viewBox="0 0 997 333" svg:d="M0 298c737 163 997-298 997-298">
              <text:p/>
            </draw:path>
          </draw:g>
          <draw:frame draw:style-name="gr25" draw:text-style-name="P20" draw:layer="Pyramide" svg:width="1.482cm" svg:height="1.323cm" draw:transform="skewX (-0.0694641042293743) rotate (0.415388361974651) translate (5.108cm 11.295cm)">
            <draw:image xlink:href="Pictures/2000000F000003AB00000378662F2AB5.svm" xlink:type="simple" xlink:show="embed" xlink:actuate="onLoad">
              <text:p/>
            </draw:image>
          </draw:frame>
        </draw:g>
        <draw:g>
          <draw:line draw:style-name="gr15" draw:text-style-name="P15" draw:layer="layout" svg:x1="11.465cm" svg:y1="16.376cm" svg:x2="9.729cm" svg:y2="15.824cm">
            <text:p/>
          </draw:line>
          <draw:ellipse draw:style-name="gr14" draw:text-style-name="P14" draw:layer="layout" svg:width="1.737cm" svg:height="1.587cm" svg:x="10.597cm" svg:y="15.559cm">
            <text:p/>
          </draw:ellipse>
          <draw:path draw:style-name="gr28" draw:text-style-name="P23" draw:layer="layout" svg:width="0.52cm" svg:height="1.374cm" svg:x="11.215cm" svg:y="15.68cm" svg:viewBox="0 0 521 1375" svg:d="M0 717h521v-36h-521zM346 165c0-3 0-7 1-12 1-6 2-11 3-16 1-6 2-11 3-17 1-5 1-9 2-12l16-84-57-9 3-15h121l-90 463 43 9-3 16h-107l11-54c-21 20-42 36-61 46-19 9-37 15-55 15-15 0-29-3-41-8-12-6-23-13-31-23s-16-22-21-36c-5-15-7-31-7-49 0-20 2-39 7-58s11-36 20-52c9-17 20-32 32-46 11-13 26-25 41-35 16-10 33-17 51-22 18-7 37-9 57-9 13 0 24 0 34 2 9 2 19 3 28 6zM337 201c-9-6-17-10-26-13-10-3-21-4-34-4-14 0-27 2-39 8-11 5-22 12-32 21s-19 20-27 32-14 25-20 39-10 28-13 44c-3 14-4 28-4 43 0 14 2 27 5 37 4 10 8 19 14 25 6 7 12 11 20 15 8 3 15 4 23 4 14 0 28-4 45-12s32-20 48-36zM418 1375h-307v-50c26-21 48-41 69-58 21-18 41-33 57-47 17-15 32-29 45-43 12-13 23-28 32-42 8-15 13-30 17-47 4-18 7-37 7-57 0-30-8-53-22-68-15-17-39-24-73-24-7 0-14 0-21 2s-15 2-22 4c-7 1-13 3-19 6-6 2-11 4-16 6l-13 56h-24v-88c18-4 37-8 56-10 18-3 39-5 59-5 56 0 97 11 124 32 28 21 42 50 42 89 0 18-2 36-8 51s-13 32-23 46c-10 15-23 30-37 44-15 14-31 30-49 44-19 15-39 32-61 49-23 17-46 37-71 58h258z">
            <text:p/>
          </draw:path>
        </draw:g>
        <draw:g>
          <draw:ellipse draw:style-name="gr14" draw:text-style-name="P14" draw:layer="layout" svg:width="1.209cm" svg:height="1.105cm" svg:x="3.776cm" svg:y="11.793cm">
            <text:p/>
          </draw:ellipse>
          <draw:line draw:style-name="gr15" draw:text-style-name="P15" draw:layer="layout" svg:x1="4.804cm" svg:y1="12.564cm" svg:x2="5.97cm" svg:y2="13.181cm">
            <text:p/>
          </draw:line>
          <draw:path draw:style-name="gr29" draw:text-style-name="P23" draw:layer="layout" svg:width="0.606cm" svg:height="0.747cm" svg:x="4.073cm" svg:y="12.032cm" svg:viewBox="0 0 607 748" svg:d="M89 24l-44-9 2-15h108l-32 169c-1 5-2 11-4 17-2 7-2 12-3 18-1 7-2 12-4 17-2 4-1 8-2 10 9-10 18-20 28-29 9-9 20-17 31-24 12-6 23-12 36-16 13-5 24-5 36-5s22 0 32 4c9 3 17 6 24 13 7 6 12 13 15 22 4 9 6 20 6 33 0 3 0 6-1 11-1 4-1 10-2 15-1 6-2 12-4 17-2 6-2 11-3 17l-33 175 49 8-2 16h-113l37-200c1-5 2-10 3-16 1-5 2-11 3-16s2-10 2-14c1-5 1-9 1-11 0-10-3-18-9-25-6-6-15-10-28-10-10 0-21 2-32 7-11 4-22 10-32 17-11 7-19 14-28 23s-16 18-22 28l-42 217h-62zM485 637c5 0 10-1 16-3 5-2 10-3 15-6s10-6 14-10c5-3 9-6 13-10l25-128c-4 0-7 0-10-1s-6-1-9-2c-2 0-5-1-9-1-3 0-6 0-10 0-13 0-23 3-33 9s-19 14-27 25-13 23-17 36c-4 14-7 28-7 42 0 7 1 14 3 20 1 5 4 11 7 15 3 5 7 8 12 10 5 3 11 4 17 4zM540 625c-3 4-8 7-13 11s-11 9-17 13c-5 3-13 7-20 10-8 2-15 3-22 3-10 0-19-1-27-4-8-4-14-8-19-15-5-6-9-12-11-21-3-9-4-18-4-28 0-12 1-24 4-36s7-21 12-31 13-19 20-28c7-8 17-15 26-21 10-6 20-10 31-14 10-3 22-4 34-4 5 0 11 0 17 1 6 0 13 0 20 1s14 2 20 3 11 2 16 3l-37 198c-3 14-7 27-13 38-5 10-12 19-21 25-8 7-18 12-29 15-12 2-26 4-41 4-8 0-16-1-24-2-8 0-15-1-21-3-6-1-12-3-17-5s-10-3-13-4l4-47h11l8 26c4 4 11 8 20 12 9 2 19 4 32 4 11 0 20-2 28-4 8-4 14-8 19-13 5-4 9-11 11-17 3-6 5-14 7-21z">
            <text:p/>
          </draw:path>
        </draw:g>
        <draw:custom-shape draw:style-name="gr41" draw:text-style-name="P1" draw:layer="layout" svg:width="6.843cm" svg:height="2.864cm" svg:x="21.458cm" svg:y="14.724cm">
          <text:p/>
          <draw:enhanced-geometry svg:viewBox="0 0 21600 21600" draw:type="rectangle" draw:enhanced-path="M 0 0 L 21600 0 21600 21600 0 21600 0 0 Z N"/>
        </draw:custom-shape>
        <draw:frame draw:style-name="gr13" draw:text-style-name="P13" draw:layer="layout" svg:width="3.312cm" svg:height="2.642cm" svg:x="21.833cm" svg:y="14.792cm">
          <loext:p/>
          <draw:object xlink:href="./Object 14" xlink:type="simple" xlink:show="embed" xlink:actuate="onLoad"/>
          <draw:image xlink:href="./ObjectReplacements/Object 14" xlink:type="simple" xlink:show="embed" xlink:actuate="onLoad"/>
        </draw:frame>
        <draw:custom-shape draw:style-name="gr42" draw:text-style-name="P1" draw:layer="layout" svg:width="6.843cm" svg:height="9.837cm" svg:x="21.458cm" svg:y="4.196cm">
          <text:p/>
          <draw:enhanced-geometry svg:viewBox="0 0 21600 21600" draw:type="rectangle" draw:enhanced-path="M 0 0 L 21600 0 21600 21600 0 21600 0 0 Z N"/>
        </draw:custom-shape>
        <draw:polygon draw:style-name="gr33" draw:text-style-name="P24" draw:layer="layout" svg:width="5.14cm" svg:height="6.802cm" svg:x="21.968cm" svg:y="5.085cm" svg:viewBox="0 0 5141 6803" draw:points="0,6803 5101,0 5141,6803">
          <text:p/>
        </draw:polygon>
        <draw:path draw:style-name="gr34" draw:text-style-name="P1" draw:layer="layout" svg:width="1.758cm" svg:height="1.094cm" draw:transform="skewX (-0.0834267382453289) rotate (-2.21098309642642) translate (27.9885338898578cm 5.66531244903872cm)" svg:viewBox="0 0 1759 1095" svg:d="M1494 0c19 59 0 0 134 227 84 227 131 475 130 738 0 25 1 51 0 76-1 8-3 18-8 26-4 7-10 13-20 20-9 6-16 6-25 6l-1698 1c-3 1-5 1-7 1z">
          <text:p/>
        </draw:path>
        <draw:g>
          <draw:path draw:style-name="gr35" draw:text-style-name="P1" draw:layer="layout" svg:width="0.781cm" svg:height="0.8cm" svg:x="26.327cm" svg:y="11.086cm" svg:viewBox="0 0 782 801" svg:d="M1 801c-1-10-1-20-1-30 0-418 334-743 782-771v801z">
            <text:p/>
          </draw:path>
          <draw:custom-shape draw:style-name="gr36" draw:text-style-name="P25" draw:layer="layout" svg:width="0.113cm" svg:height="0.103cm" svg:x="26.73cm" svg:y="1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7" draw:text-style-name="P28" draw:layer="layout" svg:width="0.465cm" svg:height="0.327cm" svg:x="26.402cm" svg:y="6.165cm" svg:viewBox="0 0 466 328" svg:d="M314 15v-15c48 4 86 20 112 49 26 28 40 68 40 117 0 48-13 87-39 117-25 30-58 45-98 45-23 0-43-7-58-20-16-15-28-37-37-66l-2-6-1 6c-8 29-20 51-36 66-16 13-35 20-58 20-41 0-74-14-99-44s-38-69-38-118 13-89 40-117c26-29 64-45 113-49v15c-30 2-52 14-65 34s-20 55-20 103c0 57 6 98 18 122 11 25 31 36 57 36 22 0 40-9 52-27 13-18 19-43 19-76 0-16-2-37-7-63s-8-44-8-54c0-11 3-19 9-25 6-5 14-9 24-9 11 0 20 3 26 9s9 14 9 25c0 10-3 29-8 55s-7 47-7 63c0 32 6 57 19 75s30 27 52 27c26 0 45-11 57-36 12-24 18-62 18-116 0-51-7-88-20-108-13-21-34-33-64-35z">
          <text:p/>
        </draw:path>
        <draw:path draw:style-name="gr37" draw:text-style-name="P26" draw:layer="layout" svg:width="0.516cm" svg:height="1.372cm" svg:x="24.412cm" svg:y="12.064cm" svg:viewBox="0 0 517 1373" svg:d="M343 165c0-3 0-7 1-12 1-6 2-11 3-16 1-6 2-11 3-17 0-5 1-9 2-12l16-84-57-9 3-15h120l-89 463 42 9-3 16h-106l11-54c-21 20-41 36-59 46-19 9-38 15-56 15-15 0-28-3-39-8-13-6-23-13-32-23s-16-22-20-36c-4-15-8-31-8-49 0-20 3-39 7-58s12-36 21-52c9-17 19-32 31-46 11-13 26-25 41-35 16-10 32-17 51-22 17-7 36-9 56-9 12 0 24 0 34 2 9 2 18 3 27 6zM334 201c-9-6-17-10-26-13s-20-4-34-4c-13 0-26 2-38 8-10 5-21 12-31 21s-19 20-27 32-15 25-20 39c-6 14-10 28-13 44-3 14-4 28-4 43 0 14 2 27 5 37 4 10 8 19 14 25 6 7 12 11 19 15 7 3 15 4 23 4 14 0 29-4 45-12 17-8 32-20 47-36zM0 715v-34h517v34zM416 1373h-304v-51c25-21 47-41 68-58s40-33 56-47c17-15 32-29 45-43 12-13 23-28 31-42 8-15 14-30 18-47s6-36 6-57c0-30-7-53-21-68-15-16-39-24-72-24-8 0-14 0-22 2s-14 2-21 4-13 3-19 6c-6 2-11 4-15 7l-14 56h-23v-89c18-4 36-7 55-10 18-3 38-5 59-5 55 0 95 11 122 32 28 21 42 50 42 89 0 18-3 36-8 51-5 16-13 32-23 47-10 14-22 29-37 43-14 14-30 30-48 44-19 16-39 32-60 49-22 17-46 37-71 58h256z">
          <text:p/>
        </draw:path>
        <draw:path draw:style-name="gr37" draw:text-style-name="P26" draw:layer="layout" svg:width="0.603cm" svg:height="0.739cm" svg:x="23.754cm" svg:y="7.612cm" svg:viewBox="0 0 604 740" svg:d="M88 24l-43-9 2-15h106l-32 168c-1 6-2 11-3 17-1 7-2 13-3 19-1 5-3 11-4 16-1 4-2 8-2 10 8-10 17-20 27-29 9-9 20-16 31-24 11-7 23-11 35-15s24-6 36-6 22 1 31 4c10 3 18 7 24 13 7 6 12 13 16 22s5 20 5 33c0 3 0 6-1 12 0 4-1 9-2 14-1 6-2 12-3 17-1 6-2 12-3 17l-33 174 49 8-3 16h-112l37-199c1-5 2-10 3-16l3-16c1-5 2-10 2-14 1-5 1-8 1-10 0-11-3-19-9-26-6-6-14-10-27-10-11 0-22 3-33 8-11 3-21 10-31 16s-19 15-28 24c-8 9-16 18-22 27l-41 216h-61zM484 631c5 0 10-1 15-3 6-2 10-4 15-6 5-3 10-7 14-9 5-4 9-8 13-10l24-127c-3-1-6-2-9-2s-6-2-9-2-5-1-9-1h-10c-12 0-22 3-33 9-10 7-19 15-26 25-7 11-13 22-17 36s-7 27-7 42c0 6 1 12 3 19 2 6 4 11 7 15 3 5 7 7 12 10s10 4 17 4zM537 619c-3 3-7 7-12 11s-11 8-17 12c-5 5-12 8-20 10-8 3-14 4-21 4-10 0-19-2-27-5-7-3-14-8-19-14s-8-13-11-22c-2-8-4-17-4-27 0-13 2-24 5-35s6-22 12-32 12-19 19-27 17-14 26-21c9-6 20-10 31-13 10-4 21-5 33-5 5 0 10 0 17 1 6 0 13 1 20 2s13 2 19 3c7 0 12 1 16 2l-36 196c-3 14-7 27-13 37-5 11-12 19-21 25-8 6-18 12-29 15-11 2-25 4-40 4-8 0-16-1-24-2-7-1-14-2-21-3-6-1-11-3-17-5-5-2-9-3-12-4l4-47h10l8 26c5 4 12 9 20 12 9 2 19 4 32 4 11 0 20-2 28-4 7-3 14-8 18-12 5-5 9-11 12-17 2-7 4-14 6-21z">
          <text:p/>
        </draw:path>
      </draw:page>
      <draw:page draw:name="page6" draw:style-name="dp1" draw:master-page-name="Standard">
        <office:forms form:automatic-focus="false" form:apply-design-mode="false"/>
        <draw:g>
          <draw:polygon draw:style-name="gr43" draw:text-style-name="P2" draw:layer="Pyramide" svg:width="11.027cm" svg:height="10.532cm" svg:x="2.997cm" svg:y="3.344cm" svg:viewBox="0 0 11028 10533" draw:points="11028,9385 0,10533 8210,0">
            <text:p/>
          </draw:polygon>
          <draw:polygon draw:style-name="gr44" draw:text-style-name="P3" draw:layer="Pyramide" svg:width="17.522cm" svg:height="4.796cm" svg:x="2.997cm" svg:y="12.729cm" svg:viewBox="0 0 17523 4797" draw:points="0,1148 4122,4797 17523,2863 11028,0">
            <text:p/>
          </draw:polygon>
          <draw:line draw:style-name="gr45" draw:text-style-name="P4" draw:layer="Pyramide" svg:x1="2.997cm" svg:y1="13.877cm" svg:x2="20.52cm" svg:y2="15.604cm">
            <text:p/>
          </draw:line>
          <draw:line draw:style-name="gr5" draw:text-style-name="P21" draw:layer="Pyramide" svg:x1="4.986cm" svg:y1="15.604cm" svg:x2="11.208cm" svg:y2="14.679cm">
            <text:p/>
          </draw:line>
          <draw:polygon draw:style-name="gr6" draw:text-style-name="P5" draw:layer="Pyramide" svg:width="5.746cm" svg:height="6.81cm" svg:x="5.46cm" svg:y="10.715cm" svg:viewBox="0 0 5747 6811" draw:points="1664,6811 0,0 5747,3968">
            <text:p/>
          </draw:polygon>
          <draw:polygon draw:style-name="gr46" draw:text-style-name="P19" draw:layer="Pyramide" svg:width="7.011cm" svg:height="7.846cm" draw:transform="skewX (0.0385717764690747) rotate (1.81217536234571) translate (7.12405069386306cm 17.5260758481914cm)" svg:viewBox="0 0 7012 7847" draw:points="7012,13 3311,7847 0,0">
            <text:p/>
          </draw:polygon>
          <draw:polygon draw:style-name="gr7" draw:text-style-name="P6" draw:layer="Pyramide" svg:width="8.209cm" svg:height="14.181cm" svg:x="2.997cm" svg:y="3.344cm" svg:viewBox="0 0 8210 14182" draw:points="4127,14182 0,10533 8210,0">
            <text:p/>
          </draw:polygon>
          <draw:polygon draw:style-name="gr47" draw:text-style-name="P7" draw:layer="Pyramide" svg:width="9.312cm" svg:height="12.259cm" svg:x="11.207cm" svg:y="3.344cm" svg:viewBox="0 0 9313 12260" draw:points="9313,12260 2787,9385 0,0">
            <text:p/>
          </draw:polygon>
          <draw:polygon draw:style-name="gr9" draw:text-style-name="P8" draw:layer="Pyramide" svg:width="13.395cm" svg:height="14.181cm" svg:x="7.124cm" svg:y="3.344cm" svg:viewBox="0 0 13396 14182" draw:points="13396,12260 0,14182 4083,0">
            <text:p/>
          </draw:polygon>
          <draw:line draw:style-name="gr45" draw:text-style-name="P4" draw:layer="Pyramide" svg:x1="11.207cm" svg:y1="14.679cm" svg:x2="11.207cm" svg:y2="3.344cm">
            <text:p/>
          </draw:line>
        </draw:g>
        <draw:line draw:style-name="gr5" draw:text-style-name="P21" draw:layer="layout" svg:x1="4.985cm" svg:y1="15.604cm" svg:x2="11.207cm" svg:y2="3.344cm">
          <text:p/>
        </draw:line>
        <draw:g>
          <draw:ellipse draw:style-name="gr14" draw:text-style-name="P14" draw:layer="layout" svg:width="1.209cm" svg:height="1.105cm" svg:x="11.787cm" svg:y="8.406cm">
            <text:p/>
          </draw:ellipse>
          <draw:line draw:style-name="gr15" draw:text-style-name="P15" draw:layer="layout" svg:x1="12.402cm" svg:y1="9.064cm" svg:x2="11.309cm" svg:y2="10.413cm">
            <text:p/>
          </draw:line>
          <draw:path draw:style-name="gr29" draw:text-style-name="P23" draw:layer="layout" svg:width="0.323cm" svg:height="0.487cm" svg:x="12.233cm" svg:y="8.715cm" svg:viewBox="0 0 324 488" svg:d="M89 24l-44-9 2-15h108l-32 169c-1 5-2 11-4 17-2 7-2 12-3 18-1 7-2 12-4 17-2 4-1 8-2 10 9-10 18-20 28-29 9-9 20-17 31-24 12-6 23-12 36-16 13-5 24-5 36-5s22 0 32 4c9 3 17 6 24 13 7 6 12 13 15 22 4 9 6 20 6 33 0 3 0 6-1 11-1 4-1 10-2 15-1 6-2 12-4 17-2 6-2 11-3 17l-33 175 49 8-2 16h-113l37-200c1-5 2-10 3-16 1-5 2-11 3-16s2-10 2-14c1-5 1-9 1-11 0-10-3-18-9-25-6-6-15-10-28-10-10 0-21 2-32 7-11 4-22 10-32 17-11 7-19 14-28 23s-16 18-22 28l-42 217h-62z">
            <text:p/>
          </draw:path>
        </draw:g>
        <draw:g>
          <draw:line draw:style-name="gr15" draw:text-style-name="P15" draw:layer="layout" svg:x1="6.557cm" svg:y1="8.517cm" svg:x2="7.978cm" svg:y2="9.35cm">
            <text:p/>
          </draw:line>
          <draw:ellipse draw:style-name="gr14" draw:text-style-name="P14" draw:layer="layout" svg:width="1.209cm" svg:height="1.105cm" svg:x="6.014cm" svg:y="7.99cm">
            <text:p/>
          </draw:ellipse>
          <draw:path draw:style-name="gr29" draw:text-style-name="P23" draw:layer="layout" svg:width="0.603cm" svg:height="0.659cm" svg:x="6.31cm" svg:y="8.258cm" svg:viewBox="0 0 604 660" svg:d="M89 24l-44-9 2-15h108l-32 169c-1 5-2 11-4 17-2 7-2 12-3 18-1 7-2 12-4 17-2 4-1 8-2 10 9-10 18-20 28-29 9-9 20-17 31-24 12-6 23-12 36-16 13-5 24-5 36-5s22 0 32 4c9 3 17 6 24 13 7 6 12 13 15 22 4 9 6 20 6 33 0 3 0 6-1 11-1 4-1 10-2 15-1 6-2 12-4 17-2 6-2 11-3 17l-33 175 49 8-2 16h-113l37-200c1-5 2-10 3-16 1-5 2-11 3-16s2-10 2-14c1-5 1-9 1-11 0-10-3-18-9-25-6-6-15-10-28-10-10 0-21 2-32 7-11 4-22 10-32 17-11 7-19 14-28 23s-16 18-22 28l-42 217h-62zM569 641l26 5-2 9h-64l6-32c-13 12-25 21-36 28-11 6-22 9-33 9-9 0-17-2-24-5-8-3-14-7-20-13-5-6-8-13-12-21s-4-19-4-30c0-12 1-24 4-35s6-22 12-32c5-10 11-19 19-27s16-16 26-22 19-11 30-14c11-2 22-5 34-5 10 0 19 1 28 2s16 3 24 7c0-1 1-1 2-2l1-1c1-1 1-1 2-1 2 0 3-2 5-3h11zM563 482c-3-2-6-3-8-4-3-1-6-3-8-4-3 0-6-1-9-1-3-1-7-1-11-1-13 0-23 4-33 10-10 7-19 17-26 27-7 11-13 23-17 37-4 12-5 26-5 39 0 9 1 17 3 22 2 6 5 12 8 15 3 4 7 8 12 10 4 0 9 1 14 1s10 0 15-1c5-2 10-4 14-7s9-6 13-9 9-7 13-11z">
            <text:p/>
          </draw:path>
        </draw:g>
        <draw:g>
          <draw:custom-shape draw:style-name="gr39" draw:text-style-name="P1" draw:layer="layout" svg:width="6.843cm" svg:height="1.249cm" svg:x="21.457cm" svg:y="13.667cm">
            <text:p/>
            <draw:enhanced-geometry svg:viewBox="0 0 21600 21600" draw:type="rectangle" draw:enhanced-path="M 0 0 L 21600 0 21600 21600 0 21600 0 0 Z N"/>
          </draw:custom-shape>
          <draw:frame draw:style-name="gr13" draw:text-style-name="P13" draw:layer="layout" svg:width="3.835cm" svg:height="0.881cm" svg:x="22.671cm" svg:y="13.779cm">
            <loext:p/>
            <draw:object xlink:href="./Object 8" xlink:type="simple" xlink:show="embed" xlink:actuate="onLoad"/>
            <draw:image xlink:href="./ObjectReplacements/Object 8" xlink:type="simple" xlink:show="embed" xlink:actuate="onLoad"/>
          </draw:frame>
        </draw:g>
        <draw:g>
          <draw:custom-shape draw:style-name="gr41" draw:text-style-name="P1" draw:layer="layout" svg:width="6.843cm" svg:height="2.864cm" svg:x="21.457cm" svg:y="15.267cm">
            <text:p/>
            <draw:enhanced-geometry svg:viewBox="0 0 21600 21600" draw:type="rectangle" draw:enhanced-path="M 0 0 L 21600 0 21600 21600 0 21600 0 0 Z N"/>
          </draw:custom-shape>
          <draw:frame draw:style-name="gr13" draw:text-style-name="P13" draw:layer="layout" svg:width="3.204cm" svg:height="2.642cm" svg:x="21.832cm" svg:y="15.335cm">
            <loext:p/>
            <draw:object xlink:href="./Object 10" xlink:type="simple" xlink:show="embed" xlink:actuate="onLoad"/>
            <draw:image xlink:href="./ObjectReplacements/Object 10" xlink:type="simple" xlink:show="embed" xlink:actuate="onLoad"/>
          </draw:frame>
        </draw:g>
        <draw:g>
          <draw:custom-shape draw:style-name="gr30" draw:text-style-name="P1" draw:layer="layout" svg:width="6.843cm" svg:height="2.048cm" svg:x="21.455cm" svg:y="5.917cm">
            <text:p/>
            <draw:enhanced-geometry svg:viewBox="0 0 21600 21600" draw:type="rectangle" draw:enhanced-path="M 0 0 L 21600 0 21600 21600 0 21600 0 0 Z N"/>
          </draw:custom-shape>
          <draw:frame draw:style-name="gr13" draw:text-style-name="P13" draw:layer="layout" svg:width="3.157cm" svg:height="1.759cm" svg:x="21.853cm" svg:y="6.064cm">
            <loext:p/>
            <draw:object xlink:href="./Object 2" xlink:type="simple" xlink:show="embed" xlink:actuate="onLoad"/>
            <draw:image xlink:href="./ObjectReplacements/Object 2" xlink:type="simple" xlink:show="embed" xlink:actuate="onLoad"/>
          </draw:frame>
        </draw:g>
        <draw:g>
          <draw:custom-shape draw:style-name="gr31" draw:text-style-name="P1" draw:layer="layout" svg:width="6.843cm" svg:height="2.599cm" svg:x="21.454cm" svg:y="2.969cm">
            <text:p/>
            <draw:enhanced-geometry svg:viewBox="0 0 21600 21600" draw:type="rectangle" draw:enhanced-path="M 0 0 L 21600 0 21600 21600 0 21600 0 0 Z N"/>
          </draw:custom-shape>
          <draw:frame draw:style-name="gr13" draw:text-style-name="P13" draw:layer="layout" svg:width="4.581cm" svg:height="2.002cm" svg:x="22.72cm" svg:y="3.471cm">
            <loext:p/>
            <draw:object xlink:href="./Object 4" xlink:type="simple" xlink:show="embed" xlink:actuate="onLoad"/>
            <draw:image xlink:href="./ObjectReplacements/Object 4" xlink:type="simple" xlink:show="embed" xlink:actuate="onLoad"/>
          </draw:frame>
        </draw:g>
        <draw:g>
          <draw:custom-shape draw:style-name="gr31" draw:text-style-name="P1" draw:layer="layout" svg:width="6.843cm" svg:height="2.599cm" svg:x="21.455cm" svg:y="8.315cm">
            <text:p/>
            <draw:enhanced-geometry svg:viewBox="0 0 21600 21600" draw:type="rectangle" draw:enhanced-path="M 0 0 L 21600 0 21600 21600 0 21600 0 0 Z N"/>
          </draw:custom-shape>
          <draw:frame draw:style-name="gr13" draw:text-style-name="P13" draw:layer="layout" svg:width="4.386cm" svg:height="2.002cm" svg:x="22.929cm" svg:y="8.726cm">
            <loext:p/>
            <draw:object xlink:href="./Object 11" xlink:type="simple" xlink:show="embed" xlink:actuate="onLoad"/>
            <draw:image xlink:href="./ObjectReplacements/Object 11" xlink:type="simple" xlink:show="embed" xlink:actuate="onLoad"/>
          </draw:frame>
        </draw:g>
        <draw:g>
          <draw:custom-shape draw:style-name="gr38" draw:text-style-name="P1" draw:layer="layout" svg:width="6.843cm" svg:height="2.056cm" svg:x="21.456cm" svg:y="11.262cm">
            <text:p/>
            <draw:enhanced-geometry svg:viewBox="0 0 21600 21600" draw:type="rectangle" draw:enhanced-path="M 0 0 L 21600 0 21600 21600 0 21600 0 0 Z N"/>
          </draw:custom-shape>
          <draw:frame draw:style-name="gr13" draw:text-style-name="P13" draw:layer="layout" svg:width="3.057cm" svg:height="1.762cm" svg:x="21.938cm" svg:y="11.376cm">
            <loext:p/>
            <draw:object xlink:href="./Object 12" xlink:type="simple" xlink:show="embed" xlink:actuate="onLoad"/>
            <draw:image xlink:href="./ObjectReplacements/Object 12" xlink:type="simple" xlink:show="embed" xlink:actuate="onLoad"/>
          </draw:frame>
        </draw:g>
        <draw:g>
          <draw:line draw:style-name="gr15" draw:text-style-name="P15" draw:layer="Pyramide" svg:x1="11.465cm" svg:y1="16.376cm" svg:x2="9.729cm" svg:y2="15.824cm">
            <text:p/>
          </draw:line>
          <draw:ellipse draw:style-name="gr14" draw:text-style-name="P14" draw:layer="layout" svg:width="1.737cm" svg:height="1.587cm" svg:x="10.597cm" svg:y="15.559cm">
            <text:p/>
          </draw:ellipse>
          <draw:path draw:style-name="gr28" draw:text-style-name="P23" draw:layer="layout" svg:width="0.52cm" svg:height="1.374cm" svg:x="11.215cm" svg:y="15.68cm" svg:viewBox="0 0 521 1375" svg:d="M0 717h521v-36h-521zM346 165c0-3 0-7 1-12 1-6 2-11 3-16 1-6 2-11 3-17 1-5 1-9 2-12l16-84-57-9 3-15h121l-90 463 43 9-3 16h-107l11-54c-21 20-42 36-61 46-19 9-37 15-55 15-15 0-29-3-41-8-12-6-23-13-31-23s-16-22-21-36c-5-15-7-31-7-49 0-20 2-39 7-58s11-36 20-52c9-17 20-32 32-46 11-13 26-25 41-35 16-10 33-17 51-22 18-7 37-9 57-9 13 0 24 0 34 2 9 2 19 3 28 6zM337 201c-9-6-17-10-26-13-10-3-21-4-34-4-14 0-27 2-39 8-11 5-22 12-32 21s-19 20-27 32-14 25-20 39-10 28-13 44c-3 14-4 28-4 43 0 14 2 27 5 37 4 10 8 19 14 25 6 7 12 11 20 15 8 3 15 4 23 4 14 0 28-4 45-12s32-20 48-36zM418 1375h-307v-50c26-21 48-41 69-58 21-18 41-33 57-47 17-15 32-29 45-43 12-13 23-28 32-42 8-15 13-30 17-47 4-18 7-37 7-57 0-30-8-53-22-68-15-17-39-24-73-24-7 0-14 0-21 2s-15 2-22 4c-7 1-13 3-19 6-6 2-11 4-16 6l-13 56h-24v-88c18-4 37-8 56-10 18-3 39-5 59-5 56 0 97 11 124 32 28 21 42 50 42 89 0 18-2 36-8 51s-13 32-23 46c-10 15-23 30-37 44-15 14-31 30-49 44-19 15-39 32-61 49-23 17-46 37-71 58h258z">
            <text:p/>
          </draw:path>
        </draw:g>
        <draw:g>
          <draw:ellipse draw:style-name="gr14" draw:text-style-name="P14" draw:layer="layout" svg:width="1.209cm" svg:height="1.105cm" svg:x="3.776cm" svg:y="11.431cm">
            <text:p/>
          </draw:ellipse>
          <draw:line draw:style-name="gr15" draw:text-style-name="P15" draw:layer="Pyramide" svg:x1="4.804cm" svg:y1="12.202cm" svg:x2="5.97cm" svg:y2="12.819cm">
            <text:p/>
          </draw:line>
          <draw:path draw:style-name="gr29" draw:text-style-name="P23" draw:layer="layout" svg:width="0.606cm" svg:height="0.747cm" svg:x="4.073cm" svg:y="11.67cm" svg:viewBox="0 0 607 748" svg:d="M89 24l-44-9 2-15h108l-32 169c-1 5-2 11-4 17-2 7-2 12-3 18-1 7-2 12-4 17-2 4-1 8-2 10 9-10 18-20 28-29 9-9 20-17 31-24 12-6 23-12 36-16 13-5 24-5 36-5s22 0 32 4c9 3 17 6 24 13 7 6 12 13 15 22 4 9 6 20 6 33 0 3 0 6-1 11-1 4-1 10-2 15-1 6-2 12-4 17-2 6-2 11-3 17l-33 175 49 8-2 16h-113l37-200c1-5 2-10 3-16 1-5 2-11 3-16s2-10 2-14c1-5 1-9 1-11 0-10-3-18-9-25-6-6-15-10-28-10-10 0-21 2-32 7-11 4-22 10-32 17-11 7-19 14-28 23s-16 18-22 28l-42 217h-62zM485 637c5 0 10-1 16-3 5-2 10-3 15-6s10-6 14-10c5-3 9-6 13-10l25-128c-4 0-7 0-10-1s-6-1-9-2c-2 0-5-1-9-1-3 0-6 0-10 0-13 0-23 3-33 9s-19 14-27 25-13 23-17 36c-4 14-7 28-7 42 0 7 1 14 3 20 1 5 4 11 7 15 3 5 7 8 12 10 5 3 11 4 17 4zM540 625c-3 4-8 7-13 11s-11 9-17 13c-5 3-13 7-20 10-8 2-15 3-22 3-10 0-19-1-27-4-8-4-14-8-19-15-5-6-9-12-11-21-3-9-4-18-4-28 0-12 1-24 4-36s7-21 12-31 13-19 20-28c7-8 17-15 26-21 10-6 20-10 31-14 10-3 22-4 34-4 5 0 11 0 17 1 6 0 13 0 20 1s14 2 20 3 11 2 16 3l-37 198c-3 14-7 27-13 38-5 10-12 19-21 25-8 7-18 12-29 15-12 2-26 4-41 4-8 0-16-1-24-2-8 0-15-1-21-3-6-1-12-3-17-5s-10-3-13-4l4-47h11l8 26c4 4 11 8 20 12 9 2 19 4 32 4 11 0 20-2 28-4 8-4 14-8 19-13 5-4 9-11 11-17 3-6 5-14 7-21z">
            <text:p/>
          </draw:path>
        </draw:g>
        <draw:g>
          <draw:line draw:style-name="gr15" draw:text-style-name="P15" draw:layer="Pyramide" svg:x1="8.839cm" svg:y1="4.695cm" svg:x2="9.142cm" svg:y2="5.965cm">
            <text:p/>
          </draw:line>
          <draw:ellipse draw:style-name="gr14" draw:text-style-name="P14" draw:layer="layout" svg:width="1.209cm" svg:height="1.105cm" svg:x="8.232cm" svg:y="4.082cm">
            <text:p/>
          </draw:ellipse>
          <draw:path draw:style-name="gr29" draw:text-style-name="P23" draw:layer="layout" svg:width="0.36cm" svg:height="0.456cm" svg:x="8.658cm" svg:y="4.454cm" svg:viewBox="0 0 361 457" svg:d="M156 280c9 0 17 0 26-3s18-6 27-11c8-5 16-9 23-14 8-6 15-11 21-17l41-202c-6 0-11-2-16-3s-9-2-14-3-10-1-15-1c-5-1-11-1-18-1-19 0-38 6-55 16s-32 22-44 40c-12 16-22 35-29 57-7 21-10 43-10 66 0 10 1 21 4 30 2 9 6 18 12 25 5 6 12 12 20 16 8 5 16 5 27 5zM247 262c-5 5-11 11-19 18-9 6-19 13-30 19-11 5-22 11-34 16-12 4-25 6-36 6-16 0-31-3-44-8s-24-13-33-22c-7-10-14-21-18-34s-7-29-7-44c0-20 2-38 7-56 5-19 13-36 21-51 9-16 20-30 33-44 13-13 28-23 44-33 15-9 32-16 50-22 18-5 38-7 57-7 8 0 18 0 29 1s22 2 33 4c12 0 23 1 32 3 10 2 21 4 29 6l-63 312c-5 23-12 43-21 60s-21 30-35 41c-13 10-30 18-50 23-19 4-42 7-67 7-13 0-27-1-40-3-12-1-24-3-35-5-10-2-20-5-29-7-9-3-16-6-21-9l7-74h17l14 42c8 7 19 13 34 18 14 4 32 7 53 7 18 0 33-2 46-7s24-11 33-19c8-7 15-17 19-27 5-11 8-22 10-34z">
            <text:p/>
          </draw:path>
        </draw:g>
        <draw:g>
          <draw:g>
            <draw:line draw:style-name="gr15" draw:text-style-name="P15" draw:layer="layout" svg:x1="14.294cm" svg:y1="17.756cm" svg:x2="13.439cm" svg:y2="16.714cm">
              <text:p/>
            </draw:line>
            <draw:ellipse draw:style-name="gr14" draw:text-style-name="P14" draw:layer="layout" svg:width="1.209cm" svg:height="1.105cm" svg:x="13.785cm" svg:y="17.295cm">
              <text:p/>
            </draw:ellipse>
          </draw:g>
          <draw:path draw:style-name="gr29" draw:text-style-name="P23" draw:layer="layout" svg:width="0.331cm" svg:height="0.337cm" svg:x="14.222cm" svg:y="17.676cm" svg:viewBox="0 0 332 338" svg:d="M273 307l43 9-3 15h-107l11-53c-22 20-42 35-61 45s-38 15-55 15c-15 0-28-2-41-7-12-5-22-13-31-22-9-10-16-21-21-36-5-14-8-31-8-50s2-38 7-57 12-37 21-53 19-32 31-45c13-15 27-26 43-36 15-10 32-18 50-24 19-6 38-8 58-8 16 0 31 1 45 4 14 2 27 6 40 10 1 0 2 0 3-1 1 0 2-1 3-2s2-1 3-3c2-1 5-3 8-5h20zM262 43c-5-2-9-5-14-7-4-2-9-3-13-5s-9-2-14-3-11-1-18-1c-21 0-40 6-57 17-16 12-31 27-42 44-12 18-21 38-28 60-6 23-9 45-9 66 0 15 2 28 5 38 4 9 8 19 14 25s12 11 20 14c8 4 15 5 23 5s16-2 24-5c8-2 16-6 24-11 8-4 16-9 24-14s14-12 21-18z">
            <text:p/>
          </draw:path>
        </draw:g>
        <draw:g>
          <draw:polygon draw:style-name="gr23" draw:text-style-name="P1" draw:layer="layout" svg:width="0.969cm" svg:height="0.848cm" draw:transform="skewX (-0.00959931088596881) rotate (1.5091862041995) translate (4.985cm 15.6035714285714cm)" svg:viewBox="0 0 970 849" draw:points="0,0 185,836 213,844 289,847 355,849 462,842 521,833 575,821 666,788 720,763 786,722 830,688 869,648 913,587 943,541 970,476 970,440">
            <text:p/>
          </draw:polygon>
          <draw:path draw:style-name="gr24" draw:text-style-name="P19" draw:layer="layout" svg:width="0.258cm" svg:height="0.91cm" draw:transform="skewX (-0.0420624349730633) rotate (0.214326432144904) translate (5.45985714285714cm 14.6409047619048cm)" svg:viewBox="0 0 259 911" svg:d="M146 911c323-706-146-911-146-911">
            <text:p/>
          </draw:path>
          <draw:frame draw:style-name="gr27" draw:text-style-name="P19" draw:layer="layout" svg:width="0.89cm" svg:height="0.802cm" svg:x="5.086cm" svg:y="14.786cm">
            <draw:image xlink:href="Pictures/2000000F00000385000003780DECF608.svm" xlink:type="simple" xlink:show="embed" xlink:actuate="onLoad">
              <text:p/>
            </draw:image>
          </draw:frame>
        </draw:g>
        <draw:g>
          <draw:polygon draw:style-name="gr23" draw:text-style-name="P1" draw:layer="layout" svg:width="0.832cm" svg:height="1.055cm" draw:transform="skewX (-0.0820304748437334) rotate (0.560948821590977) translate (2.84085431460254cm 13.6591811114708cm)" svg:viewBox="0 0 833 1056" draw:points="0,274 167,1056 220,1039 300,1010 356,984 412,957 464,926 518,893 573,854 623,804 680,746 730,676 758,618 787,556 806,505 818,446 829,377 833,305 827,222 817,151 799,75 775,0">
            <text:p/>
          </draw:polygon>
          <draw:path draw:style-name="gr24" draw:text-style-name="P19" draw:layer="layout" svg:width="0.397cm" svg:height="1.17cm" draw:transform="skewX (-0.041538836197465) rotate (0.214151899219704) translate (3.32926363068296cm 13.283098016845cm)" svg:viewBox="0 0 398 1171" svg:d="M0 1171c774-573 180-1171 180-1171">
            <text:p/>
          </draw:path>
          <draw:frame draw:style-name="gr27" draw:text-style-name="P19" draw:layer="layout" svg:width="0.822cm" svg:height="0.821cm" draw:transform="skewX (0.076619954162551) rotate (-0.493055513688398) translate (3.384cm 13.287cm)">
            <draw:image xlink:href="Pictures/2000000F0000035200000378E6483A1F.svm" xlink:type="simple" xlink:show="embed" xlink:actuate="onLoad">
              <text:p/>
            </draw:image>
          </draw:frame>
        </draw:g>
        <draw:g>
          <draw:g>
            <draw:polygon draw:style-name="gr23" draw:text-style-name="P1" draw:layer="layout" svg:width="1.234cm" svg:height="1.353cm" svg:x="5.46cm" svg:y="10.716cm" svg:viewBox="0 0 1235 1354" draw:points="0,0 336,1354 373,1354 427,1354 520,1344 642,1324 754,1293 856,1251 965,1191 1068,1107 1152,1011 1201,934 1235,852">
              <text:p/>
            </draw:polygon>
            <draw:path draw:style-name="gr24" draw:text-style-name="P19" draw:layer="layout" svg:width="0.996cm" svg:height="0.332cm" draw:transform="skewX (-0.0396189740202713) rotate (0.2153736296961) translate (5.72138540062803cm 11.7812372462498cm)" svg:viewBox="0 0 997 333" svg:d="M0 298c737 163 997-298 997-298">
              <text:p/>
            </draw:path>
          </draw:g>
          <draw:frame draw:style-name="gr25" draw:text-style-name="P20" draw:layer="layout" svg:width="1.482cm" svg:height="1.323cm" draw:transform="skewX (-0.0694641042293743) rotate (0.415388361974651) translate (5.108cm 11.296cm)">
            <draw:image xlink:href="Pictures/2000000F000003AB00000378662F2AB5.svm" xlink:type="simple" xlink:show="embed" xlink:actuate="onLoad">
              <text:p/>
            </draw:image>
          </draw:frame>
        </draw:g>
        <draw:g>
          <draw:custom-shape draw:style-name="gr48" draw:text-style-name="P1" draw:layer="layout" svg:width="6.842cm" svg:height="1.323cm" svg:x="21.454cm" svg:y="1.276cm">
            <text:p/>
            <draw:enhanced-geometry svg:viewBox="0 0 21600 21600" draw:type="rectangle" draw:enhanced-path="M 0 0 L 21600 0 21600 21600 0 21600 0 0 Z N"/>
          </draw:custom-shape>
          <draw:frame draw:style-name="gr49" draw:text-style-name="P29" draw:layer="layout" svg:width="6.919cm" svg:height="1.395cm" svg:x="21.408cm" svg:y="1.298cm">
            <draw:text-box>
              <text:p><text:span text:style-name="T9">Gerade Pyramide mit quadratischem Grundriss</text:span></text:p>
            </draw:text-box>
          </draw:frame>
        </draw:g>
        <draw:custom-shape draw:style-name="gr50" draw:text-style-name="P1" draw:layer="layout" svg:width="19.517cm" svg:height="1.323cm" svg:x="1.471cm" svg:y="1.276cm">
          <text:p/>
          <draw:enhanced-geometry svg:viewBox="0 0 21600 21600" draw:type="rectangle" draw:enhanced-path="M 0 0 L 21600 0 21600 21600 0 21600 0 0 Z N"/>
        </draw:custom-shape>
        <draw:frame draw:style-name="gr51" draw:text-style-name="P30" draw:layer="layout" svg:width="19.171cm" svg:height="1.589cm" svg:x="1.524cm" svg:y="1.228cm">
          <draw:text-box>
            <text:p text:style-name="P11"><text:span text:style-name="T1">Ermittlung und Darstellung des Kantenwinkels </text:span><text:span text:style-name="T10">ω</text:span><text:span text:style-name="T1"> am Grat der Pyramide</text:span></text:p>
            <text:p text:style-name="P11"><text:span text:style-name="T1">Veranschaulichung der Lage (der Ebene) des Winkel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2" svg:font-family="StarSymbol" style:font-adornments="Regular" style:font-charset="x-symbol"/>
    <style:font-face style:name="Cantarell1" svg:font-family="Cantarell" style:font-pitch="variable" style:font-charset="x-symbol"/>
    <style:font-face style:name="Dingbats" svg:font-family="Dingbats" style:font-pitch="variable" style:font-charset="x-symbol"/>
    <style:font-face style:name="Liberation Sans4" svg:font-family="'Liberation Sans'" style:font-pitch="variable" style:font-charset="x-symbol"/>
    <style:font-face style:name="Lohit Devanagari2" svg:font-family="'Lohit Devanagari'"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WenQuanYi Zen Hei2" svg:font-family="'WenQuanYi Zen Hei'" style:font-pitch="variable" style:font-charset="x-symbol"/>
    <style:font-face style:name="Liberation Sans3" svg:font-family="'Liberation Sans'" style:font-family-generic="roman" style:font-pitch="variable" style:font-charset="x-symbol"/>
    <style:font-face style:name="Lohit Devanagari1" svg:font-family="'Lohit Devanagari'" style:font-family-generic="system" style:font-pitch="variable" style:font-charset="x-symbol"/>
    <style:font-face style:name="WenQuanYi Zen Hei1" svg:font-family="'WenQuanYi Zen Hei'" style:font-family-generic="system" style:font-pitch="variable" style:font-charset="x-symbol"/>
    <style:font-face style:name="OpenSymbol2" svg:font-family="OpenSymbol"/>
    <style:font-face style:name="Liberation Serif1" svg:font-family="'Liberation Serif'" style:font-family-generic="roman"/>
    <style:font-face style:name="Bookman URW" svg:font-family="'Bookman URW'" style:font-pitch="variable"/>
    <style:font-face style:name="Cantarell" svg:font-family="Cantarell" style:font-pitch="variable"/>
    <style:font-face style:name="Liberation Sans1" svg:font-family="'Liberation Sans'" style:font-pitch="variable"/>
    <style:font-face style:name="Lohit Devanagari4" svg:font-family="'Lohit Devanagari'" style:font-pitch="variable"/>
    <style:font-face style:name="OpenSymbol1" svg:font-family="OpenSymbol" style:font-pitch="variable"/>
    <style:font-face style:name="WenQuanYi Zen Hei4" svg:font-family="'WenQuanYi Zen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3" svg:font-family="'Lohit Devanagari'" style:font-family-generic="roman" style:font-pitch="variable"/>
    <style:font-face style:name="Nimbus Sans L" svg:font-family="'Nimbus Sans L'" style:font-family-generic="roman" style:font-pitch="variable"/>
    <style:font-face style:name="WenQuanYi Zen Hei3" svg:font-family="'WenQuanYi Zen Hei'"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color="#ffffff" draw:textarea-horizontal-align="justify" draw:textarea-vertical-align="middle" draw:auto-grow-height="false" fo:min-height="1.208cm" fo:min-width="6.343cm"/>
    </style:style>
    <style:style style:name="Mgr2" style:family="graphic" style:parent-style-name="standard">
      <style:graphic-properties draw:stroke="none" svg:stroke-color="#000000" draw:fill="none" draw:fill-color="#ffffff" draw:textarea-horizontal-align="left" draw:auto-grow-height="true" draw:auto-grow-width="false" fo:min-height="1.427cm" fo:min-width="6.981cm"/>
    </style:style>
    <style:style style:name="Mgr3" style:family="graphic" style:parent-style-name="standard">
      <style:graphic-properties draw:stroke="none" draw:fill="none" draw:fill-color="#ffffff" fo:min-height="1.023cm"/>
    </style:style>
    <style:style style:name="Mgr4" style:family="graphic" style:parent-style-name="standard">
      <style:graphic-properties draw:stroke="none" draw:fill-color="#ffffff" draw:textarea-horizontal-align="justify" draw:textarea-vertical-align="middle" draw:auto-grow-height="false" fo:min-height="1.605cm" fo:min-width="3.355cm"/>
    </style:style>
    <style:style style:name="Mgr5"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Mgr6" style:family="graphic" style:parent-style-name="standard">
      <style:graphic-properties draw:stroke="none" svg:stroke-width="0.082cm" draw:stroke-linejoin="round" draw:fill="none"/>
    </style:style>
    <style:style style:name="Mgr7" style:family="graphic" style:parent-style-name="standard">
      <style:graphic-properties draw:stroke="none" svg:stroke-width="0.082cm" draw:stroke-linejoin="round" draw:fill="solid" draw:fill-color="#b2b2b2"/>
    </style:style>
    <style:style style:name="Mgr8" style:family="graphic" style:parent-style-name="standard">
      <style:graphic-properties draw:stroke="none" svg:stroke-width="0.082cm" draw:stroke-linejoin="round" draw:fill="solid" draw:fill-color="#ffffff"/>
    </style:style>
    <style:style style:name="Mgr9" style:family="graphic" style:parent-style-name="standard">
      <style:graphic-properties draw:stroke="none" svg:stroke-width="0.082cm" draw:stroke-linejoin="round" draw:fill="solid" draw:fill-color="#000000"/>
    </style:style>
    <style:style style:name="Mgr10" style:family="graphic" style:parent-style-name="standard">
      <style:graphic-properties draw:stroke="none" svg:stroke-width="0.082cm" draw:stroke-linejoin="round" draw:fill="solid" draw:fill-color="#808080"/>
    </style:style>
    <style:style style:name="Mgr11" style:family="graphic" style:parent-style-name="standard">
      <style:graphic-properties draw:stroke="solid" svg:stroke-width="0.05cm" svg:stroke-color="#000000" draw:marker-start-width="0.131cm" draw:marker-end-width="0.131cm" draw:stroke-linejoin="round" draw:fill="none" fo:padding-top="0.15cm" fo:padding-bottom="0.15cm" fo:padding-left="0.275cm" fo:padding-right="0.275cm"/>
    </style:style>
    <style:style style:name="Mgr12" style:family="graphic" style:parent-style-name="standard">
      <style:graphic-properties draw:stroke="none" svg:stroke-width="0.082cm" draw:stroke-linejoin="round" draw:fill="solid" draw:fill-color="#000000" draw:textarea-horizontal-align="center" draw:textarea-vertical-align="middle"/>
    </style:style>
    <style:style style:name="MP1" style:family="paragraph">
      <loext:graphic-properties draw:fill-color="#ffffff"/>
      <style:paragraph-properties fo:text-align="center"/>
    </style:style>
    <style:style style:name="MP2" style:family="paragraph">
      <style:text-properties fo:font-size="8.19999980926514pt"/>
    </style:style>
    <style:style style:name="MP3" style:family="paragraph">
      <loext:graphic-properties draw:fill="none" draw:fill-color="#ffffff"/>
      <style:text-properties fo:font-size="8.19999980926514pt" style:font-size-asian="9pt" style:font-size-complex="9pt"/>
    </style:style>
    <style:style style:name="MP4" style:family="paragraph">
      <loext:graphic-properties draw:fill="none" draw:fill-color="#ffffff"/>
    </style:style>
    <style:style style:name="MP5" style:family="paragraph">
      <loext:graphic-properties draw:fill="solid" draw:fill-color="#000000"/>
      <style:paragraph-properties fo:text-align="center"/>
      <style:text-properties style:font-name="DejaVu Sans"/>
    </style:style>
    <style:style style:name="MP6" style:family="paragraph">
      <loext:graphic-properties draw:fill="none"/>
    </style:style>
    <style:style style:name="MP7" style:family="paragraph">
      <loext:graphic-properties draw:fill="solid" draw:fill-color="#b2b2b2"/>
    </style:style>
    <style:style style:name="MP8" style:family="paragraph">
      <loext:graphic-properties draw:fill="solid" draw:fill-color="#ffffff"/>
    </style:style>
    <style:style style:name="MP9" style:family="paragraph">
      <loext:graphic-properties draw:fill="solid" draw:fill-color="#000000"/>
    </style:style>
    <style:style style:name="MP10" style:family="paragraph">
      <loext:graphic-properties draw:fill="solid" draw:fill-color="#808080"/>
    </style:style>
    <style:style style:name="MP11" style:family="paragraph">
      <loext:graphic-properties draw:fill="solid" draw:fill-color="#000000"/>
      <style:paragraph-properties fo:text-align="center"/>
    </style:style>
    <style:style style:name="MT1" style:family="text">
      <style:text-properties style:font-name="Cantarell" fo:font-size="10pt" style:font-size-asian="10pt" style:font-size-complex="10pt"/>
    </style:style>
    <style:style style:name="MT2" style:family="text">
      <style:text-properties style:font-name="Cantarell" fo:font-size="6pt" style:font-size-asian="6pt" style:font-size-complex="6pt"/>
    </style:style>
    <style:style style:name="MT3" style:family="text">
      <style:text-properties style:font-name="Cantarell"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Pyramide"/>
      <draw:layer draw:name="Ebene5"/>
    </draw:layer-set>
    <style:master-page style:name="Standard" style:page-layout-name="PM0" draw:style-name="Mdp1">
      <office:forms form:automatic-focus="false" form:apply-design-mode="false"/>
      <draw:custom-shape draw:style-name="Mgr1" draw:text-style-name="MP1" draw:layer="backgroundobjects" svg:width="6.843cm" svg:height="1.458cm" svg:x="21.458cm" svg:y="18.426cm">
        <text:p/>
        <draw:enhanced-geometry svg:viewBox="0 0 21600 21600" draw:type="rectangle" draw:enhanced-path="M 0 0 L 21600 0 21600 21600 0 21600 0 0 Z N"/>
      </draw:custom-shape>
      <draw:frame draw:style-name="Mgr2" draw:text-style-name="MP3" draw:layer="backgroundobjects" svg:width="6.943cm" svg:height="1.677cm" svg:x="21.336cm" svg:y="18.384cm">
        <draw:text-box>
          <text:p text:style-name="MP2"><text:span text:style-name="MT1">Kantenwinkel </text:span><text:span text:style-name="MT2">am Grat einer</text:span><text:span text:style-name="MT3"> </text:span><text:span text:style-name="MT2">geraden</text:span><text:span text:style-name="MT3"> </text:span><text:span text:style-name="MT1">Pyramide</text:span><text:span text:style-name="MT3"> </text:span><text:span text:style-name="MT2">mit quadratischem Grundriss,</text:span><text:span text:style-name="MT3"> </text:span><text:span text:style-name="MT2">rechnerisch ermittelt </text:span></text:p>
          <text:p text:style-name="MP2"><text:span text:style-name="MT2">Dez. 88; Jun. 93; Dez. 97; Aug. 10</text:span><text:span text:style-name="MT3">, </text:span><text:span text:style-name="MT2">zuletzt geändert am </text:span><text:span text:style-name="MT2"><text:date style:data-style-name="D1" text:date-value="2015-09-03">03.09.15</text:date></text:span></text:p>
        </draw:text-box>
      </draw:frame>
      <draw:frame draw:style-name="Mgr3" draw:text-style-name="MP4" draw:layer="backgroundobjects" svg:width="24.929cm" svg:height="1.407cm" svg:x="2.385cm" svg:y="1.757cm">
        <draw:text-box>
          <text:p/>
        </draw:text-box>
      </draw:frame>
      <draw:frame draw:style-name="Mgr3" draw:text-style-name="MP4" draw:layer="backgroundobjects" svg:width="24.375cm" svg:height="1.407cm" svg:x="2.385cm" svg:y="5.446cm">
        <draw:text-box>
          <text:p/>
        </draw:text-box>
      </draw:frame>
      <draw:custom-shape draw:style-name="Mgr4" draw:text-style-name="MP1" draw:layer="backgroundobjects" svg:width="3.855cm" svg:height="1.855cm" svg:x="1.517cm" svg:y="3.004cm">
        <text:p/>
        <draw:enhanced-geometry svg:viewBox="0 0 21600 21600" draw:mirror-horizontal="false" draw:mirror-vertical="false" draw:type="rectangle" draw:enhanced-path="M 0 0 L 21600 0 21600 21600 0 21600 0 0 Z N"/>
      </draw:custom-shape>
      <draw:g>
        <draw:polygon draw:style-name="Mgr5" draw:text-style-name="MP5" draw:layer="backgroundobjects" svg:width="0.24cm" svg:height="0.295cm" svg:x="1.691cm" svg:y="4.31cm" svg:viewBox="0 0 241 296" draw:points="0,0 57,0 200,247 200,0 241,0 241,296 184,296 43,48 43,296 0,296">
          <text:p/>
        </draw:polygon>
        <draw:path draw:style-name="Mgr5" draw:text-style-name="MP5" draw:layer="backgroundobjects" svg:width="0.22cm" svg:height="0.232cm" svg:x="2cm" svg:y="4.379cm" svg:viewBox="0 0 221 233" svg:d="M110 31h-4l-4 1h-3l-4 1h-3l-5 1-3 1-3 2-3 2-3 1-3 2-3 2-3 2-2 2-2 4-3 1-2 4-2 3-4 7-3 6-2 8-2 8-1 10-1 8v10 10l1 9 1 8 2 9 2 7 3 7 4 6 2 3 2 3 3 4 2 2 2 2 3 3 3 2 3 1 3 2 3 1 3 2 3 1 4 1 4 1 4 1h3l4 1h4 4l3-1h5l4-1 3-1 3-1 3-1 3-2 3-1 2-2 4-1 2-2 3-3 3-2 2-2 2-4 3-3 2-3 4-6 3-8 2-7 3-8 1-8 1-9v-10-10l-1-8-1-9-3-9-2-8-3-6-4-7-5-6-2-2-2-4-3-2-3-2-2-2-4-2-2-1-3-2-3-2-3-1-3-1h-3l-4-1h-5l-3-1zM110 0l13 1 12 1 5 1 5 2 5 1 5 1 5 3 5 3 5 1 4 4 5 3 4 3 4 3 4 4 3 4 4 4 2 5 4 3 2 5 3 6 4 9 3 12 3 11 1 14 1 13-1 13-1 13-3 11-3 12-4 10-3 4-2 5-4 5-2 4-4 4-3 5-4 3-4 4-4 3-5 2-4 3-5 3-5 2-5 2-5 2-5 3h-5l-5 2-12 1h-13-12l-13-1-5-2h-6l-5-3-6-2-5-2-4-2-5-3-3-3-5-2-4-3-3-4-5-3-3-5-4-4-3-4-3-5-2-5-2-4-5-10-3-12-3-11v-13l-1-13 1-13v-14l3-11 3-12 5-9 2-6 2-5 3-3 3-5 4-4 3-4 5-4 3-3 4-3 5-3 3-4 5-1 4-3 5-3 6-1 5-1 6-2 5-1 13-1z">
          <text:p/>
        </draw:path>
        <draw:polygon draw:style-name="Mgr5" draw:text-style-name="MP5" draw:layer="backgroundobjects" svg:width="0.139cm" svg:height="0.226cm" svg:x="2.285cm" svg:y="4.379cm" svg:viewBox="0 0 140 227" draw:points="140,39 139,39 137,38 135,37 134,35 132,35 130,35 128,34 126,34 124,33 122,33 117,33 114,33 108,33 101,33 93,33 90,34 86,35 83,35 79,38 76,39 72,41 70,42 66,44 64,46 62,48 59,51 57,52 55,55 52,59 51,61 49,64 46,71 44,78 43,84 41,93 40,101 40,110 40,227 0,227 0,5 40,5 40,40 43,35 46,31 49,26 54,22 57,19 62,15 66,13 72,10 77,7 83,5 87,5 93,2 100,2 107,1 114,0 120,0 123,0 124,0 127,0 129,1 140,2">
          <text:p/>
        </draw:polygon>
        <draw:path draw:style-name="Mgr5" draw:text-style-name="MP5" draw:layer="backgroundobjects" svg:width="0.214cm" svg:height="0.314cm" svg:x="2.465cm" svg:y="4.297cm" svg:viewBox="0 0 215 315" svg:d="M173 198v-11l-1-9-1-8-2-9-3-7-3-7-4-7-1-2-3-3-3-3-2-2-2-3-3-2-2-2-3-3-2-1-3-1-3-2-3-1-3-1-4-1h-5l-3-1h-4-3-5-3l-4 1h-3l-4 1-3 1-4 1-3 2-3 1-3 1-3 3-3 2-2 2-2 3-3 2-2 3-2 3-3 2-3 7-3 7-2 7-1 9-2 8-1 9v11 9l1 10 2 8 1 8 2 9 3 7 3 6 3 3 2 3 2 3 3 2 2 4 2 1 3 1 3 3 3 2 3 2 3 1h4l3 1 4 1 3 1 4 1h3 5 3 4l3-1 5-1 4-1 3-1h3l3-1 3-2 2-2 3-3 2-1 3-1 2-4 2-2 3-3 3-3 1-3 4-6 3-7 3-9 2-8 1-8 1-10zM40 120l3-4 3-5 3-4 5-4 3-3 5-3 4-4 5-3 5-2 5-1 5-2 6-1 6-1 5-2h7 6 6 5 5l5 2 4 1 5 2 5 1 4 2 4 2 5 2 5 4 3 2 4 4 3 3 5 3 3 4 7 8 5 9 5 10 4 10 2 11 3 12 1 12 1 13-1 13-1 12-3 11-2 11-4 10-5 10-5 8-7 9-3 4-5 4-3 2-4 5-3 2-5 3-5 2-4 3-4 2h-5l-5 2-4 1-5 1h-5l-5 2h-6-6l-7-2-5-1h-6l-6-2-5-1-5-1-5-3-5-3-4-3-5-3-3-4-5-2-3-6-3-4-3-5v34h-40v-309h40z">
          <text:p/>
        </draw:path>
        <draw:path draw:style-name="Mgr5" draw:text-style-name="MP5" draw:layer="backgroundobjects" svg:width="0.221cm" svg:height="0.232cm" svg:x="2.726cm" svg:y="4.379cm" svg:viewBox="0 0 222 233" svg:d="M222 107v18h-180l1 9 1 9 2 8 2 7 3 8 3 3 1 3 2 3 3 2 3 3 2 3 4 2 2 2 3 3 4 1 3 2 3 2 3 1 5 1 7 2 9 2 9 2h10l11-1h5l6-1 6-1 4-1 6-1 5-1 11-3 11-3 10-5 11-5v35l-11 4-11 4-11 2-10 4-12 1-11 2h-11-12-14l-13-1-13-2-12-5-6-2-4-1-5-4-6-2-4-3-4-3-5-4-4-3-4-5-4-4-4-4-3-5-3-4-3-5-2-5-3-5-3-11-3-11-1-13-1-12 1-14v-12l3-12 4-11 5-11 2-5 4-4 2-6 3-3 4-6 3-2 5-5 4-4 5-2 3-3 6-4 4-2 5-3 6-3 5-1 6-1 12-3 13-1 12-1 12 1 11 1 5 1 5 2h5l5 2 5 2 5 3 4 2 5 1 4 4 3 3 5 3 3 4 3 4 3 4 4 4 2 3 3 5 3 4 3 10 4 9 2 12 1 11zM183 97l-1-7-1-7-2-7-1-6-2-6-3-2-1-3-2-3-1-3-3-1-2-3-2-2-3-3-2-1-2-1-3-3h-3l-2-2-4-2-2-1-3-1h-3-3l-6-1-9-1-7 1-8 1h-7l-7 2h-3l-4 3-3 1-2 2-4 1-2 2-2 2-3 2-2 3-3 1-3 3-1 3-2 3-2 2-3 6-2 6-2 6-2 8v8z">
          <text:p/>
        </draw:path>
        <draw:polygon draw:style-name="Mgr5" draw:text-style-name="MP5" draw:layer="backgroundobjects" svg:width="0.139cm" svg:height="0.226cm" svg:x="3.011cm" svg:y="4.379cm" svg:viewBox="0 0 140 227" draw:points="140,39 139,39 137,38 135,37 134,35 132,35 130,35 128,34 126,34 124,33 122,33 117,33 114,33 108,33 101,33 93,33 90,34 86,35 83,35 79,38 76,39 72,41 70,42 66,44 64,46 62,48 59,51 57,52 55,55 52,59 51,61 49,64 46,71 44,78 43,84 41,93 40,101 40,110 40,227 0,227 0,5 40,5 40,40 43,35 46,31 49,26 54,22 57,19 62,15 66,13 72,10 77,7 83,5 87,5 93,2 100,2 107,1 114,0 120,0 123,0 124,0 127,0 129,1 140,2">
          <text:p/>
        </draw:polygon>
        <draw:polygon draw:style-name="Mgr5" draw:text-style-name="MP5" draw:layer="backgroundobjects" svg:width="0.148cm" svg:height="0.284cm" svg:x="3.163cm" svg:y="4.321cm" svg:viewBox="0 0 149 285" draw:points="69,0 69,64 149,64 149,92 69,92 69,213 69,218 69,224 69,230 70,234 71,238 72,241 72,242 73,244 74,244 75,246 76,247 78,249 78,250 80,250 81,251 83,252 84,252 87,252 88,252 93,253 98,255 103,255 109,255 149,255 149,285 109,285 99,285 87,284 78,283 70,281 63,279 59,278 56,277 54,275 51,272 48,271 46,270 44,267 43,265 41,263 39,260 37,258 36,255 35,251 34,247 31,240 30,232 29,223 29,213 29,92 0,92 0,64 29,64 29,0">
          <text:p/>
        </draw:polygon>
        <draw:path draw:style-name="Mgr5" draw:text-style-name="MP5" draw:layer="backgroundobjects" svg:width="0.248cm" svg:height="0.295cm" svg:x="3.507cm" svg:y="4.31cm" svg:viewBox="0 0 249 296" svg:d="M151 157l4 1 3 2 3 1 4 3 4 2 3 4 4 3 3 3 3 3 3 5 3 3 4 6 7 11 7 11 43 81h-46l-42-76-4-7-3-7-5-5-4-6-3-4-4-4-3-3-2-3h-2l-4-3-4-2-4-1-5-2h-6l-6-1-5-1h-7-47v125h-43v-296h98 13l12 2 12 1 10 2 10 3 4 2 5 3 4 1 4 1 4 4 3 3 4 2 2 3 3 3 3 3 3 4 1 3 3 4 2 3 1 5 2 4 2 9 1 10v10 7 7l-1 6-2 6-2 6-2 4-4 6-3 5-4 5-3 3-6 4-5 3-4 3-6 3-6 3zM43 33v105h55 7 8l7-1 6-2 5-2 3-1 2-2h2l2-2 2-1 2-2 2-2 2-2 1-2 2-1 1-3 3-2v-3l1-2 1-2 1-3 1-5 1-7v-6-6l-1-7-1-5-1-2-1-2-1-3v-2l-3-2-1-3-2-1-1-2-2-3-2-1-2-2-2-1-2-1-2-1-2-2h-3l-5-4-6-1-7-1h-8-7z">
          <text:p/>
        </draw:path>
        <draw:path draw:style-name="Mgr5" draw:text-style-name="MP5" draw:layer="backgroundobjects" svg:width="0.221cm" svg:height="0.232cm" svg:x="3.772cm" svg:y="4.379cm" svg:viewBox="0 0 222 233" svg:d="M222 107v18h-180l1 9 1 9 2 8 2 7 3 8 3 3 1 3 2 3 3 2 3 3 2 3 4 2 2 2 3 3 4 1 3 2 3 2 3 1 5 1 7 2 9 2 9 2h10l11-1h5l6-1 6-1 4-1 6-1 5-1 11-3 11-3 10-5 11-5v35l-11 4-11 4-11 2-10 4-12 1-11 2h-11-12-14l-13-1-13-2-12-5-6-2-4-1-5-4-6-2-4-3-4-3-5-4-4-3-4-5-4-4-4-4-3-5-3-4-3-5-2-5-3-5-3-11-3-11-1-13-1-12 1-14v-12l3-12 4-11 5-11 2-5 4-4 2-6 3-3 4-6 3-2 5-5 4-4 5-2 3-3 6-4 4-2 5-3 6-3 5-1 6-1 12-3 13-1 12-1 12 1 11 1 5 1 5 2h5l5 2 5 2 5 3 4 2 5 1 4 4 3 3 5 3 3 4 3 4 3 4 4 4 2 3 3 5 3 4 3 10 4 9 2 12 1 11zM183 97l-1-7-1-7-2-7-1-6-2-6-3-2-1-3-2-3-1-3-3-1-2-3-2-2-3-3-2-1-2-1-3-3h-3l-2-2-4-2-2-1-3-1h-3-3l-6-1-9-1-7 1-8 1h-7l-7 2h-3l-4 3-3 1-2 2-4 1-2 2-2 2-3 2-2 3-3 1-3 3-1 3-2 3-2 2-3 6-2 6-2 6-2 8v8z">
          <text:p/>
        </draw:path>
        <draw:polygon draw:style-name="Mgr5" draw:text-style-name="MP5" draw:layer="backgroundobjects" svg:width="0.182cm" svg:height="0.232cm" svg:x="4.04cm" svg:y="4.379cm" svg:viewBox="0 0 183 233" draw:points="170,13 170,47 162,43 152,39 144,37 136,34 127,33 117,32 108,31 99,31 91,31 84,32 78,32 72,33 68,33 63,35 57,37 56,38 54,39 52,40 51,42 49,42 48,44 46,45 46,46 45,47 44,49 43,51 43,52 42,54 41,56 41,59 40,60 40,62 40,64 40,65 40,67 41,68 41,70 41,71 42,72 43,73 43,75 43,77 44,78 45,79 46,80 46,81 48,81 48,83 50,84 51,84 52,86 57,87 61,89 66,91 72,93 78,94 93,98 106,100 116,103 126,105 135,107 141,110 149,113 155,117 160,120 163,121 165,124 168,126 170,128 171,130 173,132 174,134 176,138 178,139 179,141 179,145 180,147 182,153 183,159 183,166 183,170 183,174 182,177 181,181 180,184 179,187 178,191 176,194 174,197 173,200 170,203 168,205 165,207 163,211 159,213 156,215 152,218 149,219 142,223 135,226 126,229 116,231 106,233 95,233 84,233 74,233 64,233 54,232 44,230 34,227 22,225 12,223 0,219 0,181 11,186 22,191 33,195 43,198 54,200 58,201 63,202 69,202 74,203 79,203 85,203 92,203 98,203 105,202 109,201 115,199 120,198 124,196 126,195 128,194 129,193 132,192 133,190 135,190 136,187 137,186 138,185 139,184 140,181 140,180 141,178 141,176 142,175 142,173 142,171 142,169 142,166 142,161 141,160 141,158 140,157 140,156 139,154 138,153 138,152 137,150 136,150 135,147 134,147 132,147 131,145 129,144 126,143 120,140 115,138 108,137 101,135 84,131 71,128 62,126 54,124 46,121 39,119 34,116 28,113 22,109 20,108 19,106 16,104 14,101 13,100 11,99 9,96 8,93 7,91 6,88 4,84 2,78 1,72 1,65 2,58 2,54 3,51 4,47 5,44 7,41 7,38 9,34 11,33 13,29 15,27 17,24 20,22 22,19 26,17 29,15 33,13 36,12 39,10 46,7 54,5 63,2 72,1 83,0 93,0 105,0 115,1 126,2 135,3 143,5 152,7 162,9">
          <text:p/>
        </draw:polygon>
        <draw:polygon draw:style-name="Mgr5" draw:text-style-name="MP5" draw:layer="backgroundobjects" svg:width="0.189cm" svg:height="0.232cm" svg:x="4.267cm" svg:y="4.379cm" svg:viewBox="0 0 190 233" draw:points="190,14 190,48 181,44 173,41 164,38 160,35 156,35 151,34 147,33 143,33 139,33 135,32 131,32 127,31 123,31 113,32 105,33 100,33 96,33 92,35 87,37 84,39 81,40 78,42 74,44 71,46 68,48 65,51 63,53 60,57 57,59 55,63 54,66 51,69 49,72 47,81 45,89 43,98 43,107 42,117 43,127 43,136 45,145 47,153 49,160 51,164 54,167 55,171 57,174 60,177 63,180 65,183 68,185 71,187 74,190 78,192 81,193 84,195 87,197 92,198 96,199 100,200 105,201 113,202 123,203 127,203 131,203 135,202 139,202 143,201 147,200 151,199 156,198 160,197 164,195 173,193 181,190 190,185 190,219 181,223 173,225 164,227 155,230 146,232 138,233 128,233 117,233 105,233 92,232 80,229 74,227 69,225 63,223 58,221 54,218 48,215 45,213 41,210 36,205 33,202 28,198 24,193 21,190 19,185 15,180 13,175 8,165 4,153 1,141 1,130 0,117 1,104 1,91 4,79 8,68 10,63 13,58 15,52 19,48 22,44 25,39 28,35 33,32 37,27 41,24 45,21 49,18 54,14 59,13 64,10 70,7 76,6 81,5 93,2 107,1 121,0 129,0 138,1 147,2 155,5 164,5 173,7 181,11">
          <text:p/>
        </draw:polygon>
        <draw:polygon draw:style-name="Mgr5" draw:text-style-name="MP5" draw:layer="backgroundobjects" svg:width="0.199cm" svg:height="0.308cm" svg:x="4.523cm" svg:y="4.297cm" svg:viewBox="0 0 200 309" draw:points="200,175 200,309 161,309 161,176 161,167 160,161 159,154 158,147 156,143 154,138 152,135 151,133 149,130 148,128 146,127 144,125 142,124 140,121 138,120 137,119 135,119 132,117 129,116 127,115 123,114 121,114 115,113 108,113 100,113 93,114 86,116 83,117 79,118 77,119 73,120 71,121 68,124 65,125 63,127 60,130 57,132 55,134 54,137 51,139 49,141 48,145 46,147 44,154 43,161 41,167 40,176 40,184 40,309 0,309 0,0 40,0 40,121 43,117 47,112 50,107 54,104 59,100 63,97 68,93 72,91 78,89 83,87 87,85 93,84 99,83 105,81 111,81 117,81 127,81 137,83 140,84 144,84 149,86 152,87 157,89 160,90 164,92 168,94 170,97 173,100 177,101 179,105 182,108 185,111 187,114 188,119 192,126 195,134 198,144 200,153 200,164">
          <text:p/>
        </draw:polygon>
        <draw:polygon draw:style-name="Mgr5" draw:text-style-name="MP5" draw:layer="backgroundobjects" svg:width="0.212cm" svg:height="0.308cm" svg:x="4.801cm" svg:y="4.297cm" svg:viewBox="0 0 213 309" draw:points="0,0 40,0 40,183 157,87 207,87 80,190 213,309 161,309 40,200 40,309 0,309">
          <text:p/>
        </draw:polygon>
        <draw:path draw:style-name="Mgr5" draw:text-style-name="MP5" draw:layer="backgroundobjects" svg:width="0.221cm" svg:height="0.232cm" svg:x="5.022cm" svg:y="4.379cm" svg:viewBox="0 0 222 233" svg:d="M222 107v18h-180l1 9 1 9 2 8 2 7 3 8 3 3 1 3 2 3 3 2 3 3 2 3 4 2 2 2 3 3 4 1 3 2 3 2 3 1 5 1 7 2 9 2 9 2h10l11-1h5l6-1 6-1 4-1 6-1 5-1 11-3 11-3 10-5 11-5v35l-11 4-11 4-11 2-10 4-12 1-11 2h-11-12-14l-13-1-13-2-12-5-6-2-4-1-5-4-6-2-4-3-4-3-5-4-4-3-4-5-4-4-4-4-3-5-3-4-3-5-2-5-3-5-3-11-3-11-1-13-1-12 1-14v-12l3-12 4-11 5-11 2-5 4-4 2-6 3-3 4-6 3-2 5-5 4-4 5-2 3-3 6-4 4-2 5-3 6-3 5-1 6-1 12-3 13-1 12-1 12 1 11 1 5 1 5 2h5l5 2 5 2 5 3 4 2 5 1 4 4 3 3 5 3 3 4 3 4 3 4 4 4 2 3 3 5 3 4 3 10 4 9 2 12 1 11zM183 97l-1-7-1-7-2-7-1-6-2-6-3-2-1-3-2-3-1-3-3-1-2-3-2-2-3-3-2-1-2-1-3-3h-3l-2-2-4-2-2-1-3-1h-3-3l-6-1-9-1-7 1-8 1h-7l-7 2h-3l-4 3-3 1-2 2-4 1-2 2-2 2-3 2-2 3-3 1-3 3-1 3-2 3-2 2-3 6-2 6-2 6-2 8v8z">
          <text:p/>
        </draw:path>
      </draw:g>
      <draw:polygon draw:style-name="Mgr6" draw:text-style-name="MP6" draw:layer="backgroundobjects" svg:width="3.405cm" svg:height="1.081cm" svg:x="1.741cm" svg:y="3.775cm" svg:viewBox="0 0 3406 1082" draw:points="1703,1082 0,1082 0,0 3406,0 3406,1082">
        <text:p/>
      </draw:polygon>
      <draw:polygon draw:style-name="Mgr6" draw:text-style-name="MP6" draw:layer="backgroundobjects" svg:width="3.405cm" svg:height="1.081cm" svg:x="1.743cm" svg:y="3.776cm" svg:viewBox="0 0 3406 1082" draw:points="1703,1082 0,1082 0,0 3406,0 3406,1082">
        <text:p/>
      </draw:polygon>
      <draw:polygon draw:style-name="Mgr6" draw:text-style-name="MP6" draw:layer="backgroundobjects" svg:width="3.474cm" svg:height="1.057cm" svg:x="1.748cm" svg:y="3.163cm" svg:viewBox="0 0 3475 1058" draw:points="1737,1058 0,1058 0,0 3475,0 3475,1058">
        <text:p/>
      </draw:polygon>
      <draw:path draw:style-name="Mgr7" draw:text-style-name="MP7" draw:layer="backgroundobjects" svg:width="3.547cm" svg:height="1.134cm" svg:x="1.692cm" svg:y="3.141cm" svg:viewBox="0 0 3548 1135" svg:d="M3481 0h-3416-7l-6 2-6 1-6 2-5 2-5 3-5 4-6 4-3 5-5 4-3 6-3 5-2 5-2 7-1 6v6 1060 1 1l1 2 1 1 1 1 1 1v1l1 1 2 1 2 1 1 1 1 1h1 1 3521 2 1l1-1 1-1 1-1h1l2-1v-1l1-1 1-1 1-1v-1h1l1-2v-1-1-1060-6l-2-6-1-7-2-5-3-5-3-6-3-4-5-5-4-4-5-4-6-3-6-2-6-2-7-1-7-2zM65 27h3416 3l4 1 4 1 4 1 3 2 3 1 3 2 3 2 3 3 3 2 1 3 2 3 2 4 1 3v4 3 734h-2444l-17 27-20 26-22 25-23 24-25 21-26 20-27 19-30 17-29 16-33 13-32 12-33 10-35 7-35 6-36 3-37 1-36-1-37-3-35-6-34-7-34-10-32-12-31-13-31-16-28-17-28-19-27-20-25-21-22-24-22-25-19-26-18-27h-126v-734-3-4l1-3 1-4 1-3 2-3 2-2 2-3 3-2 2-2 2-1 3-2 4-1 3-1 4-1z">
        <text:p/>
      </draw:path>
      <draw:polygon draw:style-name="Mgr6" draw:text-style-name="MP6" draw:layer="backgroundobjects" svg:width="0.164cm" svg:height="0.182cm" svg:x="3.051cm" svg:y="4.033cm" svg:viewBox="0 0 165 183" draw:points="82,183 0,183 0,0 165,0 165,183">
        <text:p/>
      </draw:polygon>
      <draw:g>
        <draw:path draw:style-name="Mgr8" draw:text-style-name="MP8" draw:layer="backgroundobjects" svg:width="0.162cm" svg:height="0.177cm" svg:x="3.061cm" svg:y="4.033cm" svg:viewBox="0 0 163 178" svg:d="M92 0c7 0 19 0 25 2 7 0 14 5 19 7 6 4 10 7 13 13 2 8 4 14 4 21 0 9-2 17-7 23-4 6-10 10-20 15 14 1 20 9 27 18 8 7 10 16 10 29 0 8-2 14-8 23-2 6-9 10-13 15-6 4-13 6-22 9-8 3-17 3-26 3h-94v-178zM87 72c7 0 12-2 16-6 8-2 9-6 9-15 0-4 0-8-1-10-3-2-5-5-8-7-4-2-7-2-9-2-5-2-7-2-12-2h-40v42zM89 149c3 0 7-2 10-2 4 0 9-3 12-5s3-4 9-6c0-3 0-7 0-10 0-11-3-18-8-22-6-4-13-4-23-4h-47v49z">
          <text:p/>
        </draw:path>
        <draw:polygon draw:style-name="Mgr8" draw:text-style-name="MP8" draw:layer="backgroundobjects" svg:width="0.184cm" svg:height="0.177cm" svg:x="3.23cm" svg:y="4.033cm" svg:viewBox="0 0 185 178" draw:points="0,0 47,0 94,70 140,0 185,0 114,110 114,178 73,178 73,108">
          <text:p/>
        </draw:polygon>
      </draw:g>
      <draw:polygon draw:style-name="Mgr6" draw:text-style-name="MP6" draw:layer="backgroundobjects" svg:width="0.19cm" svg:height="0.182cm" svg:x="3.219cm" svg:y="4.033cm" svg:viewBox="0 0 191 183" draw:points="95,183 0,183 0,0 191,0 191,183">
        <text:p/>
      </draw:polygon>
      <draw:polygon draw:style-name="Mgr6" draw:text-style-name="MP6" draw:layer="backgroundobjects" svg:width="0.166cm" svg:height="0.192cm" svg:x="4.553cm" svg:y="4.028cm" svg:viewBox="0 0 167 193" draw:points="84,193 0,193 0,0 167,0 167,193">
        <text:p/>
      </draw:polygon>
      <draw:g>
        <draw:path draw:style-name="Mgr8" draw:text-style-name="MP8" draw:layer="backgroundobjects" svg:width="0.164cm" svg:height="0.188cm" svg:x="4.585cm" svg:y="4.03cm" svg:viewBox="0 0 165 189" svg:d="M46 140c1 2 6 7 8 9 5 2 10 7 15 7 6 1 11 1 15 1 5 0 10 0 12 0 7-1 10-1 15-4 1-2 6-4 9-9 2-2 4-4 4-11 0-4-2-7-4-9-6-5-9-7-14-9-7-2-12-5-19-5-7-2-14-4-21-6-9 0-16-3-22-5-4-3-14-6-19-9-5-5-9-9-11-16-2-6-4-12-4-22 0-8 2-16 6-22 2-6 7-14 14-17 10-4 16-8 24-11 7-2 19-2 26-2 9 0 19 0 31 2 9 3 15 7 25 11 6 3 10 11 15 17 4 9 7 17 7 27h-41c0-6-3-10-5-13-1-3-4-5-6-8-5-2-10-2-14-4-5-2-8-2-14-2-3 0-5 0-9 0-5 2-8 4-12 6-3 0-5 3-5 5-2 3-2 6-2 10 0 1 0 6 0 9 2 0 4 4 9 6s12 2 19 4c6 2 16 4 30 9 3 0 9 0 14 2 7 1 14 4 20 9 4 3 11 9 13 16 8 4 10 13 10 23 0 9-2 18-7 24-3 5-7 13-15 17-5 6-14 11-23 13-12 3-24 6-36 6-11 0-23-3-32-4-8-2-20-9-27-13-7-6-13-14-15-19-8-9-10-20-10-27h44c0 3 0 7 2 14z">
          <text:p/>
        </draw:path>
        <draw:path draw:style-name="Mgr8" draw:text-style-name="MP8" draw:layer="backgroundobjects" svg:width="0.187cm" svg:height="0.177cm" svg:x="4.753cm" svg:y="4.034cm" svg:viewBox="0 0 188 178" svg:d="M117 0l71 178h-45l-12-40h-74l-15 40h-42l73-178zM120 108l-24-65h-2l-25 65z">
          <text:p/>
        </draw:path>
      </draw:g>
      <draw:polygon draw:style-name="Mgr6" draw:text-style-name="MP6" draw:layer="backgroundobjects" svg:width="0.192cm" svg:height="0.182cm" svg:x="4.721cm" svg:y="4.033cm" svg:viewBox="0 0 193 183" draw:points="96,183 0,183 0,0 193,0 193,183">
        <text:p/>
      </draw:polygon>
      <draw:polygon draw:style-name="Mgr6" draw:text-style-name="MP6" draw:layer="backgroundobjects" svg:width="0.166cm" svg:height="0.182cm" svg:x="3.802cm" svg:y="4.033cm" svg:viewBox="0 0 167 183" draw:points="84,183 0,183 0,0 167,0 167,183">
        <text:p/>
      </draw:polygon>
      <draw:g>
        <draw:polygon draw:style-name="Mgr8" draw:text-style-name="MP8" draw:layer="backgroundobjects" svg:width="0.162cm" svg:height="0.177cm" svg:x="3.814cm" svg:y="4.034cm" svg:viewBox="0 0 163 178" draw:points="44,0 124,121 124,0 163,0 163,178 122,178 42,60 40,60 40,178 0,178 0,0">
          <text:p/>
        </draw:polygon>
        <draw:path draw:style-name="Mgr8" draw:text-style-name="MP8" draw:layer="backgroundobjects" svg:width="0.18cm" svg:height="0.188cm" svg:x="4.007cm" svg:y="4.03cm" svg:viewBox="0 0 181 189" svg:d="M134 51c-3-4-5-7-10-8-2-4-10-7-13-7-5-2-10-2-15-2-12 0-18 0-25 5-7 2-12 5-17 12-4 6-7 13-8 21-2 7-2 13-2 21s0 15 2 24c1 7 4 12 8 19 5 4 10 8 17 13 7 4 13 7 25 7 15 0 24-5 30-14 8-6 12-14 14-27h41c-2 11-5 21-9 29-5 12-9 17-17 23-9 8-15 11-26 16-9 2-21 6-33 6-16 0-27-4-39-8-13-6-23-14-29-20-10-8-16-19-21-30-5-12-7-25-7-38 0-12 2-25 7-36 5-10 11-21 21-30 6-8 16-14 29-20 12-5 23-7 39-7 12 0 21 0 30 5 10 2 17 6 25 11 10 6 14 11 19 20 3 8 6 16 9 28h-41c0-4-2-9-4-13z">
          <text:p/>
        </draw:path>
      </draw:g>
      <draw:polygon draw:style-name="Mgr6" draw:text-style-name="MP6" draw:layer="backgroundobjects" svg:width="0.182cm" svg:height="0.192cm" svg:x="3.994cm" svg:y="4.028cm" svg:viewBox="0 0 183 193" draw:points="92,193 0,193 0,0 183,0 183,193">
        <text:p/>
      </draw:polygon>
      <draw:g>
        <draw:path draw:style-name="Mgr9" draw:text-style-name="MP9" draw:layer="backgroundobjects" svg:width="0.678cm" svg:height="0.623cm" svg:x="4.422cm" svg:y="3.243cm" svg:viewBox="0 0 679 624" svg:d="M579 90c-65-60-146-90-239-90-96 0-176 30-240 90-66 63-100 137-100 221 0 87 34 161 100 222 67 62 147 91 240 91 91 0 172-29 241-93 63-59 98-131 98-220 0-87-35-161-100-221z">
          <text:p/>
        </draw:path>
        <draw:polygon draw:style-name="Mgr6" draw:text-style-name="MP6" draw:layer="backgroundobjects" svg:width="0.681cm" svg:height="0.628cm" svg:x="4.422cm" svg:y="3.241cm" svg:viewBox="0 0 682 629" draw:points="340,629 0,629 0,0 682,0 682,629">
          <text:p/>
        </draw:polygon>
        <draw:path draw:style-name="Mgr8" draw:text-style-name="MP8" draw:layer="backgroundobjects" svg:width="0.599cm" svg:height="0.555cm" svg:x="4.462cm" svg:y="3.276cm" svg:viewBox="0 0 600 556" svg:d="M600 278c0 154-134 278-298 278-167 0-302-124-302-278 0-153 135-278 300-278 166 0 300 125 300 278z">
          <text:p/>
        </draw:path>
        <draw:polygon draw:style-name="Mgr6" draw:text-style-name="MP6" draw:layer="backgroundobjects" svg:width="0.601cm" svg:height="0.557cm" svg:x="4.462cm" svg:y="3.276cm" svg:viewBox="0 0 602 558" draw:points="302,558 0,558 0,0 602,0 602,558">
          <text:p/>
        </draw:polygon>
        <draw:path draw:style-name="Mgr10" draw:text-style-name="MP10" draw:layer="backgroundobjects" svg:width="0.346cm" svg:height="0.336cm" svg:x="4.581cm" svg:y="3.388cm" svg:viewBox="0 0 347 337" svg:d="M25 120c17-78 74-120 148-120 108 0 174 72 174 170 0 95-70 167-174 167-72 0-139-40-150-123h85c4 42 33 57 75 57 48 0 78-40 78-104 0-66-26-101-76-101-36 0-71 13-77 54h25l-67 64-66-64z">
          <text:p/>
        </draw:path>
        <draw:polygon draw:style-name="Mgr6" draw:text-style-name="MP6" draw:layer="backgroundobjects" svg:width="0.351cm" svg:height="0.337cm" svg:x="4.58cm" svg:y="3.388cm" svg:viewBox="0 0 352 338" draw:points="176,338 0,338 0,0 352,0 352,338">
          <text:p/>
        </draw:polygon>
      </draw:g>
      <draw:path draw:style-name="Mgr9" draw:text-style-name="MP9" draw:layer="backgroundobjects" svg:width="0.678cm" svg:height="0.623cm" svg:x="3.661cm" svg:y="3.242cm" svg:viewBox="0 0 679 624" svg:d="M579 90c-65-60-146-90-239-90-96 0-176 30-240 90-66 63-100 137-100 221 0 87 34 161 100 222 67 62 147 91 240 91 91 0 172-29 241-93 66-59 98-131 98-220 0-87-32-161-100-221z">
        <text:p/>
      </draw:path>
      <draw:polygon draw:style-name="Mgr6" draw:text-style-name="MP6" draw:layer="backgroundobjects" svg:width="0.681cm" svg:height="0.628cm" svg:x="3.661cm" svg:y="3.241cm" svg:viewBox="0 0 682 629" draw:points="340,629 0,629 0,0 682,0 682,629">
        <text:p/>
      </draw:polygon>
      <draw:path draw:style-name="Mgr8" draw:text-style-name="MP8" draw:layer="backgroundobjects" svg:width="0.599cm" svg:height="0.555cm" svg:x="3.699cm" svg:y="3.276cm" svg:viewBox="0 0 600 556" svg:d="M600 278c0 154-134 278-298 278-167 0-302-124-302-278 0-153 135-278 300-278 166 0 300 125 300 278z">
        <text:p/>
      </draw:path>
      <draw:path draw:style-name="Mgr10" draw:text-style-name="MP10" draw:layer="backgroundobjects" svg:width="0.351cm" svg:height="0.459cm" svg:x="3.787cm" svg:y="3.317cm" svg:viewBox="0 0 352 460" svg:d="M218 413c22 0 38-7 52-15 11-11 19-25 23-45l59 5c-2 13-9 27-14 40-6 13-15 24-27 32-8 11-25 17-38 21-20 7-35 9-55 9-28 0-49-5-69-13-19-6-35-19-48-34-14-15-23-32-30-53-10-22-12-42-17-65h-54l14-43h38c0-2 0-4-2-8 0-4 0-9 0-17 0-4 0-11 0-15 2-7 2-8 2-14h-52l14-37h40c5-28 7-48 17-70 9-19 18-36 31-51 15-13 28-24 49-29 18-6 39-11 64-11 20 0 38 2 55 7 16 6 31 12 41 23 10 9 21 19 24 32 8 12 12 25 15 39l-59 5c-2-19-10-34-23-44-15-11-30-15-53-15-16 0-30 0-39 4-14 6-23 13-30 21-8 9-16 21-22 34-4 17-7 34-10 55h142l-14 37h-130c-2 7-2 9-2 16 0 4 0 10 0 13 0 6 0 10 0 15 0 4 2 6 2 10h144l-14 43h-128c3 16 6 33 10 46 5 15 11 28 17 38 10 11 18 19 32 25 12 7 28 9 45 9z">
        <text:p/>
      </draw:path>
      <draw:polygon draw:style-name="Mgr6" draw:text-style-name="MP6" draw:layer="backgroundobjects" svg:width="0.354cm" svg:height="0.46cm" svg:x="3.785cm" svg:y="3.329cm" svg:viewBox="0 0 355 461" draw:points="177,461 0,461 0,0 355,0 355,461">
        <text:p/>
      </draw:polygon>
      <draw:polygon draw:style-name="Mgr9" draw:text-style-name="MP9" draw:layer="backgroundobjects" svg:width="0.002cm" svg:height="0.002cm" svg:x="3.975cm" svg:y="3.568cm" svg:viewBox="0 0 3 3" draw:points="3,3 0,0">
        <text:p/>
      </draw:polygon>
      <draw:polygon draw:style-name="Mgr6" draw:text-style-name="MP6" draw:layer="backgroundobjects" svg:width="0.004cm" svg:height="0.004cm" svg:x="3.975cm" svg:y="3.568cm" svg:viewBox="0 0 5 5" draw:points="2,5 0,5 0,0 5,0 5,5">
        <text:p/>
      </draw:polygon>
      <draw:path draw:style-name="Mgr11" draw:text-style-name="MP6" draw:layer="backgroundobjects" svg:width="0.627cm" svg:height="0cm" draw:transform="skewX (0.0795870138909415) rotate (-0.7080800775341) translate (3.75679617722834cm 3.34566273146456cm)" svg:viewBox="0 0 628 1" svg:d="M0 0c209 0 419 0 628 1">
        <text:p/>
      </draw:path>
      <draw:g>
        <draw:path draw:style-name="Mgr9" draw:text-style-name="MP9" draw:layer="backgroundobjects" svg:width="0.678cm" svg:height="0.623cm" svg:x="2.898cm" svg:y="3.243cm" svg:viewBox="0 0 679 624" svg:d="M581 90c-67-60-148-90-243-90-94 0-171 30-236 90-68 63-102 137-102 221 0 87 34 161 102 222 65 62 145 91 236 91 93 0 174-29 243-93 66-59 98-131 98-220 0-87-32-161-98-221z">
          <text:p/>
        </draw:path>
        <draw:polygon draw:style-name="Mgr6" draw:text-style-name="MP6" draw:layer="backgroundobjects" svg:width="0.681cm" svg:height="0.628cm" svg:x="2.898cm" svg:y="3.241cm" svg:viewBox="0 0 682 629" draw:points="340,629 0,629 0,0 682,0 682,629">
          <text:p/>
        </draw:polygon>
        <draw:path draw:style-name="Mgr8" draw:text-style-name="MP8" draw:layer="backgroundobjects" svg:width="0.599cm" svg:height="0.555cm" svg:x="2.937cm" svg:y="3.276cm" svg:viewBox="0 0 600 556" svg:d="M600 278c0 154-134 278-298 278-167 0-302-124-302-278 0-153 135-278 300-278 166 0 300 125 300 278z">
          <text:p/>
        </draw:path>
        <draw:polygon draw:style-name="Mgr6" draw:text-style-name="MP6" draw:layer="backgroundobjects" svg:width="0.601cm" svg:height="0.557cm" svg:x="2.937cm" svg:y="3.276cm" svg:viewBox="0 0 602 558" draw:points="302,558 0,558 0,0 602,0 602,558">
          <text:p/>
        </draw:polygon>
        <draw:path draw:style-name="Mgr10" draw:text-style-name="MP10" draw:layer="backgroundobjects" svg:width="0.093cm" svg:height="0.086cm" svg:x="3.193cm" svg:y="3.353cm" svg:viewBox="0 0 94 87" svg:d="M94 44c0 8-1 13-7 22-2 6-9 13-16 15-7 5-16 6-23 6-8 0-16-1-25-6-7-2-11-9-16-15-5-9-7-14-7-22s2-17 7-22c5-7 9-11 16-15 9-5 17-7 25-7 7 0 16 2 23 7 7 4 14 8 16 15 6 5 7 14 7 22z">
          <text:p/>
        </draw:path>
        <draw:polygon draw:style-name="Mgr6" draw:text-style-name="MP6" draw:layer="backgroundobjects" svg:width="0.098cm" svg:height="0.09cm" svg:x="3.193cm" svg:y="3.35cm" svg:viewBox="0 0 99 91" draw:points="49,91 0,91 0,0 99,0 99,91">
          <text:p/>
        </draw:polygon>
        <draw:path draw:style-name="Mgr10" draw:text-style-name="MP10" draw:layer="backgroundobjects" svg:width="0.18cm" svg:height="0.3cm" svg:x="3.148cm" svg:y="3.456cm" svg:viewBox="0 0 181 301" svg:d="M181 22c0-13-9-22-20-22h-141c-10 0-20 9-20 22v127h40v152h103v-152h38z">
          <text:p/>
        </draw:path>
        <draw:polygon draw:style-name="Mgr6" draw:text-style-name="MP6" draw:layer="backgroundobjects" svg:width="0.184cm" svg:height="0.303cm" svg:x="3.148cm" svg:y="3.456cm" svg:viewBox="0 0 185 304" draw:points="93,304 0,304 0,0 185,0 185,304">
          <text:p/>
        </draw:polygon>
      </draw:g>
      <draw:g>
        <draw:path draw:style-name="Mgr9" draw:text-style-name="MP9" draw:layer="backgroundobjects" svg:width="0.908cm" svg:height="0.838cm" svg:x="1.855cm" svg:y="3.232cm" svg:viewBox="0 0 909 839" svg:d="M777 121c-88-81-196-121-324-121-127 0-229 40-315 121-92 83-138 183-138 297 0 117 46 216 138 298 86 83 191 123 315 123 125 0 233-40 324-126 89-79 132-176 132-295 0-117-43-216-132-297z">
          <text:p/>
        </draw:path>
        <draw:polygon draw:style-name="Mgr6" draw:text-style-name="MP6" draw:layer="backgroundobjects" svg:width="0.911cm" svg:height="0.843cm" svg:x="1.855cm" svg:y="3.229cm" svg:viewBox="0 0 912 844" draw:points="456,844 0,844 0,0 912,0 912,844">
          <text:p/>
        </draw:polygon>
        <draw:path draw:style-name="Mgr8" draw:text-style-name="MP8" draw:layer="backgroundobjects" svg:width="0.802cm" svg:height="0.746cm" svg:x="1.907cm" svg:y="3.277cm" svg:viewBox="0 0 803 747" svg:d="M803 373c0 207-180 374-399 374-224 0-404-167-404-374 0-206 180-373 401-373 222 0 402 167 402 373z">
          <text:p/>
        </draw:path>
        <draw:polygon draw:style-name="Mgr6" draw:text-style-name="MP6" draw:layer="backgroundobjects" svg:width="0.806cm" svg:height="0.749cm" svg:x="1.907cm" svg:y="3.276cm" svg:viewBox="0 0 807 750" draw:points="404,750 0,750 0,0 807,0 807,750">
          <text:p/>
        </draw:polygon>
        <draw:polygon draw:style-name="Mgr6" draw:text-style-name="MP6" draw:layer="backgroundobjects" svg:width="0.131cm" svg:height="0.122cm" svg:x="2.25cm" svg:y="3.59cm" svg:viewBox="0 0 132 123" draw:points="66,123 0,123 0,0 132,0 132,123">
          <text:p/>
        </draw:polygon>
        <draw:polygon draw:style-name="Mgr6" draw:text-style-name="MP6" draw:layer="backgroundobjects" svg:width="0.247cm" svg:height="0.406cm" svg:x="2.191cm" svg:y="3.447cm" svg:viewBox="0 0 248 407" draw:points="125,407 0,407 0,0 248,0 248,407">
          <text:p/>
        </draw:polygon>
        <draw:path draw:style-name="Mgr12" draw:text-style-name="MP11" draw:layer="backgroundobjects" svg:width="0.34cm" svg:height="0.454cm" svg:x="1.974cm" svg:y="3.424cm" svg:viewBox="0 0 341 455" svg:d="M259 158c-19-40-39-59-70-59-55 0-79 43-79 128 0 89 24 132 79 132 37 0 60-22 76-62l76 44c-36 77-88 114-161 114-55 0-98-17-131-58-34-41-49-96-49-170 0-69 15-122 51-165 35-40 77-62 126-62 76 0 128 36 161 109z">
          <text:p/>
        </draw:path>
        <draw:path draw:style-name="Mgr12" draw:text-style-name="MP11" draw:layer="backgroundobjects" svg:width="0.337cm" svg:height="0.454cm" svg:x="2.324cm" svg:y="3.424cm" svg:viewBox="0 0 338 455" svg:d="M256 158c-15-40-36-59-67-59-54 0-79 43-79 128 0 89 25 132 79 132 37 0 60-22 73-62l76 44c-33 77-85 114-158 114-54 0-98-17-131-58-30-41-49-96-49-170 0-69 19-122 49-165 33-40 77-62 128-62 76 0 128 36 161 109z">
          <text:p/>
        </draw:path>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9-03T22:46:03.816139692</dc:date>
    <meta:generator>LibreOffice/5.0.1.2.0$Linux_X86_64 LibreOffice_project/00m0$Build-2</meta:generator>
    <meta:editing-duration>PT9H22M13S</meta:editing-duration>
    <meta:editing-cycles>50</meta:editing-cycles>
    <dc:creator>Norbert Reschke</dc:creator>
    <meta:document-statistic meta:object-count="352"/>
  </office:meta>
</office:document-meta>
</file>

<file path=Object 1/content.xml><?xml version="1.0" encoding="utf-8"?>
<math xmlns="http://www.w3.org/1998/Math/MathML">
  <mrow/>
</math>
</file>

<file path=Object 10/content.xml><?xml version="1.0" encoding="utf-8"?>
<math xmlns="http://www.w3.org/1998/Math/MathML">
  <semantics>
    <mrow>
      <mi>sin</mi>
      <mrow>
        <mo stretchy="false">ω</mo>
        <mo stretchy="false">=</mo>
        <mrow>
          <mfrac>
            <mfrac>
              <mi>d</mi>
              <mn>2</mn>
            </mfrac>
            <msub>
              <mi>h</mi>
              <mrow>
                <mi>g</mi>
              </mrow>
            </msub>
          </mfrac>
        </mrow>
      </mrow>
    </mrow>
    <annotation encoding="StarMath 5.0">sin %omega = {d over 2 over h_{g}}</annotation>
  </semantics>
</math>
</file>

<file path=Object 11/content.xml><?xml version="1.0" encoding="utf-8"?>
<math xmlns="http://www.w3.org/1998/Math/MathML">
  <semantics>
    <mrow>
      <mrow>
        <mi>g</mi>
        <mo stretchy="false">=</mo>
        <msqrt>
          <mrow>
            <mrow>
              <msup>
                <mfenced open="(" close=")">
                  <mrow>
                    <mfrac>
                      <mrow>
                        <mi>a</mi>
                      </mrow>
                      <mrow>
                        <mn>2</mn>
                      </mrow>
                    </mfrac>
                  </mrow>
                </mfenced>
                <mn>2</mn>
              </msup>
              <mo stretchy="false">+</mo>
              <msubsup>
                <mi>h</mi>
                <mrow>
                  <mi>a</mi>
                </mrow>
                <mrow>
                  <mn>2</mn>
                </mrow>
              </msubsup>
            </mrow>
          </mrow>
        </msqrt>
      </mrow>
    </mrow>
    <annotation encoding="StarMath 5.0">g = sqrt{left ({a} over {2}right )^2 + h_{a}^{2}}</annotation>
  </semantics>
</math>
</file>

<file path=Object 12/content.xml><?xml version="1.0" encoding="utf-8"?>
<math xmlns="http://www.w3.org/1998/Math/MathML">
  <semantics>
    <mrow>
      <mi>sin</mi>
      <mrow>
        <mo stretchy="false">β</mo>
        <mo stretchy="false">=</mo>
        <mrow>
          <mfrac>
            <msub>
              <mi>h</mi>
              <mrow>
                <mi>a</mi>
              </mrow>
            </msub>
            <mi>g</mi>
          </mfrac>
        </mrow>
      </mrow>
    </mrow>
    <annotation encoding="StarMath 5.0">sin %beta = {h_{a} over g}</annotation>
  </semantics>
</math>
</file>

<file path=Object 14/content.xml><?xml version="1.0" encoding="utf-8"?>
<math xmlns="http://www.w3.org/1998/Math/MathML">
  <semantics>
    <mrow>
      <mi>sin</mi>
      <mrow>
        <mo stretchy="false">ω</mo>
        <mo stretchy="false">=</mo>
        <mrow>
          <mfrac>
            <mfrac>
              <mi>d</mi>
              <mn>2</mn>
            </mfrac>
            <msub>
              <mi>h</mi>
              <mrow>
                <mi>g</mi>
              </mrow>
            </msub>
          </mfrac>
        </mrow>
      </mrow>
    </mrow>
    <annotation encoding="StarMath 5.0">sin %omega = {d over 2 over h_{g}}</annotation>
  </semantics>
</math>
</file>

<file path=Object 15/content.xml><?xml version="1.0" encoding="utf-8"?>
<math xmlns="http://www.w3.org/1998/Math/MathML">
  <mrow/>
</math>
</file>

<file path=Object 2/content.xml><?xml version="1.0" encoding="utf-8"?>
<math xmlns="http://www.w3.org/1998/Math/MathML">
  <semantics>
    <mrow>
      <mi>sin</mi>
      <mrow>
        <mo stretchy="false">α</mo>
        <mo stretchy="false">=</mo>
        <mfrac>
          <mrow>
            <mi>h</mi>
          </mrow>
          <mrow>
            <msub>
              <mi>h</mi>
              <mrow>
                <mi>a</mi>
              </mrow>
            </msub>
          </mrow>
        </mfrac>
      </mrow>
    </mrow>
    <annotation encoding="StarMath 5.0">sin %alpha = {h} over {h_{a}}</annotation>
  </semantics>
</math>
</file>

<file path=Object 4/content.xml><?xml version="1.0" encoding="utf-8"?>
<math xmlns="http://www.w3.org/1998/Math/MathML">
  <semantics>
    <mrow>
      <mrow>
        <msub>
          <mi>h</mi>
          <mrow>
            <mi>a</mi>
          </mrow>
        </msub>
        <mo stretchy="false">=</mo>
        <msqrt>
          <mrow>
            <mrow>
              <msup>
                <mfenced open="(" close=")">
                  <mrow>
                    <mfrac>
                      <mrow>
                        <mi>a</mi>
                      </mrow>
                      <mrow>
                        <mn>2</mn>
                      </mrow>
                    </mfrac>
                  </mrow>
                </mfenced>
                <mn>2</mn>
              </msup>
              <mo stretchy="false">+</mo>
              <msup>
                <mi>h</mi>
                <mrow>
                  <mn>2</mn>
                </mrow>
              </msup>
            </mrow>
          </mrow>
        </msqrt>
      </mrow>
    </mrow>
    <annotation encoding="StarMath 5.0">h_{a} = sqrt{left ({a} over {2}right )^2 + h^{2}}</annotation>
  </semantics>
</math>
</file>

<file path=Object 5/content.xml><?xml version="1.0" encoding="utf-8"?>
<math xmlns="http://www.w3.org/1998/Math/MathML">
  <semantics>
    <mrow>
      <mi>sin</mi>
      <mrow>
        <mo stretchy="false">α</mo>
        <mo stretchy="false">=</mo>
        <mfrac>
          <mrow>
            <mi>h</mi>
          </mrow>
          <mrow>
            <msub>
              <mi>h</mi>
              <mrow>
                <mi>a</mi>
              </mrow>
            </msub>
          </mrow>
        </mfrac>
      </mrow>
    </mrow>
    <annotation encoding="StarMath 5.0">sin %alpha = {h} over {h_{a}}</annotation>
  </semantics>
</math>
</file>

<file path=Object 6/content.xml><?xml version="1.0" encoding="utf-8"?>
<math xmlns="http://www.w3.org/1998/Math/MathML">
  <semantics>
    <mrow>
      <mrow>
        <msub>
          <mi>h</mi>
          <mrow>
            <mi>a</mi>
          </mrow>
        </msub>
        <mo stretchy="false">=</mo>
        <msqrt>
          <mrow>
            <mrow>
              <msup>
                <mfenced open="(" close=")">
                  <mrow>
                    <mfrac>
                      <mrow>
                        <mi>a</mi>
                      </mrow>
                      <mrow>
                        <mn>2</mn>
                      </mrow>
                    </mfrac>
                  </mrow>
                </mfenced>
                <mn>2</mn>
              </msup>
              <mo stretchy="false">+</mo>
              <msup>
                <mi>h</mi>
                <mrow>
                  <mn>2</mn>
                </mrow>
              </msup>
            </mrow>
          </mrow>
        </msqrt>
      </mrow>
    </mrow>
    <annotation encoding="StarMath 5.0">h_{a} = sqrt{left ({a} over {2}right )^2 + h^{2}}</annotation>
  </semantics>
</math>
</file>

<file path=Object 7/content.xml><?xml version="1.0" encoding="utf-8"?>
<math xmlns="http://www.w3.org/1998/Math/MathML">
  <semantics>
    <mrow>
      <mi>sin</mi>
      <mrow>
        <mo stretchy="false">β</mo>
        <mo stretchy="false">=</mo>
        <mrow>
          <mfrac>
            <msub>
              <mi>h</mi>
              <mrow>
                <mi>a</mi>
              </mrow>
            </msub>
            <mi>g</mi>
          </mfrac>
        </mrow>
      </mrow>
    </mrow>
    <annotation encoding="StarMath 5.0">sin %beta = {h_{a} over g}</annotation>
  </semantics>
</math>
</file>

<file path=Object 8/content.xml><?xml version="1.0" encoding="utf-8"?>
<math xmlns="http://www.w3.org/1998/Math/MathML">
  <semantics>
    <mrow>
      <mrow>
        <msub>
          <mi>h</mi>
          <mrow>
            <mi>g</mi>
          </mrow>
        </msub>
        <mo stretchy="false">=</mo>
        <mrow>
          <mi>a</mi>
          <mo stretchy="false">∗</mo>
          <mi>sin</mi>
        </mrow>
      </mrow>
      <mo stretchy="false">β</mo>
    </mrow>
    <annotation encoding="StarMath 5.0">h_{g} = a * sin %beta</annotation>
  </semantics>
</math>
</file>

<file path=Object 9/content.xml><?xml version="1.0" encoding="utf-8"?>
<math xmlns="http://www.w3.org/1998/Math/MathML">
  <semantics>
    <mrow>
      <mrow>
        <msub>
          <mi>h</mi>
          <mrow>
            <mi>g</mi>
          </mrow>
        </msub>
        <mo stretchy="false">=</mo>
        <mrow>
          <mi>a</mi>
          <mo stretchy="false">∗</mo>
          <mi>sin</mi>
        </mrow>
      </mrow>
      <mo stretchy="false">β</mo>
    </mrow>
    <annotation encoding="StarMath 5.0">h_{g} = a * sin %beta</annotation>
  </semantics>
</math>
</file>